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28">
            <text:p>28.11.17</text:p>
          </table:table-cell>
          <table:table-cell table:style-name="ce3" table:number-columns-repeated="295"/>
        </table:table-row>
        <table:table-row table:style-name="ro1">
          <table:table-cell office:value-type="string">
            <text:p>Ranked Games:</text:p>
          </table:table-cell>
          <table:table-cell office:value-type="float" office:value="6130">
            <text:p>6130</text:p>
          </table:table-cell>
          <table:table-cell table:number-columns-repeated="295"/>
        </table:table-row>
        <table:table-row table:style-name="ro1">
          <table:table-cell office:value-type="string">
            <text:p>Custom Games: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49052">
            <text:p>49052</text:p>
          </table:table-cell>
          <table:table-cell table:number-columns-repeated="295"/>
        </table:table-row>
        <table:table-row table:style-name="ro1">
          <table:table-cell office:value-type="string">
            <text:p>Avg Gametime:</text:p>
          </table:table-cell>
          <table:table-cell office:value-type="float" office:value="25.0899782490483">
            <text:p>25,089978249</text:p>
          </table:table-cell>
          <table:table-cell table:number-columns-repeated="295"/>
        </table:table-row>
        <table:table-row table:style-name="ro1">
          <table:table-cell office:value-type="string">
            <text:p>Avg Level:</text:p>
          </table:table-cell>
          <table:table-cell office:value-type="float" office:value="14.6797716150082">
            <text:p>14,679771615</text:p>
          </table:table-cell>
          <table:table-cell table:number-columns-repeated="295"/>
        </table:table-row>
        <table:table-row table:style-name="ro1">
          <table:table-cell office:value-type="string">
            <text:p>Wins East:</text:p>
          </table:table-cell>
          <table:table-cell office:value-type="float" office:value="2906">
            <text:p>2906</text:p>
          </table:table-cell>
          <table:table-cell table:number-columns-repeated="295"/>
        </table:table-row>
        <table:table-row table:style-name="ro1">
          <table:table-cell office:value-type="string">
            <text:p>Wins West:</text:p>
          </table:table-cell>
          <table:table-cell office:value-type="float" office:value="3224">
            <text:p>3224</text:p>
          </table:table-cell>
          <table:table-cell table:number-columns-repeated="295"/>
        </table:table-row>
        <table:table-row table:style-name="ro1">
          <table:table-cell office:value-type="string">
            <text:p>Element picks:</text:p>
          </table:table-cell>
          <table:table-cell office:value-type="float" office:value="5714">
            <text:p>5714</text:p>
          </table:table-cell>
          <table:table-cell table:number-columns-repeated="295"/>
        </table:table-row>
        <table:table-row table:style-name="ro1">
          <table:table-cell office:value-type="string">
            <text:p>Grove picks:</text:p>
          </table:table-cell>
          <table:table-cell office:value-type="float" office:value="7106">
            <text:p>7106</text:p>
          </table:table-cell>
          <table:table-cell table:number-columns-repeated="295"/>
        </table:table-row>
        <table:table-row table:style-name="ro1">
          <table:table-cell office:value-type="string">
            <text:p>Mech picks:</text:p>
          </table:table-cell>
          <table:table-cell office:value-type="float" office:value="7188">
            <text:p>7188</text:p>
          </table:table-cell>
          <table:table-cell table:number-columns-repeated="295"/>
        </table:table-row>
        <table:table-row table:style-name="ro1">
          <table:table-cell office:value-type="string">
            <text:p>Forsaken picks:</text:p>
          </table:table-cell>
          <table:table-cell office:value-type="float" office:value="9114">
            <text:p>9114</text:p>
          </table:table-cell>
          <table:table-cell table:number-columns-repeated="295"/>
        </table:table-row>
        <table:table-row table:style-name="ro1">
          <table:table-cell office:value-type="string">
            <text:p>Mastermind picks:</text:p>
          </table:table-cell>
          <table:table-cell office:value-type="float" office:value="19930">
            <text:p>19930</text:p>
          </table:table-cell>
          <table:table-cell table:number-columns-repeated="295"/>
        </table:table-row>
        <table:table-row table:style-name="ro1">
          <table:table-cell office:value-type="string">
            <text:p>Element wins:</text:p>
          </table:table-cell>
          <table:table-cell office:value-type="float" office:value="2760">
            <text:p>2760</text:p>
          </table:table-cell>
          <table:table-cell table:number-columns-repeated="295"/>
        </table:table-row>
        <table:table-row table:style-name="ro1">
          <table:table-cell office:value-type="string">
            <text:p>Grove wins:</text:p>
          </table:table-cell>
          <table:table-cell office:value-type="float" office:value="3740">
            <text:p>3740</text:p>
          </table:table-cell>
          <table:table-cell table:number-columns-repeated="295"/>
        </table:table-row>
        <table:table-row table:style-name="ro1">
          <table:table-cell office:value-type="string">
            <text:p>Mech wins:</text:p>
          </table:table-cell>
          <table:table-cell office:value-type="float" office:value="3532">
            <text:p>3532</text:p>
          </table:table-cell>
          <table:table-cell table:number-columns-repeated="295"/>
        </table:table-row>
        <table:table-row table:style-name="ro1">
          <table:table-cell office:value-type="string">
            <text:p>Forsaken wins:</text:p>
          </table:table-cell>
          <table:table-cell office:value-type="float" office:value="4449">
            <text:p>4449</text:p>
          </table:table-cell>
          <table:table-cell table:number-columns-repeated="295"/>
        </table:table-row>
        <table:table-row table:style-name="ro1">
          <table:table-cell office:value-type="string">
            <text:p>Mastermind wins:</text:p>
          </table:table-cell>
          <table:table-cell office:value-type="float" office:value="10045">
            <text:p>10045</text:p>
          </table:table-cell>
          <table:table-cell table:number-columns-repeated="295"/>
        </table:table-row>
        <table:table-row table:style-name="ro1">
          <table:table-cell office:value-type="string">
            <text:p>Games ended on 1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Games ended on 2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1">
          <table:table-cell office:value-type="string">
            <text:p>Games ended on 3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1">
          <table:table-cell office:value-type="string">
            <text:p>Games ended on 4: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1">
          <table:table-cell office:value-type="string">
            <text:p>Games ended on 5:</text:p>
          </table:table-cell>
          <table:table-cell office:value-type="float" office:value="53">
            <text:p>53</text:p>
          </table:table-cell>
          <table:table-cell table:number-columns-repeated="295"/>
        </table:table-row>
        <table:table-row table:style-name="ro1">
          <table:table-cell office:value-type="string">
            <text:p>Games ended on 6:</text:p>
          </table:table-cell>
          <table:table-cell office:value-type="float" office:value="33">
            <text:p>33</text:p>
          </table:table-cell>
          <table:table-cell table:number-columns-repeated="295"/>
        </table:table-row>
        <table:table-row table:style-name="ro1">
          <table:table-cell office:value-type="string">
            <text:p>Games ended on 7: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 office:value-type="string">
            <text:p>Games ended on 8:</text:p>
          </table:table-cell>
          <table:table-cell office:value-type="float" office:value="47">
            <text:p>47</text:p>
          </table:table-cell>
          <table:table-cell table:number-columns-repeated="295"/>
        </table:table-row>
        <table:table-row table:style-name="ro1">
          <table:table-cell office:value-type="string">
            <text:p>Games ended on 9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office:value-type="string">
            <text:p>Games ended on 10:</text:p>
          </table:table-cell>
          <table:table-cell office:value-type="float" office:value="40">
            <text:p>40</text:p>
          </table:table-cell>
          <table:table-cell table:number-columns-repeated="295"/>
        </table:table-row>
        <table:table-row table:style-name="ro1">
          <table:table-cell office:value-type="string">
            <text:p>Games ended on 11:</text:p>
          </table:table-cell>
          <table:table-cell office:value-type="float" office:value="44">
            <text:p>44</text:p>
          </table:table-cell>
          <table:table-cell table:number-columns-repeated="295"/>
        </table:table-row>
        <table:table-row table:style-name="ro1">
          <table:table-cell office:value-type="string">
            <text:p>Games ended on 12</text:p>
          </table:table-cell>
          <table:table-cell office:value-type="float" office:value="103">
            <text:p>103</text:p>
          </table:table-cell>
          <table:table-cell table:number-columns-repeated="295"/>
        </table:table-row>
        <table:table-row table:style-name="ro1">
          <table:table-cell office:value-type="string">
            <text:p>Games ended on 13:</text:p>
          </table:table-cell>
          <table:table-cell office:value-type="float" office:value="292">
            <text:p>292</text:p>
          </table:table-cell>
          <table:table-cell table:number-columns-repeated="295"/>
        </table:table-row>
        <table:table-row table:style-name="ro1">
          <table:table-cell office:value-type="string">
            <text:p>Games ended on 14:</text:p>
          </table:table-cell>
          <table:table-cell office:value-type="float" office:value="2928">
            <text:p>2928</text:p>
          </table:table-cell>
          <table:table-cell table:number-columns-repeated="295"/>
        </table:table-row>
        <table:table-row table:style-name="ro1">
          <table:table-cell office:value-type="string">
            <text:p>Games ended on 15:</text:p>
          </table:table-cell>
          <table:table-cell office:value-type="float" office:value="862">
            <text:p>862</text:p>
          </table:table-cell>
          <table:table-cell table:number-columns-repeated="295"/>
        </table:table-row>
        <table:table-row table:style-name="ro1">
          <table:table-cell office:value-type="string">
            <text:p>Games ended on 16:</text:p>
          </table:table-cell>
          <table:table-cell office:value-type="float" office:value="449">
            <text:p>449</text:p>
          </table:table-cell>
          <table:table-cell table:number-columns-repeated="295"/>
        </table:table-row>
        <table:table-row table:style-name="ro1">
          <table:table-cell office:value-type="string">
            <text:p>Games ended on 17:</text:p>
          </table:table-cell>
          <table:table-cell office:value-type="float" office:value="491">
            <text:p>491</text:p>
          </table:table-cell>
          <table:table-cell table:number-columns-repeated="295"/>
        </table:table-row>
        <table:table-row table:style-name="ro1">
          <table:table-cell office:value-type="string">
            <text:p>Games ended on 18:</text:p>
          </table:table-cell>
          <table:table-cell office:value-type="float" office:value="423">
            <text:p>423</text:p>
          </table:table-cell>
          <table:table-cell table:number-columns-repeated="295"/>
        </table:table-row>
        <table:table-row table:style-name="ro1">
          <table:table-cell office:value-type="string">
            <text:p>Games ended on 19:</text:p>
          </table:table-cell>
          <table:table-cell office:value-type="float" office:value="302">
            <text:p>302</text:p>
          </table:table-cell>
          <table:table-cell table:number-columns-repeated="295"/>
        </table:table-row>
        <table:table-row table:style-name="ro1">
          <table:table-cell office:value-type="string">
            <text:p>Games ended on 20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Games ended on 21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1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Element workers lvl 3</text:p>
          </table:table-cell>
          <table:table-cell office:value-type="float" office:value="2.58333333333333">
            <text:p>2,5833333333</text:p>
          </table:table-cell>
          <table:table-cell table:number-columns-repeated="295"/>
        </table:table-row>
        <table:table-row table:style-name="ro1">
          <table:table-cell office:value-type="string">
            <text:p>Element workers lvl 4</text:p>
          </table:table-cell>
          <table:table-cell office:value-type="float" office:value="2.75">
            <text:p>2,75</text:p>
          </table:table-cell>
          <table:table-cell table:number-columns-repeated="295"/>
        </table:table-row>
        <table:table-row table:style-name="ro1">
          <table:table-cell office:value-type="string">
            <text:p>Element workers lvl 5</text:p>
          </table:table-cell>
          <table:table-cell office:value-type="float" office:value="3.13725490196078">
            <text:p>3,137254902</text:p>
          </table:table-cell>
          <table:table-cell table:number-columns-repeated="295"/>
        </table:table-row>
        <table:table-row table:style-name="ro1">
          <table:table-cell office:value-type="string">
            <text:p>Element workers lvl 6</text:p>
          </table:table-cell>
          <table:table-cell office:value-type="float" office:value="3.34615384615385">
            <text:p>3,3461538462</text:p>
          </table:table-cell>
          <table:table-cell table:number-columns-repeated="295"/>
        </table:table-row>
        <table:table-row table:style-name="ro1">
          <table:table-cell office:value-type="string">
            <text:p>Element workers lvl 7</text:p>
          </table:table-cell>
          <table:table-cell office:value-type="float" office:value="4.36842105263158">
            <text:p>4,3684210526</text:p>
          </table:table-cell>
          <table:table-cell table:number-columns-repeated="295"/>
        </table:table-row>
        <table:table-row table:style-name="ro1">
          <table:table-cell office:value-type="string">
            <text:p>Element workers lvl 8</text:p>
          </table:table-cell>
          <table:table-cell office:value-type="float" office:value="4.42105263157895">
            <text:p>4,4210526316</text:p>
          </table:table-cell>
          <table:table-cell table:number-columns-repeated="295"/>
        </table:table-row>
        <table:table-row table:style-name="ro1">
          <table:table-cell office:value-type="string">
            <text:p>Element workers lvl 9</text:p>
          </table:table-cell>
          <table:table-cell office:value-type="float" office:value="6.88888888888889">
            <text:p>6,8888888889</text:p>
          </table:table-cell>
          <table:table-cell table:number-columns-repeated="295"/>
        </table:table-row>
        <table:table-row table:style-name="ro1">
          <table:table-cell office:value-type="string">
            <text:p>Element workers lvl 10</text:p>
          </table:table-cell>
          <table:table-cell office:value-type="float" office:value="5.5609756097561">
            <text:p>5,560975609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1</text:p>
          </table:table-cell>
          <table:table-cell office:value-type="float" office:value="7.12765957446809">
            <text:p>7,127659574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2</text:p>
          </table:table-cell>
          <table:table-cell office:value-type="float" office:value="7.55208333333333">
            <text:p>7,552083333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3</text:p>
          </table:table-cell>
          <table:table-cell office:value-type="float" office:value="7.73591549295775">
            <text:p>7,735915493</text:p>
          </table:table-cell>
          <table:table-cell table:number-columns-repeated="295"/>
        </table:table-row>
        <table:table-row table:style-name="ro1">
          <table:table-cell office:value-type="string">
            <text:p>Element workers lvl 14</text:p>
          </table:table-cell>
          <table:table-cell office:value-type="float" office:value="7.48771543821049">
            <text:p>7,4877154382</text:p>
          </table:table-cell>
          <table:table-cell table:number-columns-repeated="295"/>
        </table:table-row>
        <table:table-row table:style-name="ro1">
          <table:table-cell office:value-type="string">
            <text:p>Element workers lvl 15</text:p>
          </table:table-cell>
          <table:table-cell office:value-type="float" office:value="7.93017127799737">
            <text:p>7,93017127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6</text:p>
          </table:table-cell>
          <table:table-cell office:value-type="float" office:value="10.2650334075724">
            <text:p>10,2650334076</text:p>
          </table:table-cell>
          <table:table-cell table:number-columns-repeated="295"/>
        </table:table-row>
        <table:table-row table:style-name="ro1">
          <table:table-cell office:value-type="string">
            <text:p>Element workers lvl 17</text:p>
          </table:table-cell>
          <table:table-cell office:value-type="float" office:value="11.78125">
            <text:p>11,78125</text:p>
          </table:table-cell>
          <table:table-cell table:number-columns-repeated="295"/>
        </table:table-row>
        <table:table-row table:style-name="ro1">
          <table:table-cell office:value-type="string">
            <text:p>Element workers lvl 18</text:p>
          </table:table-cell>
          <table:table-cell office:value-type="float" office:value="13.7905236907731">
            <text:p>13,7905236908</text:p>
          </table:table-cell>
          <table:table-cell table:number-columns-repeated="295"/>
        </table:table-row>
        <table:table-row table:style-name="ro1">
          <table:table-cell office:value-type="string">
            <text:p>Element workers lvl 19</text:p>
          </table:table-cell>
          <table:table-cell office:value-type="float" office:value="14.6343612334802">
            <text:p>14,6343612335</text:p>
          </table:table-cell>
          <table:table-cell table:number-columns-repeated="295"/>
        </table:table-row>
        <table:table-row table:style-name="ro1">
          <table:table-cell office:value-type="string">
            <text:p>Element workers lvl 20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Element income lvl 3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1">
          <table:table-cell office:value-type="string">
            <text:p>Element income lvl 4</text:p>
          </table:table-cell>
          <table:table-cell office:value-type="float" office:value="34.75">
            <text:p>34,75</text:p>
          </table:table-cell>
          <table:table-cell table:number-columns-repeated="295"/>
        </table:table-row>
        <table:table-row table:style-name="ro1">
          <table:table-cell office:value-type="string">
            <text:p>Element income lvl 5</text:p>
          </table:table-cell>
          <table:table-cell office:value-type="float" office:value="38.4705882352941">
            <text:p>38,4705882353</text:p>
          </table:table-cell>
          <table:table-cell table:number-columns-repeated="295"/>
        </table:table-row>
        <table:table-row table:style-name="ro1">
          <table:table-cell office:value-type="string">
            <text:p>Element income lvl 6</text:p>
          </table:table-cell>
          <table:table-cell office:value-type="float" office:value="49.2307692307692">
            <text:p>49,2307692308</text:p>
          </table:table-cell>
          <table:table-cell table:number-columns-repeated="295"/>
        </table:table-row>
        <table:table-row table:style-name="ro1">
          <table:table-cell office:value-type="string">
            <text:p>Element income lvl 7</text:p>
          </table:table-cell>
          <table:table-cell office:value-type="float" office:value="70.0526315789474">
            <text:p>70,0526315789</text:p>
          </table:table-cell>
          <table:table-cell table:number-columns-repeated="295"/>
        </table:table-row>
        <table:table-row table:style-name="ro1">
          <table:table-cell office:value-type="string">
            <text:p>Element income lvl 8</text:p>
          </table:table-cell>
          <table:table-cell office:value-type="float" office:value="89.1315789473684">
            <text:p>89,1315789474</text:p>
          </table:table-cell>
          <table:table-cell table:number-columns-repeated="295"/>
        </table:table-row>
        <table:table-row table:style-name="ro1">
          <table:table-cell office:value-type="string">
            <text:p>Element income lvl 9</text:p>
          </table:table-cell>
          <table:table-cell office:value-type="float" office:value="137.222222222222">
            <text:p>137,2222222222</text:p>
          </table:table-cell>
          <table:table-cell table:number-columns-repeated="295"/>
        </table:table-row>
        <table:table-row table:style-name="ro1">
          <table:table-cell office:value-type="string">
            <text:p>Element income lvl 10</text:p>
          </table:table-cell>
          <table:table-cell office:value-type="float" office:value="124.536585365854">
            <text:p>124,5365853659</text:p>
          </table:table-cell>
          <table:table-cell table:number-columns-repeated="295"/>
        </table:table-row>
        <table:table-row table:style-name="ro1">
          <table:table-cell office:value-type="string">
            <text:p>Element income lvl 11</text:p>
          </table:table-cell>
          <table:table-cell office:value-type="float" office:value="156.255319148936">
            <text:p>156,2553191489</text:p>
          </table:table-cell>
          <table:table-cell table:number-columns-repeated="295"/>
        </table:table-row>
        <table:table-row table:style-name="ro1">
          <table:table-cell office:value-type="string">
            <text:p>Element income lvl 12</text:p>
          </table:table-cell>
          <table:table-cell office:value-type="float" office:value="180.385416666667">
            <text:p>180,3854166667</text:p>
          </table:table-cell>
          <table:table-cell table:number-columns-repeated="295"/>
        </table:table-row>
        <table:table-row table:style-name="ro1">
          <table:table-cell office:value-type="string">
            <text:p>Element income lvl 13</text:p>
          </table:table-cell>
          <table:table-cell office:value-type="float" office:value="202.897887323944">
            <text:p>202,8978873239</text:p>
          </table:table-cell>
          <table:table-cell table:number-columns-repeated="295"/>
        </table:table-row>
        <table:table-row table:style-name="ro1">
          <table:table-cell office:value-type="string">
            <text:p>Element income lvl 14</text:p>
          </table:table-cell>
          <table:table-cell office:value-type="float" office:value="220.115144847818">
            <text:p>220,1151448478</text:p>
          </table:table-cell>
          <table:table-cell table:number-columns-repeated="295"/>
        </table:table-row>
        <table:table-row table:style-name="ro1">
          <table:table-cell office:value-type="string">
            <text:p>Element income lvl 15</text:p>
          </table:table-cell>
          <table:table-cell office:value-type="float" office:value="255.447957839262">
            <text:p>255,4479578393</text:p>
          </table:table-cell>
          <table:table-cell table:number-columns-repeated="295"/>
        </table:table-row>
        <table:table-row table:style-name="ro1">
          <table:table-cell office:value-type="string">
            <text:p>Element income lvl 16</text:p>
          </table:table-cell>
          <table:table-cell office:value-type="float" office:value="295.086859688196">
            <text:p>295,0868596882</text:p>
          </table:table-cell>
          <table:table-cell table:number-columns-repeated="295"/>
        </table:table-row>
        <table:table-row table:style-name="ro1">
          <table:table-cell office:value-type="string">
            <text:p>Element income lvl 17</text:p>
          </table:table-cell>
          <table:table-cell office:value-type="float" office:value="338.45703125">
            <text:p>338,45703125</text:p>
          </table:table-cell>
          <table:table-cell table:number-columns-repeated="295"/>
        </table:table-row>
        <table:table-row table:style-name="ro1">
          <table:table-cell office:value-type="string">
            <text:p>Element income lvl 18</text:p>
          </table:table-cell>
          <table:table-cell office:value-type="float" office:value="414.588528678304">
            <text:p>414,5885286783</text:p>
          </table:table-cell>
          <table:table-cell table:number-columns-repeated="295"/>
        </table:table-row>
        <table:table-row table:style-name="ro1">
          <table:table-cell office:value-type="string">
            <text:p>Element income lvl 19</text:p>
          </table:table-cell>
          <table:table-cell office:value-type="float" office:value="479.303964757709">
            <text:p>479,3039647577</text:p>
          </table:table-cell>
          <table:table-cell table:number-columns-repeated="295"/>
        </table:table-row>
        <table:table-row table:style-name="ro1">
          <table:table-cell office:value-type="string">
            <text:p>Element income lvl 20</text:p>
          </table:table-cell>
          <table:table-cell office:value-type="float" office:value="513">
            <text:p>513</text:p>
          </table:table-cell>
          <table:table-cell table:number-columns-repeated="295"/>
        </table:table-row>
        <table:table-row table:style-name="ro1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value lvl 2</text:p>
          </table:table-cell>
          <table:table-cell office:value-type="float" office:value="230">
            <text:p>230</text:p>
          </table:table-cell>
          <table:table-cell table:number-columns-repeated="295"/>
        </table:table-row>
        <table:table-row table:style-name="ro1">
          <table:table-cell office:value-type="string">
            <text:p>Element value lvl 3</text:p>
          </table:table-cell>
          <table:table-cell office:value-type="float" office:value="227.083333333333">
            <text:p>227,0833333333</text:p>
          </table:table-cell>
          <table:table-cell table:number-columns-repeated="295"/>
        </table:table-row>
        <table:table-row table:style-name="ro1">
          <table:table-cell office:value-type="string">
            <text:p>Element value lvl 4</text:p>
          </table:table-cell>
          <table:table-cell office:value-type="float" office:value="347.916666666667">
            <text:p>347,9166666667</text:p>
          </table:table-cell>
          <table:table-cell table:number-columns-repeated="295"/>
        </table:table-row>
        <table:table-row table:style-name="ro1">
          <table:table-cell office:value-type="string">
            <text:p>Element value lvl 5</text:p>
          </table:table-cell>
          <table:table-cell office:value-type="float" office:value="477.745098039216">
            <text:p>477,7450980392</text:p>
          </table:table-cell>
          <table:table-cell table:number-columns-repeated="295"/>
        </table:table-row>
        <table:table-row table:style-name="ro1">
          <table:table-cell office:value-type="string">
            <text:p>Element value lvl 6</text:p>
          </table:table-cell>
          <table:table-cell office:value-type="float" office:value="605.384615384615">
            <text:p>605,3846153846</text:p>
          </table:table-cell>
          <table:table-cell table:number-columns-repeated="295"/>
        </table:table-row>
        <table:table-row table:style-name="ro1">
          <table:table-cell office:value-type="string">
            <text:p>Element value lvl 7</text:p>
          </table:table-cell>
          <table:table-cell office:value-type="float" office:value="747.894736842105">
            <text:p>747,8947368421</text:p>
          </table:table-cell>
          <table:table-cell table:number-columns-repeated="295"/>
        </table:table-row>
        <table:table-row table:style-name="ro1">
          <table:table-cell office:value-type="string">
            <text:p>Element value lvl 8</text:p>
          </table:table-cell>
          <table:table-cell office:value-type="float" office:value="846.447368421053">
            <text:p>846,4473684211</text:p>
          </table:table-cell>
          <table:table-cell table:number-columns-repeated="295"/>
        </table:table-row>
        <table:table-row table:style-name="ro1">
          <table:table-cell office:value-type="string">
            <text:p>Element value lvl 9</text:p>
          </table:table-cell>
          <table:table-cell office:value-type="float" office:value="747.222222222222">
            <text:p>747,2222222222</text:p>
          </table:table-cell>
          <table:table-cell table:number-columns-repeated="295"/>
        </table:table-row>
        <table:table-row table:style-name="ro1">
          <table:table-cell office:value-type="string">
            <text:p>Element value lvl 10</text:p>
          </table:table-cell>
          <table:table-cell office:value-type="float" office:value="1237.92682926829">
            <text:p>1237,9268292683</text:p>
          </table:table-cell>
          <table:table-cell table:number-columns-repeated="295"/>
        </table:table-row>
        <table:table-row table:style-name="ro1">
          <table:table-cell office:value-type="string">
            <text:p>Element value lvl 11</text:p>
          </table:table-cell>
          <table:table-cell office:value-type="float" office:value="1414.78723404255">
            <text:p>1414,7872340426</text:p>
          </table:table-cell>
          <table:table-cell table:number-columns-repeated="295"/>
        </table:table-row>
        <table:table-row table:style-name="ro1">
          <table:table-cell office:value-type="string">
            <text:p>Element value lvl 12</text:p>
          </table:table-cell>
          <table:table-cell office:value-type="float" office:value="1687.5">
            <text:p>1687,5</text:p>
          </table:table-cell>
          <table:table-cell table:number-columns-repeated="295"/>
        </table:table-row>
        <table:table-row table:style-name="ro1">
          <table:table-cell office:value-type="string">
            <text:p>Element value lvl 13</text:p>
          </table:table-cell>
          <table:table-cell office:value-type="float" office:value="1987.67605633803">
            <text:p>1987,676056338</text:p>
          </table:table-cell>
          <table:table-cell table:number-columns-repeated="295"/>
        </table:table-row>
        <table:table-row table:style-name="ro1">
          <table:table-cell office:value-type="string">
            <text:p>Element value lvl 14</text:p>
          </table:table-cell>
          <table:table-cell office:value-type="float" office:value="2326.14044737807">
            <text:p>2326,1404473781</text:p>
          </table:table-cell>
          <table:table-cell table:number-columns-repeated="295"/>
        </table:table-row>
        <table:table-row table:style-name="ro1">
          <table:table-cell office:value-type="string">
            <text:p>Element value lvl 15</text:p>
          </table:table-cell>
          <table:table-cell office:value-type="float" office:value="2761.81818181818">
            <text:p>2761,8181818182</text:p>
          </table:table-cell>
          <table:table-cell table:number-columns-repeated="295"/>
        </table:table-row>
        <table:table-row table:style-name="ro1">
          <table:table-cell office:value-type="string">
            <text:p>Element value lvl 16</text:p>
          </table:table-cell>
          <table:table-cell office:value-type="float" office:value="3175.28953229399">
            <text:p>3175,289532294</text:p>
          </table:table-cell>
          <table:table-cell table:number-columns-repeated="295"/>
        </table:table-row>
        <table:table-row table:style-name="ro1">
          <table:table-cell office:value-type="string">
            <text:p>Element value lvl 17</text:p>
          </table:table-cell>
          <table:table-cell office:value-type="float" office:value="3659.66796875">
            <text:p>3659,66796875</text:p>
          </table:table-cell>
          <table:table-cell table:number-columns-repeated="295"/>
        </table:table-row>
        <table:table-row table:style-name="ro1">
          <table:table-cell office:value-type="string">
            <text:p>Element value lvl 18</text:p>
          </table:table-cell>
          <table:table-cell office:value-type="float" office:value="4276.0349127182">
            <text:p>4276,0349127182</text:p>
          </table:table-cell>
          <table:table-cell table:number-columns-repeated="295"/>
        </table:table-row>
        <table:table-row table:style-name="ro1">
          <table:table-cell office:value-type="string">
            <text:p>Element value lvl 19</text:p>
          </table:table-cell>
          <table:table-cell office:value-type="float" office:value="5025.2422907489">
            <text:p>5025,2422907489</text:p>
          </table:table-cell>
          <table:table-cell table:number-columns-repeated="295"/>
        </table:table-row>
        <table:table-row table:style-name="ro1">
          <table:table-cell office:value-type="string">
            <text:p>Element value lvl 20</text:p>
          </table:table-cell>
          <table:table-cell office:value-type="float" office:value="6398.33333333333">
            <text:p>6398,3333333333</text:p>
          </table:table-cell>
          <table:table-cell table:number-columns-repeated="295"/>
        </table:table-row>
        <table:table-row table:style-name="ro1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kills lvl 2</text:p>
          </table:table-cell>
          <table:table-cell office:value-type="float" office:value="28">
            <text:p>28</text:p>
          </table:table-cell>
          <table:table-cell table:number-columns-repeated="295"/>
        </table:table-row>
        <table:table-row table:style-name="ro1">
          <table:table-cell office:value-type="string">
            <text:p>Element kills lvl 3</text:p>
          </table:table-cell>
          <table:table-cell office:value-type="float" office:value="32.3333333333333">
            <text:p>32,3333333333</text:p>
          </table:table-cell>
          <table:table-cell table:number-columns-repeated="295"/>
        </table:table-row>
        <table:table-row table:style-name="ro1">
          <table:table-cell office:value-type="string">
            <text:p>Element kills lvl 4</text:p>
          </table:table-cell>
          <table:table-cell office:value-type="float" office:value="42.75">
            <text:p>42,75</text:p>
          </table:table-cell>
          <table:table-cell table:number-columns-repeated="295"/>
        </table:table-row>
        <table:table-row table:style-name="ro1">
          <table:table-cell office:value-type="string">
            <text:p>Element kills lvl 5</text:p>
          </table:table-cell>
          <table:table-cell office:value-type="float" office:value="66.5490196078431">
            <text:p>66,5490196078</text:p>
          </table:table-cell>
          <table:table-cell table:number-columns-repeated="295"/>
        </table:table-row>
        <table:table-row table:style-name="ro1">
          <table:table-cell office:value-type="string">
            <text:p>Element kills lvl 6</text:p>
          </table:table-cell>
          <table:table-cell office:value-type="float" office:value="71.1923076923077">
            <text:p>71,1923076923</text:p>
          </table:table-cell>
          <table:table-cell table:number-columns-repeated="295"/>
        </table:table-row>
        <table:table-row table:style-name="ro1">
          <table:table-cell office:value-type="string">
            <text:p>Element kills lvl 7</text:p>
          </table:table-cell>
          <table:table-cell office:value-type="float" office:value="88.4210526315789">
            <text:p>88,4210526316</text:p>
          </table:table-cell>
          <table:table-cell table:number-columns-repeated="295"/>
        </table:table-row>
        <table:table-row table:style-name="ro1">
          <table:table-cell office:value-type="string">
            <text:p>Element kills lvl 8</text:p>
          </table:table-cell>
          <table:table-cell office:value-type="float" office:value="98.1315789473684">
            <text:p>98,1315789474</text:p>
          </table:table-cell>
          <table:table-cell table:number-columns-repeated="295"/>
        </table:table-row>
        <table:table-row table:style-name="ro1">
          <table:table-cell office:value-type="string">
            <text:p>Element kills lvl 9</text:p>
          </table:table-cell>
          <table:table-cell office:value-type="float" office:value="77.1111111111111">
            <text:p>77,1111111111</text:p>
          </table:table-cell>
          <table:table-cell table:number-columns-repeated="295"/>
        </table:table-row>
        <table:table-row table:style-name="ro1">
          <table:table-cell office:value-type="string">
            <text:p>Element kills lvl 10</text:p>
          </table:table-cell>
          <table:table-cell office:value-type="float" office:value="112.80487804878">
            <text:p>112,8048780488</text:p>
          </table:table-cell>
          <table:table-cell table:number-columns-repeated="295"/>
        </table:table-row>
        <table:table-row table:style-name="ro1">
          <table:table-cell office:value-type="string">
            <text:p>Element kills lvl 11</text:p>
          </table:table-cell>
          <table:table-cell office:value-type="float" office:value="128.68085106383">
            <text:p>128,6808510638</text:p>
          </table:table-cell>
          <table:table-cell table:number-columns-repeated="295"/>
        </table:table-row>
        <table:table-row table:style-name="ro1">
          <table:table-cell office:value-type="string">
            <text:p>Element kills lvl 12</text:p>
          </table:table-cell>
          <table:table-cell office:value-type="float" office:value="136.375">
            <text:p>136,375</text:p>
          </table:table-cell>
          <table:table-cell table:number-columns-repeated="295"/>
        </table:table-row>
        <table:table-row table:style-name="ro1">
          <table:table-cell office:value-type="string">
            <text:p>Element kills lvl 13</text:p>
          </table:table-cell>
          <table:table-cell office:value-type="float" office:value="149.471830985915">
            <text:p>149,4718309859</text:p>
          </table:table-cell>
          <table:table-cell table:number-columns-repeated="295"/>
        </table:table-row>
        <table:table-row table:style-name="ro1">
          <table:table-cell office:value-type="string">
            <text:p>Element kills lvl 14</text:p>
          </table:table-cell>
          <table:table-cell office:value-type="float" office:value="156.536486982032">
            <text:p>156,536486982</text:p>
          </table:table-cell>
          <table:table-cell table:number-columns-repeated="295"/>
        </table:table-row>
        <table:table-row table:style-name="ro1">
          <table:table-cell office:value-type="string">
            <text:p>Element kills lvl 15</text:p>
          </table:table-cell>
          <table:table-cell office:value-type="float" office:value="169.308300395257">
            <text:p>169,3083003953</text:p>
          </table:table-cell>
          <table:table-cell table:number-columns-repeated="295"/>
        </table:table-row>
        <table:table-row table:style-name="ro1">
          <table:table-cell office:value-type="string">
            <text:p>Element kills lvl 16</text:p>
          </table:table-cell>
          <table:table-cell office:value-type="float" office:value="181.391982182628">
            <text:p>181,3919821826</text:p>
          </table:table-cell>
          <table:table-cell table:number-columns-repeated="295"/>
        </table:table-row>
        <table:table-row table:style-name="ro1">
          <table:table-cell office:value-type="string">
            <text:p>Element kills lvl 17</text:p>
          </table:table-cell>
          <table:table-cell office:value-type="float" office:value="197.25">
            <text:p>197,25</text:p>
          </table:table-cell>
          <table:table-cell table:number-columns-repeated="295"/>
        </table:table-row>
        <table:table-row table:style-name="ro1">
          <table:table-cell office:value-type="string">
            <text:p>Element kills lvl 18</text:p>
          </table:table-cell>
          <table:table-cell office:value-type="float" office:value="208.476309226933">
            <text:p>208,4763092269</text:p>
          </table:table-cell>
          <table:table-cell table:number-columns-repeated="295"/>
        </table:table-row>
        <table:table-row table:style-name="ro1">
          <table:table-cell office:value-type="string">
            <text:p>Element kills lvl 19</text:p>
          </table:table-cell>
          <table:table-cell office:value-type="float" office:value="221.286343612335">
            <text:p>221,2863436123</text:p>
          </table:table-cell>
          <table:table-cell table:number-columns-repeated="295"/>
        </table:table-row>
        <table:table-row table:style-name="ro1">
          <table:table-cell office:value-type="string">
            <text:p>Element kills lvl 20</text:p>
          </table:table-cell>
          <table:table-cell office:value-type="float" office:value="233">
            <text:p>233</text:p>
          </table:table-cell>
          <table:table-cell table:number-columns-repeated="295"/>
        </table:table-row>
        <table:table-row table:style-name="ro1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Element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Element leaks lvl 3</text:p>
          </table:table-cell>
          <table:table-cell office:value-type="float" office:value="7.08333333333333">
            <text:p>7,0833333333</text:p>
          </table:table-cell>
          <table:table-cell table:number-columns-repeated="295"/>
        </table:table-row>
        <table:table-row table:style-name="ro1">
          <table:table-cell office:value-type="string">
            <text:p>Element leaks lvl 4</text:p>
          </table:table-cell>
          <table:table-cell office:value-type="float" office:value="14.3333333333333">
            <text:p>14,3333333333</text:p>
          </table:table-cell>
          <table:table-cell table:number-columns-repeated="295"/>
        </table:table-row>
        <table:table-row table:style-name="ro1">
          <table:table-cell office:value-type="string">
            <text:p>Element leaks lvl 5</text:p>
          </table:table-cell>
          <table:table-cell office:value-type="float" office:value="5.27450980392157">
            <text:p>5,2745098039</text:p>
          </table:table-cell>
          <table:table-cell table:number-columns-repeated="295"/>
        </table:table-row>
        <table:table-row table:style-name="ro1">
          <table:table-cell office:value-type="string">
            <text:p>Element leaks lvl 6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1">
          <table:table-cell office:value-type="string">
            <text:p>Element leaks lvl 7</text:p>
          </table:table-cell>
          <table:table-cell office:value-type="float" office:value="7.15789473684211">
            <text:p>7,1578947368</text:p>
          </table:table-cell>
          <table:table-cell table:number-columns-repeated="295"/>
        </table:table-row>
        <table:table-row table:style-name="ro1">
          <table:table-cell office:value-type="string">
            <text:p>Element leaks lvl 8</text:p>
          </table:table-cell>
          <table:table-cell office:value-type="float" office:value="7.68421052631579">
            <text:p>7,6842105263</text:p>
          </table:table-cell>
          <table:table-cell table:number-columns-repeated="295"/>
        </table:table-row>
        <table:table-row table:style-name="ro1">
          <table:table-cell office:value-type="string">
            <text:p>Element leaks lvl 9</text:p>
          </table:table-cell>
          <table:table-cell office:value-type="float" office:value="20.5555555555556">
            <text:p>20,5555555556</text:p>
          </table:table-cell>
          <table:table-cell table:number-columns-repeated="295"/>
        </table:table-row>
        <table:table-row table:style-name="ro1">
          <table:table-cell office:value-type="string">
            <text:p>Element leaks lvl 10</text:p>
          </table:table-cell>
          <table:table-cell office:value-type="float" office:value="13.7560975609756">
            <text:p>13,756097561</text:p>
          </table:table-cell>
          <table:table-cell table:number-columns-repeated="295"/>
        </table:table-row>
        <table:table-row table:style-name="ro1">
          <table:table-cell office:value-type="string">
            <text:p>Element leaks lvl 11</text:p>
          </table:table-cell>
          <table:table-cell office:value-type="float" office:value="11.0851063829787">
            <text:p>11,085106383</text:p>
          </table:table-cell>
          <table:table-cell table:number-columns-repeated="295"/>
        </table:table-row>
        <table:table-row table:style-name="ro1">
          <table:table-cell office:value-type="string">
            <text:p>Element leaks lvl 12</text:p>
          </table:table-cell>
          <table:table-cell office:value-type="float" office:value="14.25">
            <text:p>14,25</text:p>
          </table:table-cell>
          <table:table-cell table:number-columns-repeated="295"/>
        </table:table-row>
        <table:table-row table:style-name="ro1">
          <table:table-cell office:value-type="string">
            <text:p>Element leaks lvl 13</text:p>
          </table:table-cell>
          <table:table-cell office:value-type="float" office:value="10.3521126760563">
            <text:p>10,3521126761</text:p>
          </table:table-cell>
          <table:table-cell table:number-columns-repeated="295"/>
        </table:table-row>
        <table:table-row table:style-name="ro1">
          <table:table-cell office:value-type="string">
            <text:p>Element leaks lvl 14</text:p>
          </table:table-cell>
          <table:table-cell office:value-type="float" office:value="14.6952695269527">
            <text:p>14,695269527</text:p>
          </table:table-cell>
          <table:table-cell table:number-columns-repeated="295"/>
        </table:table-row>
        <table:table-row table:style-name="ro1">
          <table:table-cell office:value-type="string">
            <text:p>Element leaks lvl 15</text:p>
          </table:table-cell>
          <table:table-cell office:value-type="float" office:value="14.4044795783926">
            <text:p>14,4044795784</text:p>
          </table:table-cell>
          <table:table-cell table:number-columns-repeated="295"/>
        </table:table-row>
        <table:table-row table:style-name="ro1">
          <table:table-cell office:value-type="string">
            <text:p>Element leaks lvl 16</text:p>
          </table:table-cell>
          <table:table-cell office:value-type="float" office:value="20.2449888641425">
            <text:p>20,2449888641</text:p>
          </table:table-cell>
          <table:table-cell table:number-columns-repeated="295"/>
        </table:table-row>
        <table:table-row table:style-name="ro1">
          <table:table-cell office:value-type="string">
            <text:p>Element leaks lvl 17</text:p>
          </table:table-cell>
          <table:table-cell office:value-type="float" office:value="21.857421875">
            <text:p>21,857421875</text:p>
          </table:table-cell>
          <table:table-cell table:number-columns-repeated="295"/>
        </table:table-row>
        <table:table-row table:style-name="ro1">
          <table:table-cell office:value-type="string">
            <text:p>Element leaks lvl 18</text:p>
          </table:table-cell>
          <table:table-cell office:value-type="float" office:value="24.6134663341646">
            <text:p>24,6134663342</text:p>
          </table:table-cell>
          <table:table-cell table:number-columns-repeated="295"/>
        </table:table-row>
        <table:table-row table:style-name="ro1">
          <table:table-cell office:value-type="string">
            <text:p>Element leaks lvl 19</text:p>
          </table:table-cell>
          <table:table-cell office:value-type="float" office:value="29.3303964757709">
            <text:p>29,3303964758</text:p>
          </table:table-cell>
          <table:table-cell table:number-columns-repeated="295"/>
        </table:table-row>
        <table:table-row table:style-name="ro1">
          <table:table-cell office:value-type="string">
            <text:p>Element leaks lvl 20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3</text:p>
          </table:table-cell>
          <table:table-cell office:value-type="float" office:value="2.22222222222222">
            <text:p>2,222222222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4</text:p>
          </table:table-cell>
          <table:table-cell office:value-type="float" office:value="2.72727272727273">
            <text:p>2,727272727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5</text:p>
          </table:table-cell>
          <table:table-cell office:value-type="float" office:value="3.04878048780488">
            <text:p>3,048780487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6</text:p>
          </table:table-cell>
          <table:table-cell office:value-type="float" office:value="3.51666666666667">
            <text:p>3,51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7</text:p>
          </table:table-cell>
          <table:table-cell office:value-type="float" office:value="4.20512820512821">
            <text:p>4,205128205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8</text:p>
          </table:table-cell>
          <table:table-cell office:value-type="float" office:value="4.01538461538462">
            <text:p>4,015384615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9</text:p>
          </table:table-cell>
          <table:table-cell office:value-type="float" office:value="4.90909090909091">
            <text:p>4,909090909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0</text:p>
          </table:table-cell>
          <table:table-cell office:value-type="float" office:value="5.70833333333333">
            <text:p>5,708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1</text:p>
          </table:table-cell>
          <table:table-cell office:value-type="float" office:value="6.4">
            <text:p>6,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2</text:p>
          </table:table-cell>
          <table:table-cell office:value-type="float" office:value="7.50925925925926">
            <text:p>7,509259259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3</text:p>
          </table:table-cell>
          <table:table-cell office:value-type="float" office:value="7.22916666666667">
            <text:p>7,2291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4</text:p>
          </table:table-cell>
          <table:table-cell office:value-type="float" office:value="7.67350108729419">
            <text:p>7,673501087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5</text:p>
          </table:table-cell>
          <table:table-cell office:value-type="float" office:value="7.92482517482518">
            <text:p>7,924825174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6</text:p>
          </table:table-cell>
          <table:table-cell office:value-type="float" office:value="11.2341772151899">
            <text:p>11,234177215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7</text:p>
          </table:table-cell>
          <table:table-cell office:value-type="float" office:value="12.3180076628353">
            <text:p>12,318007662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8</text:p>
          </table:table-cell>
          <table:table-cell office:value-type="float" office:value="14.3074141048825">
            <text:p>14,307414104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19</text:p>
          </table:table-cell>
          <table:table-cell office:value-type="float" office:value="15.6569920844327">
            <text:p>15,65699208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0</text:p>
          </table:table-cell>
          <table:table-cell office:value-type="float" office:value="13.2">
            <text:p>13,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3</text:p>
          </table:table-cell>
          <table:table-cell office:value-type="float" office:value="17.6666666666667">
            <text:p>17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4</text:p>
          </table:table-cell>
          <table:table-cell office:value-type="float" office:value="23.4545454545455">
            <text:p>23,454545454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5</text:p>
          </table:table-cell>
          <table:table-cell office:value-type="float" office:value="39.4390243902439">
            <text:p>39,439024390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6</text:p>
          </table:table-cell>
          <table:table-cell office:value-type="float" office:value="49.9833333333333">
            <text:p>49,98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7</text:p>
          </table:table-cell>
          <table:table-cell office:value-type="float" office:value="72.8717948717949">
            <text:p>72,87179487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8</text:p>
          </table:table-cell>
          <table:table-cell office:value-type="float" office:value="78.4769230769231">
            <text:p>78,476923076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9</text:p>
          </table:table-cell>
          <table:table-cell office:value-type="float" office:value="104.454545454545">
            <text:p>104,454545454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0</text:p>
          </table:table-cell>
          <table:table-cell office:value-type="float" office:value="121.375">
            <text:p>121,37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1</text:p>
          </table:table-cell>
          <table:table-cell office:value-type="float" office:value="147.483333333333">
            <text:p>147,48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2</text:p>
          </table:table-cell>
          <table:table-cell office:value-type="float" office:value="174.574074074074">
            <text:p>174,574074074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3</text:p>
          </table:table-cell>
          <table:table-cell office:value-type="float" office:value="194.157738095238">
            <text:p>194,157738095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4</text:p>
          </table:table-cell>
          <table:table-cell office:value-type="float" office:value="221.994718856788">
            <text:p>221,994718856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5</text:p>
          </table:table-cell>
          <table:table-cell office:value-type="float" office:value="253.11013986014">
            <text:p>253,110139860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6</text:p>
          </table:table-cell>
          <table:table-cell office:value-type="float" office:value="307.251054852321">
            <text:p>307,251054852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7</text:p>
          </table:table-cell>
          <table:table-cell office:value-type="float" office:value="334.745210727969">
            <text:p>334,74521072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8</text:p>
          </table:table-cell>
          <table:table-cell office:value-type="float" office:value="403.49547920434">
            <text:p>403,495479204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19</text:p>
          </table:table-cell>
          <table:table-cell office:value-type="float" office:value="483.622691292876">
            <text:p>483,62269129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0</text:p>
          </table:table-cell>
          <table:table-cell office:value-type="float" office:value="610">
            <text:p>61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</text:p>
          </table:table-cell>
          <table:table-cell office:value-type="float" office:value="136.666666666667">
            <text:p>136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</text:p>
          </table:table-cell>
          <table:table-cell office:value-type="float" office:value="212.5">
            <text:p>212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3</text:p>
          </table:table-cell>
          <table:table-cell office:value-type="float" office:value="314.444444444444">
            <text:p>314,44444444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4</text:p>
          </table:table-cell>
          <table:table-cell office:value-type="float" office:value="369.545454545455">
            <text:p>369,545454545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5</text:p>
          </table:table-cell>
          <table:table-cell office:value-type="float" office:value="436.341463414634">
            <text:p>436,341463414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6</text:p>
          </table:table-cell>
          <table:table-cell office:value-type="float" office:value="533">
            <text:p>5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7</text:p>
          </table:table-cell>
          <table:table-cell office:value-type="float" office:value="678.974358974359">
            <text:p>678,974358974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8</text:p>
          </table:table-cell>
          <table:table-cell office:value-type="float" office:value="910">
            <text:p>91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9</text:p>
          </table:table-cell>
          <table:table-cell office:value-type="float" office:value="1131.81818181818">
            <text:p>1131,818181818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0</text:p>
          </table:table-cell>
          <table:table-cell office:value-type="float" office:value="1237.29166666667">
            <text:p>1237,291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1</text:p>
          </table:table-cell>
          <table:table-cell office:value-type="float" office:value="1551.66666666667">
            <text:p>1551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2</text:p>
          </table:table-cell>
          <table:table-cell office:value-type="float" office:value="1730.74074074074">
            <text:p>1730,740740740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3</text:p>
          </table:table-cell>
          <table:table-cell office:value-type="float" office:value="2042.44047619048">
            <text:p>2042,440476190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4</text:p>
          </table:table-cell>
          <table:table-cell office:value-type="float" office:value="2379.57129543336">
            <text:p>2379,571295433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5</text:p>
          </table:table-cell>
          <table:table-cell office:value-type="float" office:value="2822.43444055944">
            <text:p>2822,434440559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6</text:p>
          </table:table-cell>
          <table:table-cell office:value-type="float" office:value="3263.39662447257">
            <text:p>3263,396624472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7</text:p>
          </table:table-cell>
          <table:table-cell office:value-type="float" office:value="3747.54789272031">
            <text:p>3747,547892720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8</text:p>
          </table:table-cell>
          <table:table-cell office:value-type="float" office:value="4333.15551537071">
            <text:p>4333,155515370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19</text:p>
          </table:table-cell>
          <table:table-cell office:value-type="float" office:value="5166.75461741425">
            <text:p>5166,754617414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0</text:p>
          </table:table-cell>
          <table:table-cell office:value-type="float" office:value="6801">
            <text:p>6801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</text:p>
          </table:table-cell>
          <table:table-cell office:value-type="float" office:value="8.66666666666667">
            <text:p>8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</text:p>
          </table:table-cell>
          <table:table-cell office:value-type="float" office:value="29">
            <text:p>2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3</text:p>
          </table:table-cell>
          <table:table-cell office:value-type="float" office:value="42.3333333333333">
            <text:p>42,3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4</text:p>
          </table:table-cell>
          <table:table-cell office:value-type="float" office:value="51.7272727272727">
            <text:p>51,727272727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5</text:p>
          </table:table-cell>
          <table:table-cell office:value-type="float" office:value="59.4390243902439">
            <text:p>59,439024390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6</text:p>
          </table:table-cell>
          <table:table-cell office:value-type="float" office:value="70.1333333333333">
            <text:p>70,133333333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7</text:p>
          </table:table-cell>
          <table:table-cell office:value-type="float" office:value="78.5384615384615">
            <text:p>78,538461538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8</text:p>
          </table:table-cell>
          <table:table-cell office:value-type="float" office:value="97.5692307692308">
            <text:p>97,569230769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9</text:p>
          </table:table-cell>
          <table:table-cell office:value-type="float" office:value="111.636363636364">
            <text:p>111,636363636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0</text:p>
          </table:table-cell>
          <table:table-cell office:value-type="float" office:value="109.5">
            <text:p>109,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1</text:p>
          </table:table-cell>
          <table:table-cell office:value-type="float" office:value="126.4">
            <text:p>126,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2</text:p>
          </table:table-cell>
          <table:table-cell office:value-type="float" office:value="136.685185185185">
            <text:p>136,685185185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3</text:p>
          </table:table-cell>
          <table:table-cell office:value-type="float" office:value="145.797619047619">
            <text:p>145,797619047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4</text:p>
          </table:table-cell>
          <table:table-cell office:value-type="float" office:value="159.481515998757">
            <text:p>159,481515998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5</text:p>
          </table:table-cell>
          <table:table-cell office:value-type="float" office:value="168.681818181818">
            <text:p>168,681818181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6</text:p>
          </table:table-cell>
          <table:table-cell office:value-type="float" office:value="187.274261603376">
            <text:p>187,274261603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7</text:p>
          </table:table-cell>
          <table:table-cell office:value-type="float" office:value="203.218390804598">
            <text:p>203,2183908046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8</text:p>
          </table:table-cell>
          <table:table-cell office:value-type="float" office:value="220.077757685353">
            <text:p>220,077757685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19</text:p>
          </table:table-cell>
          <table:table-cell office:value-type="float" office:value="234.282321899736">
            <text:p>234,282321899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0</text:p>
          </table:table-cell>
          <table:table-cell office:value-type="float" office:value="269.8">
            <text:p>269,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3</text:p>
          </table:table-cell>
          <table:table-cell office:value-type="float" office:value="1.66666666666667">
            <text:p>1,6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4</text:p>
          </table:table-cell>
          <table:table-cell office:value-type="float" office:value="10.6363636363636">
            <text:p>10,636363636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5</text:p>
          </table:table-cell>
          <table:table-cell office:value-type="float" office:value="9.5609756097561">
            <text:p>9,5609756098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6</text:p>
          </table:table-cell>
          <table:table-cell office:value-type="float" office:value="5.46666666666667">
            <text:p>5,4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7</text:p>
          </table:table-cell>
          <table:table-cell office:value-type="float" office:value="12.4615384615385">
            <text:p>12,461538461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8</text:p>
          </table:table-cell>
          <table:table-cell office:value-type="float" office:value="10.3076923076923">
            <text:p>10,307692307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9</text:p>
          </table:table-cell>
          <table:table-cell office:value-type="float" office:value="15.7272727272727">
            <text:p>15,727272727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0</text:p>
          </table:table-cell>
          <table:table-cell office:value-type="float" office:value="14.1666666666667">
            <text:p>14,1666666667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1</text:p>
          </table:table-cell>
          <table:table-cell office:value-type="float" office:value="17.3">
            <text:p>17,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2</text:p>
          </table:table-cell>
          <table:table-cell office:value-type="float" office:value="14.3888888888889">
            <text:p>14,388888888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3</text:p>
          </table:table-cell>
          <table:table-cell office:value-type="float" office:value="13.139880952381">
            <text:p>13,139880952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4</text:p>
          </table:table-cell>
          <table:table-cell office:value-type="float" office:value="13.2593973283628">
            <text:p>13,259397328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5</text:p>
          </table:table-cell>
          <table:table-cell office:value-type="float" office:value="16.3662587412587">
            <text:p>16,3662587413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6</text:p>
          </table:table-cell>
          <table:table-cell office:value-type="float" office:value="17.6097046413502">
            <text:p>17,6097046414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7</text:p>
          </table:table-cell>
          <table:table-cell office:value-type="float" office:value="18.6781609195402">
            <text:p>18,678160919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8</text:p>
          </table:table-cell>
          <table:table-cell office:value-type="float" office:value="20.1573236889693">
            <text:p>20,157323689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19</text:p>
          </table:table-cell>
          <table:table-cell office:value-type="float" office:value="25.7994722955145">
            <text:p>25,7994722955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0</text:p>
          </table:table-cell>
          <table:table-cell office:value-type="float" office:value="1.2">
            <text:p>1,2</text:p>
          </table:table-cell>
          <table:table-cell table:number-columns-repeated="295"/>
        </table:table-row>
        <table:table-row table:style-name="ro1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 office:value-type="string">
            <text:p>Mech workers lvl 1</text:p>
          </table:table-cell>
          <table:table-cell office:value-type="float" office:value="1.66666666666667">
            <text:p>1,6666666667</text:p>
          </table:table-cell>
          <table:table-cell table:number-columns-repeated="295"/>
        </table:table-row>
        <table:table-row table:style-name="ro1">
          <table:table-cell office:value-type="string">
            <text:p>Mech workers lvl 2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1">
          <table:table-cell office:value-type="string">
            <text:p>Mech workers lvl 3</text:p>
          </table:table-cell>
          <table:table-cell office:value-type="float" office:value="2.1">
            <text:p>2,1</text:p>
          </table:table-cell>
          <table:table-cell table:number-columns-repeated="295"/>
        </table:table-row>
        <table:table-row table:style-name="ro1">
          <table:table-cell office:value-type="string">
            <text:p>Mech workers lvl 4</text:p>
          </table:table-cell>
          <table:table-cell office:value-type="float" office:value="2.89473684210526">
            <text:p>2,8947368421</text:p>
          </table:table-cell>
          <table:table-cell table:number-columns-repeated="295"/>
        </table:table-row>
        <table:table-row table:style-name="ro1">
          <table:table-cell office:value-type="string">
            <text:p>Mech workers lvl 5</text:p>
          </table:table-cell>
          <table:table-cell office:value-type="float" office:value="3.20547945205479">
            <text:p>3,2054794521</text:p>
          </table:table-cell>
          <table:table-cell table:number-columns-repeated="295"/>
        </table:table-row>
        <table:table-row table:style-name="ro1">
          <table:table-cell office:value-type="string">
            <text:p>Mech workers lvl 6</text:p>
          </table:table-cell>
          <table:table-cell office:value-type="float" office:value="3.58620689655172">
            <text:p>3,5862068966</text:p>
          </table:table-cell>
          <table:table-cell table:number-columns-repeated="295"/>
        </table:table-row>
        <table:table-row table:style-name="ro1">
          <table:table-cell office:value-type="string">
            <text:p>Mech workers lvl 7</text:p>
          </table:table-cell>
          <table:table-cell office:value-type="float" office:value="4.20588235294118">
            <text:p>4,2058823529</text:p>
          </table:table-cell>
          <table:table-cell table:number-columns-repeated="295"/>
        </table:table-row>
        <table:table-row table:style-name="ro1">
          <table:table-cell office:value-type="string">
            <text:p>Mech workers lvl 8</text:p>
          </table:table-cell>
          <table:table-cell office:value-type="float" office:value="4.13636363636364">
            <text:p>4,1363636364</text:p>
          </table:table-cell>
          <table:table-cell table:number-columns-repeated="295"/>
        </table:table-row>
        <table:table-row table:style-name="ro1">
          <table:table-cell office:value-type="string">
            <text:p>Mech workers lvl 9</text:p>
          </table:table-cell>
          <table:table-cell office:value-type="float" office:value="5.4">
            <text:p>5,4</text:p>
          </table:table-cell>
          <table:table-cell table:number-columns-repeated="295"/>
        </table:table-row>
        <table:table-row table:style-name="ro1">
          <table:table-cell office:value-type="string">
            <text:p>Mech workers lvl 10</text:p>
          </table:table-cell>
          <table:table-cell office:value-type="float" office:value="5.3">
            <text:p>5,3</text:p>
          </table:table-cell>
          <table:table-cell table:number-columns-repeated="295"/>
        </table:table-row>
        <table:table-row table:style-name="ro1">
          <table:table-cell office:value-type="string">
            <text:p>Mech workers lvl 11</text:p>
          </table:table-cell>
          <table:table-cell office:value-type="float" office:value="6.71929824561404">
            <text:p>6,7192982456</text:p>
          </table:table-cell>
          <table:table-cell table:number-columns-repeated="295"/>
        </table:table-row>
        <table:table-row table:style-name="ro1">
          <table:table-cell office:value-type="string">
            <text:p>Mech workers lvl 12</text:p>
          </table:table-cell>
          <table:table-cell office:value-type="float" office:value="7.27906976744186">
            <text:p>7,2790697674</text:p>
          </table:table-cell>
          <table:table-cell table:number-columns-repeated="295"/>
        </table:table-row>
        <table:table-row table:style-name="ro1">
          <table:table-cell office:value-type="string">
            <text:p>Mech workers lvl 13</text:p>
          </table:table-cell>
          <table:table-cell office:value-type="float" office:value="6.87147335423198">
            <text:p>6,8714733542</text:p>
          </table:table-cell>
          <table:table-cell table:number-columns-repeated="295"/>
        </table:table-row>
        <table:table-row table:style-name="ro1">
          <table:table-cell office:value-type="string">
            <text:p>Mech workers lvl 14</text:p>
          </table:table-cell>
          <table:table-cell office:value-type="float" office:value="7.14569334147831">
            <text:p>7,1456933415</text:p>
          </table:table-cell>
          <table:table-cell table:number-columns-repeated="295"/>
        </table:table-row>
        <table:table-row table:style-name="ro1">
          <table:table-cell office:value-type="string">
            <text:p>Mech workers lvl 15</text:p>
          </table:table-cell>
          <table:table-cell office:value-type="float" office:value="7.35429141716567">
            <text:p>7,3542914172</text:p>
          </table:table-cell>
          <table:table-cell table:number-columns-repeated="295"/>
        </table:table-row>
        <table:table-row table:style-name="ro1">
          <table:table-cell office:value-type="string">
            <text:p>Mech workers lvl 16</text:p>
          </table:table-cell>
          <table:table-cell office:value-type="float" office:value="9.74098360655738">
            <text:p>9,7409836066</text:p>
          </table:table-cell>
          <table:table-cell table:number-columns-repeated="295"/>
        </table:table-row>
        <table:table-row table:style-name="ro1">
          <table:table-cell office:value-type="string">
            <text:p>Mech workers lvl 17</text:p>
          </table:table-cell>
          <table:table-cell office:value-type="float" office:value="11.2350157728707">
            <text:p>11,2350157729</text:p>
          </table:table-cell>
          <table:table-cell table:number-columns-repeated="295"/>
        </table:table-row>
        <table:table-row table:style-name="ro1">
          <table:table-cell office:value-type="string">
            <text:p>Mech workers lvl 18</text:p>
          </table:table-cell>
          <table:table-cell office:value-type="float" office:value="12.9187725631769">
            <text:p>12,9187725632</text:p>
          </table:table-cell>
          <table:table-cell table:number-columns-repeated="295"/>
        </table:table-row>
        <table:table-row table:style-name="ro1">
          <table:table-cell office:value-type="string">
            <text:p>Mech workers lvl 19</text:p>
          </table:table-cell>
          <table:table-cell office:value-type="float" office:value="14.2536443148688">
            <text:p>14,2536443149</text:p>
          </table:table-cell>
          <table:table-cell table:number-columns-repeated="295"/>
        </table:table-row>
        <table:table-row table:style-name="ro1">
          <table:table-cell office:value-type="string">
            <text:p>Mech workers lvl 20</text:p>
          </table:table-cell>
          <table:table-cell office:value-type="float" office:value="16.4">
            <text:p>16,4</text:p>
          </table:table-cell>
          <table:table-cell table:number-columns-repeated="295"/>
        </table:table-row>
        <table:table-row table:style-name="ro1">
          <table:table-cell office:value-type="string">
            <text:p>Mech workers lvl 21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1">
          <table:table-cell office:value-type="string">
            <text:p>Mech income lvl 1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1">
          <table:table-cell office:value-type="string">
            <text:p>Mech income lvl 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1">
          <table:table-cell office:value-type="string">
            <text:p>Mech income lvl 3</text:p>
          </table:table-cell>
          <table:table-cell office:value-type="float" office:value="18.9">
            <text:p>18,9</text:p>
          </table:table-cell>
          <table:table-cell table:number-columns-repeated="295"/>
        </table:table-row>
        <table:table-row table:style-name="ro1">
          <table:table-cell office:value-type="string">
            <text:p>Mech income lvl 4</text:p>
          </table:table-cell>
          <table:table-cell office:value-type="float" office:value="30.3157894736842">
            <text:p>30,3157894737</text:p>
          </table:table-cell>
          <table:table-cell table:number-columns-repeated="295"/>
        </table:table-row>
        <table:table-row table:style-name="ro1">
          <table:table-cell office:value-type="string">
            <text:p>Mech income lvl 5</text:p>
          </table:table-cell>
          <table:table-cell office:value-type="float" office:value="39.2191780821918">
            <text:p>39,2191780822</text:p>
          </table:table-cell>
          <table:table-cell table:number-columns-repeated="295"/>
        </table:table-row>
        <table:table-row table:style-name="ro1">
          <table:table-cell office:value-type="string">
            <text:p>Mech income lvl 6</text:p>
          </table:table-cell>
          <table:table-cell office:value-type="float" office:value="50.2068965517241">
            <text:p>50,2068965517</text:p>
          </table:table-cell>
          <table:table-cell table:number-columns-repeated="295"/>
        </table:table-row>
        <table:table-row table:style-name="ro1">
          <table:table-cell office:value-type="string">
            <text:p>Mech income lvl 7</text:p>
          </table:table-cell>
          <table:table-cell office:value-type="float" office:value="73.2941176470588">
            <text:p>73,2941176471</text:p>
          </table:table-cell>
          <table:table-cell table:number-columns-repeated="295"/>
        </table:table-row>
        <table:table-row table:style-name="ro1">
          <table:table-cell office:value-type="string">
            <text:p>Mech income lvl 8</text:p>
          </table:table-cell>
          <table:table-cell office:value-type="float" office:value="77.5">
            <text:p>77,5</text:p>
          </table:table-cell>
          <table:table-cell table:number-columns-repeated="295"/>
        </table:table-row>
        <table:table-row table:style-name="ro1">
          <table:table-cell office:value-type="string">
            <text:p>Mech income lvl 9</text:p>
          </table:table-cell>
          <table:table-cell office:value-type="float" office:value="111.4">
            <text:p>111,4</text:p>
          </table:table-cell>
          <table:table-cell table:number-columns-repeated="295"/>
        </table:table-row>
        <table:table-row table:style-name="ro1">
          <table:table-cell office:value-type="string">
            <text:p>Mech income lvl 10</text:p>
          </table:table-cell>
          <table:table-cell office:value-type="float" office:value="117.475">
            <text:p>117,475</text:p>
          </table:table-cell>
          <table:table-cell table:number-columns-repeated="295"/>
        </table:table-row>
        <table:table-row table:style-name="ro1">
          <table:table-cell office:value-type="string">
            <text:p>Mech income lvl 11</text:p>
          </table:table-cell>
          <table:table-cell office:value-type="float" office:value="153.526315789474">
            <text:p>153,5263157895</text:p>
          </table:table-cell>
          <table:table-cell table:number-columns-repeated="295"/>
        </table:table-row>
        <table:table-row table:style-name="ro1">
          <table:table-cell office:value-type="string">
            <text:p>Mech income lvl 12</text:p>
          </table:table-cell>
          <table:table-cell office:value-type="float" office:value="169.341085271318">
            <text:p>169,3410852713</text:p>
          </table:table-cell>
          <table:table-cell table:number-columns-repeated="295"/>
        </table:table-row>
        <table:table-row table:style-name="ro1">
          <table:table-cell office:value-type="string">
            <text:p>Mech income lvl 13</text:p>
          </table:table-cell>
          <table:table-cell office:value-type="float" office:value="184.222570532915">
            <text:p>184,2225705329</text:p>
          </table:table-cell>
          <table:table-cell table:number-columns-repeated="295"/>
        </table:table-row>
        <table:table-row table:style-name="ro1">
          <table:table-cell office:value-type="string">
            <text:p>Mech income lvl 14</text:p>
          </table:table-cell>
          <table:table-cell office:value-type="float" office:value="208.137751985339">
            <text:p>208,1377519853</text:p>
          </table:table-cell>
          <table:table-cell table:number-columns-repeated="295"/>
        </table:table-row>
        <table:table-row table:style-name="ro1">
          <table:table-cell office:value-type="string">
            <text:p>Mech income lvl 15</text:p>
          </table:table-cell>
          <table:table-cell office:value-type="float" office:value="233.578842315369">
            <text:p>233,5788423154</text:p>
          </table:table-cell>
          <table:table-cell table:number-columns-repeated="295"/>
        </table:table-row>
        <table:table-row table:style-name="ro1">
          <table:table-cell office:value-type="string">
            <text:p>Mech income lvl 16</text:p>
          </table:table-cell>
          <table:table-cell office:value-type="float" office:value="266.690163934426">
            <text:p>266,6901639344</text:p>
          </table:table-cell>
          <table:table-cell table:number-columns-repeated="295"/>
        </table:table-row>
        <table:table-row table:style-name="ro1">
          <table:table-cell office:value-type="string">
            <text:p>Mech income lvl 17</text:p>
          </table:table-cell>
          <table:table-cell office:value-type="float" office:value="318.913249211356">
            <text:p>318,9132492114</text:p>
          </table:table-cell>
          <table:table-cell table:number-columns-repeated="295"/>
        </table:table-row>
        <table:table-row table:style-name="ro1">
          <table:table-cell office:value-type="string">
            <text:p>Mech income lvl 18</text:p>
          </table:table-cell>
          <table:table-cell office:value-type="float" office:value="382.21119133574">
            <text:p>382,2111913357</text:p>
          </table:table-cell>
          <table:table-cell table:number-columns-repeated="295"/>
        </table:table-row>
        <table:table-row table:style-name="ro1">
          <table:table-cell office:value-type="string">
            <text:p>Mech income lvl 19</text:p>
          </table:table-cell>
          <table:table-cell office:value-type="float" office:value="461.399416909621">
            <text:p>461,3994169096</text:p>
          </table:table-cell>
          <table:table-cell table:number-columns-repeated="295"/>
        </table:table-row>
        <table:table-row table:style-name="ro1">
          <table:table-cell office:value-type="string">
            <text:p>Mech income lvl 20</text:p>
          </table:table-cell>
          <table:table-cell office:value-type="float" office:value="443.4">
            <text:p>443,4</text:p>
          </table:table-cell>
          <table:table-cell table:number-columns-repeated="295"/>
        </table:table-row>
        <table:table-row table:style-name="ro1">
          <table:table-cell office:value-type="string">
            <text:p>Mech income lvl 21</text:p>
          </table:table-cell>
          <table:table-cell office:value-type="float" office:value="514.333333333333">
            <text:p>514,33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1</text:p>
          </table:table-cell>
          <table:table-cell office:value-type="float" office:value="158.333333333333">
            <text:p>158,3333333333</text:p>
          </table:table-cell>
          <table:table-cell table:number-columns-repeated="295"/>
        </table:table-row>
        <table:table-row table:style-name="ro1">
          <table:table-cell office:value-type="string">
            <text:p>Mech value lvl 2</text:p>
          </table:table-cell>
          <table:table-cell office:value-type="float" office:value="200">
            <text:p>200</text:p>
          </table:table-cell>
          <table:table-cell table:number-columns-repeated="295"/>
        </table:table-row>
        <table:table-row table:style-name="ro1">
          <table:table-cell office:value-type="string">
            <text:p>Mech value lvl 3</text:p>
          </table:table-cell>
          <table:table-cell office:value-type="float" office:value="323">
            <text:p>323</text:p>
          </table:table-cell>
          <table:table-cell table:number-columns-repeated="295"/>
        </table:table-row>
        <table:table-row table:style-name="ro1">
          <table:table-cell office:value-type="string">
            <text:p>Mech value lvl 4</text:p>
          </table:table-cell>
          <table:table-cell office:value-type="float" office:value="379.210526315789">
            <text:p>379,2105263158</text:p>
          </table:table-cell>
          <table:table-cell table:number-columns-repeated="295"/>
        </table:table-row>
        <table:table-row table:style-name="ro1">
          <table:table-cell office:value-type="string">
            <text:p>Mech value lvl 5</text:p>
          </table:table-cell>
          <table:table-cell office:value-type="float" office:value="463.493150684931">
            <text:p>463,4931506849</text:p>
          </table:table-cell>
          <table:table-cell table:number-columns-repeated="295"/>
        </table:table-row>
        <table:table-row table:style-name="ro1">
          <table:table-cell office:value-type="string">
            <text:p>Mech value lvl 6</text:p>
          </table:table-cell>
          <table:table-cell office:value-type="float" office:value="556.034482758621">
            <text:p>556,0344827586</text:p>
          </table:table-cell>
          <table:table-cell table:number-columns-repeated="295"/>
        </table:table-row>
        <table:table-row table:style-name="ro1">
          <table:table-cell office:value-type="string">
            <text:p>Mech value lvl 7</text:p>
          </table:table-cell>
          <table:table-cell office:value-type="float" office:value="716.764705882353">
            <text:p>716,7647058824</text:p>
          </table:table-cell>
          <table:table-cell table:number-columns-repeated="295"/>
        </table:table-row>
        <table:table-row table:style-name="ro1">
          <table:table-cell office:value-type="string">
            <text:p>Mech value lvl 8</text:p>
          </table:table-cell>
          <table:table-cell office:value-type="float" office:value="907.613636363636">
            <text:p>907,6136363636</text:p>
          </table:table-cell>
          <table:table-cell table:number-columns-repeated="295"/>
        </table:table-row>
        <table:table-row table:style-name="ro1">
          <table:table-cell office:value-type="string">
            <text:p>Mech value lvl 9</text:p>
          </table:table-cell>
          <table:table-cell office:value-type="float" office:value="1065">
            <text:p>1065</text:p>
          </table:table-cell>
          <table:table-cell table:number-columns-repeated="295"/>
        </table:table-row>
        <table:table-row table:style-name="ro1">
          <table:table-cell office:value-type="string">
            <text:p>Mech value lvl 10</text:p>
          </table:table-cell>
          <table:table-cell office:value-type="float" office:value="1277.125">
            <text:p>1277,125</text:p>
          </table:table-cell>
          <table:table-cell table:number-columns-repeated="295"/>
        </table:table-row>
        <table:table-row table:style-name="ro1">
          <table:table-cell office:value-type="string">
            <text:p>Mech value lvl 11</text:p>
          </table:table-cell>
          <table:table-cell office:value-type="float" office:value="1542.89473684211">
            <text:p>1542,8947368421</text:p>
          </table:table-cell>
          <table:table-cell table:number-columns-repeated="295"/>
        </table:table-row>
        <table:table-row table:style-name="ro1">
          <table:table-cell office:value-type="string">
            <text:p>Mech value lvl 12</text:p>
          </table:table-cell>
          <table:table-cell office:value-type="float" office:value="1760.50387596899">
            <text:p>1760,503875969</text:p>
          </table:table-cell>
          <table:table-cell table:number-columns-repeated="295"/>
        </table:table-row>
        <table:table-row table:style-name="ro1">
          <table:table-cell office:value-type="string">
            <text:p>Mech value lvl 13</text:p>
          </table:table-cell>
          <table:table-cell office:value-type="float" office:value="2025.7053291536">
            <text:p>2025,7053291536</text:p>
          </table:table-cell>
          <table:table-cell table:number-columns-repeated="295"/>
        </table:table-row>
        <table:table-row table:style-name="ro1">
          <table:table-cell office:value-type="string">
            <text:p>Mech value lvl 14</text:p>
          </table:table-cell>
          <table:table-cell office:value-type="float" office:value="2362.17623701894">
            <text:p>2362,1762370189</text:p>
          </table:table-cell>
          <table:table-cell table:number-columns-repeated="295"/>
        </table:table-row>
        <table:table-row table:style-name="ro1">
          <table:table-cell office:value-type="string">
            <text:p>Mech value lvl 15</text:p>
          </table:table-cell>
          <table:table-cell office:value-type="float" office:value="2817.44011976048">
            <text:p>2817,4401197605</text:p>
          </table:table-cell>
          <table:table-cell table:number-columns-repeated="295"/>
        </table:table-row>
        <table:table-row table:style-name="ro1">
          <table:table-cell office:value-type="string">
            <text:p>Mech value lvl 16</text:p>
          </table:table-cell>
          <table:table-cell office:value-type="float" office:value="3263.38524590164">
            <text:p>3263,3852459016</text:p>
          </table:table-cell>
          <table:table-cell table:number-columns-repeated="295"/>
        </table:table-row>
        <table:table-row table:style-name="ro1">
          <table:table-cell office:value-type="string">
            <text:p>Mech value lvl 17</text:p>
          </table:table-cell>
          <table:table-cell office:value-type="float" office:value="3721.53785488959">
            <text:p>3721,5378548896</text:p>
          </table:table-cell>
          <table:table-cell table:number-columns-repeated="295"/>
        </table:table-row>
        <table:table-row table:style-name="ro1">
          <table:table-cell office:value-type="string">
            <text:p>Mech value lvl 18</text:p>
          </table:table-cell>
          <table:table-cell office:value-type="float" office:value="4366.66064981949">
            <text:p>4366,6606498195</text:p>
          </table:table-cell>
          <table:table-cell table:number-columns-repeated="295"/>
        </table:table-row>
        <table:table-row table:style-name="ro1">
          <table:table-cell office:value-type="string">
            <text:p>Mech value lvl 19</text:p>
          </table:table-cell>
          <table:table-cell office:value-type="float" office:value="5075.40816326531">
            <text:p>5075,4081632653</text:p>
          </table:table-cell>
          <table:table-cell table:number-columns-repeated="295"/>
        </table:table-row>
        <table:table-row table:style-name="ro1">
          <table:table-cell office:value-type="string">
            <text:p>Mech value lvl 20</text:p>
          </table:table-cell>
          <table:table-cell office:value-type="float" office:value="6602">
            <text:p>6602</text:p>
          </table:table-cell>
          <table:table-cell table:number-columns-repeated="295"/>
        </table:table-row>
        <table:table-row table:style-name="ro1">
          <table:table-cell office:value-type="string">
            <text:p>Mech value lvl 21</text:p>
          </table:table-cell>
          <table:table-cell office:value-type="float" office:value="6378.33333333333">
            <text:p>6378,3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1</text:p>
          </table:table-cell>
          <table:table-cell office:value-type="float" office:value="8.33333333333333">
            <text:p>8,3333333333</text:p>
          </table:table-cell>
          <table:table-cell table:number-columns-repeated="295"/>
        </table:table-row>
        <table:table-row table:style-name="ro1">
          <table:table-cell office:value-type="string">
            <text:p>Mech kills lvl 2</text:p>
          </table:table-cell>
          <table:table-cell office:value-type="float" office:value="23">
            <text:p>23</text:p>
          </table:table-cell>
          <table:table-cell table:number-columns-repeated="295"/>
        </table:table-row>
        <table:table-row table:style-name="ro1">
          <table:table-cell office:value-type="string">
            <text:p>Mech kills lvl 3</text:p>
          </table:table-cell>
          <table:table-cell office:value-type="float" office:value="37.8">
            <text:p>37,8</text:p>
          </table:table-cell>
          <table:table-cell table:number-columns-repeated="295"/>
        </table:table-row>
        <table:table-row table:style-name="ro1">
          <table:table-cell office:value-type="string">
            <text:p>Mech kills lvl 4</text:p>
          </table:table-cell>
          <table:table-cell office:value-type="float" office:value="53.5263157894737">
            <text:p>53,5263157895</text:p>
          </table:table-cell>
          <table:table-cell table:number-columns-repeated="295"/>
        </table:table-row>
        <table:table-row table:style-name="ro1">
          <table:table-cell office:value-type="string">
            <text:p>Mech kills lvl 5</text:p>
          </table:table-cell>
          <table:table-cell office:value-type="float" office:value="63.7671232876712">
            <text:p>63,7671232877</text:p>
          </table:table-cell>
          <table:table-cell table:number-columns-repeated="295"/>
        </table:table-row>
        <table:table-row table:style-name="ro1">
          <table:table-cell office:value-type="string">
            <text:p>Mech kills lvl 6</text:p>
          </table:table-cell>
          <table:table-cell office:value-type="float" office:value="69.6896551724138">
            <text:p>69,6896551724</text:p>
          </table:table-cell>
          <table:table-cell table:number-columns-repeated="295"/>
        </table:table-row>
        <table:table-row table:style-name="ro1">
          <table:table-cell office:value-type="string">
            <text:p>Mech kills lvl 7</text:p>
          </table:table-cell>
          <table:table-cell office:value-type="float" office:value="84.5588235294118">
            <text:p>84,5588235294</text:p>
          </table:table-cell>
          <table:table-cell table:number-columns-repeated="295"/>
        </table:table-row>
        <table:table-row table:style-name="ro1">
          <table:table-cell office:value-type="string">
            <text:p>Mech kills lvl 8</text:p>
          </table:table-cell>
          <table:table-cell office:value-type="float" office:value="106.204545454545">
            <text:p>106,2045454545</text:p>
          </table:table-cell>
          <table:table-cell table:number-columns-repeated="295"/>
        </table:table-row>
        <table:table-row table:style-name="ro1">
          <table:table-cell office:value-type="string">
            <text:p>Mech kills lvl 9</text:p>
          </table:table-cell>
          <table:table-cell office:value-type="float" office:value="121.4">
            <text:p>121,4</text:p>
          </table:table-cell>
          <table:table-cell table:number-columns-repeated="295"/>
        </table:table-row>
        <table:table-row table:style-name="ro1">
          <table:table-cell office:value-type="string">
            <text:p>Mech kills lvl 10</text:p>
          </table:table-cell>
          <table:table-cell office:value-type="float" office:value="123.875">
            <text:p>123,875</text:p>
          </table:table-cell>
          <table:table-cell table:number-columns-repeated="295"/>
        </table:table-row>
        <table:table-row table:style-name="ro1">
          <table:table-cell office:value-type="string">
            <text:p>Mech kills lvl 11</text:p>
          </table:table-cell>
          <table:table-cell office:value-type="float" office:value="134.877192982456">
            <text:p>134,8771929825</text:p>
          </table:table-cell>
          <table:table-cell table:number-columns-repeated="295"/>
        </table:table-row>
        <table:table-row table:style-name="ro1">
          <table:table-cell office:value-type="string">
            <text:p>Mech kills lvl 12</text:p>
          </table:table-cell>
          <table:table-cell office:value-type="float" office:value="146.054263565891">
            <text:p>146,0542635659</text:p>
          </table:table-cell>
          <table:table-cell table:number-columns-repeated="295"/>
        </table:table-row>
        <table:table-row table:style-name="ro1">
          <table:table-cell office:value-type="string">
            <text:p>Mech kills lvl 13</text:p>
          </table:table-cell>
          <table:table-cell office:value-type="float" office:value="149.689655172414">
            <text:p>149,6896551724</text:p>
          </table:table-cell>
          <table:table-cell table:number-columns-repeated="295"/>
        </table:table-row>
        <table:table-row table:style-name="ro1">
          <table:table-cell office:value-type="string">
            <text:p>Mech kills lvl 14</text:p>
          </table:table-cell>
          <table:table-cell office:value-type="float" office:value="162.843310934637">
            <text:p>162,8433109346</text:p>
          </table:table-cell>
          <table:table-cell table:number-columns-repeated="295"/>
        </table:table-row>
        <table:table-row table:style-name="ro1">
          <table:table-cell office:value-type="string">
            <text:p>Mech kills lvl 15</text:p>
          </table:table-cell>
          <table:table-cell office:value-type="float" office:value="177.207584830339">
            <text:p>177,2075848303</text:p>
          </table:table-cell>
          <table:table-cell table:number-columns-repeated="295"/>
        </table:table-row>
        <table:table-row table:style-name="ro1">
          <table:table-cell office:value-type="string">
            <text:p>Mech kills lvl 16</text:p>
          </table:table-cell>
          <table:table-cell office:value-type="float" office:value="194.955737704918">
            <text:p>194,9557377049</text:p>
          </table:table-cell>
          <table:table-cell table:number-columns-repeated="295"/>
        </table:table-row>
        <table:table-row table:style-name="ro1">
          <table:table-cell office:value-type="string">
            <text:p>Mech kills lvl 17</text:p>
          </table:table-cell>
          <table:table-cell office:value-type="float" office:value="207.429022082019">
            <text:p>207,429022082</text:p>
          </table:table-cell>
          <table:table-cell table:number-columns-repeated="295"/>
        </table:table-row>
        <table:table-row table:style-name="ro1">
          <table:table-cell office:value-type="string">
            <text:p>Mech kills lvl 18</text:p>
          </table:table-cell>
          <table:table-cell office:value-type="float" office:value="223.832129963899">
            <text:p>223,8321299639</text:p>
          </table:table-cell>
          <table:table-cell table:number-columns-repeated="295"/>
        </table:table-row>
        <table:table-row table:style-name="ro1">
          <table:table-cell office:value-type="string">
            <text:p>Mech kills lvl 19</text:p>
          </table:table-cell>
          <table:table-cell office:value-type="float" office:value="231.36443148688">
            <text:p>231,3644314869</text:p>
          </table:table-cell>
          <table:table-cell table:number-columns-repeated="295"/>
        </table:table-row>
        <table:table-row table:style-name="ro1">
          <table:table-cell office:value-type="string">
            <text:p>Mech kills lvl 20</text:p>
          </table:table-cell>
          <table:table-cell office:value-type="float" office:value="330.8">
            <text:p>330,8</text:p>
          </table:table-cell>
          <table:table-cell table:number-columns-repeated="295"/>
        </table:table-row>
        <table:table-row table:style-name="ro1">
          <table:table-cell office:value-type="string">
            <text:p>Mech kills lvl 21</text:p>
          </table:table-cell>
          <table:table-cell office:value-type="float" office:value="207">
            <text:p>207</text:p>
          </table:table-cell>
          <table:table-cell table:number-columns-repeated="295"/>
        </table:table-row>
        <table:table-row table:style-name="ro1">
          <table:table-cell office:value-type="string">
            <text:p>Mech leaks lvl 1</text:p>
          </table:table-cell>
          <table:table-cell office:value-type="float" office:value="2.66666666666667">
            <text:p>2,6666666667</text:p>
          </table:table-cell>
          <table:table-cell table:number-columns-repeated="295"/>
        </table:table-row>
        <table:table-row table:style-name="ro1">
          <table:table-cell office:value-type="string">
            <text:p>Mech leaks lvl 2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1">
          <table:table-cell office:value-type="string">
            <text:p>Mech leaks lvl 3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1">
          <table:table-cell office:value-type="string">
            <text:p>Mech leaks lvl 4</text:p>
          </table:table-cell>
          <table:table-cell office:value-type="float" office:value="10.8421052631579">
            <text:p>10,8421052632</text:p>
          </table:table-cell>
          <table:table-cell table:number-columns-repeated="295"/>
        </table:table-row>
        <table:table-row table:style-name="ro1">
          <table:table-cell office:value-type="string">
            <text:p>Mech leaks lvl 5</text:p>
          </table:table-cell>
          <table:table-cell office:value-type="float" office:value="9.24657534246575">
            <text:p>9,2465753425</text:p>
          </table:table-cell>
          <table:table-cell table:number-columns-repeated="295"/>
        </table:table-row>
        <table:table-row table:style-name="ro1">
          <table:table-cell office:value-type="string">
            <text:p>Mech leaks lvl 6</text:p>
          </table:table-cell>
          <table:table-cell office:value-type="float" office:value="8.27586206896552">
            <text:p>8,275862069</text:p>
          </table:table-cell>
          <table:table-cell table:number-columns-repeated="295"/>
        </table:table-row>
        <table:table-row table:style-name="ro1">
          <table:table-cell office:value-type="string">
            <text:p>Mech leaks lvl 7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1">
          <table:table-cell office:value-type="string">
            <text:p>Mech leaks lvl 8</text:p>
          </table:table-cell>
          <table:table-cell office:value-type="float" office:value="11.9318181818182">
            <text:p>11,9318181818</text:p>
          </table:table-cell>
          <table:table-cell table:number-columns-repeated="295"/>
        </table:table-row>
        <table:table-row table:style-name="ro1">
          <table:table-cell office:value-type="string">
            <text:p>Mech leaks lvl 9</text:p>
          </table:table-cell>
          <table:table-cell office:value-type="float" office:value="17.8">
            <text:p>17,8</text:p>
          </table:table-cell>
          <table:table-cell table:number-columns-repeated="295"/>
        </table:table-row>
        <table:table-row table:style-name="ro1">
          <table:table-cell office:value-type="string">
            <text:p>Mech leaks lvl 10</text:p>
          </table:table-cell>
          <table:table-cell office:value-type="float" office:value="15.825">
            <text:p>15,825</text:p>
          </table:table-cell>
          <table:table-cell table:number-columns-repeated="295"/>
        </table:table-row>
        <table:table-row table:style-name="ro1">
          <table:table-cell office:value-type="string">
            <text:p>Mech leaks lvl 11</text:p>
          </table:table-cell>
          <table:table-cell office:value-type="float" office:value="11.6842105263158">
            <text:p>11,6842105263</text:p>
          </table:table-cell>
          <table:table-cell table:number-columns-repeated="295"/>
        </table:table-row>
        <table:table-row table:style-name="ro1">
          <table:table-cell office:value-type="string">
            <text:p>Mech leaks lvl 12</text:p>
          </table:table-cell>
          <table:table-cell office:value-type="float" office:value="14.1860465116279">
            <text:p>14,1860465116</text:p>
          </table:table-cell>
          <table:table-cell table:number-columns-repeated="295"/>
        </table:table-row>
        <table:table-row table:style-name="ro1">
          <table:table-cell office:value-type="string">
            <text:p>Mech leaks lvl 13</text:p>
          </table:table-cell>
          <table:table-cell office:value-type="float" office:value="15.6959247648903">
            <text:p>15,6959247649</text:p>
          </table:table-cell>
          <table:table-cell table:number-columns-repeated="295"/>
        </table:table-row>
        <table:table-row table:style-name="ro1">
          <table:table-cell office:value-type="string">
            <text:p>Mech leaks lvl 14</text:p>
          </table:table-cell>
          <table:table-cell office:value-type="float" office:value="15.379963347587">
            <text:p>15,3799633476</text:p>
          </table:table-cell>
          <table:table-cell table:number-columns-repeated="295"/>
        </table:table-row>
        <table:table-row table:style-name="ro1">
          <table:table-cell office:value-type="string">
            <text:p>Mech leaks lvl 15</text:p>
          </table:table-cell>
          <table:table-cell office:value-type="float" office:value="16.7015968063872">
            <text:p>16,7015968064</text:p>
          </table:table-cell>
          <table:table-cell table:number-columns-repeated="295"/>
        </table:table-row>
        <table:table-row table:style-name="ro1">
          <table:table-cell office:value-type="string">
            <text:p>Mech leaks lvl 16</text:p>
          </table:table-cell>
          <table:table-cell office:value-type="float" office:value="19.644262295082">
            <text:p>19,6442622951</text:p>
          </table:table-cell>
          <table:table-cell table:number-columns-repeated="295"/>
        </table:table-row>
        <table:table-row table:style-name="ro1">
          <table:table-cell office:value-type="string">
            <text:p>Mech leaks lvl 17</text:p>
          </table:table-cell>
          <table:table-cell office:value-type="float" office:value="21.2239747634069">
            <text:p>21,2239747634</text:p>
          </table:table-cell>
          <table:table-cell table:number-columns-repeated="295"/>
        </table:table-row>
        <table:table-row table:style-name="ro1">
          <table:table-cell office:value-type="string">
            <text:p>Mech leaks lvl 18</text:p>
          </table:table-cell>
          <table:table-cell office:value-type="float" office:value="25.4909747292419">
            <text:p>25,4909747292</text:p>
          </table:table-cell>
          <table:table-cell table:number-columns-repeated="295"/>
        </table:table-row>
        <table:table-row table:style-name="ro1">
          <table:table-cell office:value-type="string">
            <text:p>Mech leaks lvl 19</text:p>
          </table:table-cell>
          <table:table-cell office:value-type="float" office:value="32.6064139941691">
            <text:p>32,6064139942</text:p>
          </table:table-cell>
          <table:table-cell table:number-columns-repeated="295"/>
        </table:table-row>
        <table:table-row table:style-name="ro1">
          <table:table-cell office:value-type="string">
            <text:p>Mech leaks lvl 20</text:p>
          </table:table-cell>
          <table:table-cell office:value-type="float" office:value="21.4">
            <text:p>21,4</text:p>
          </table:table-cell>
          <table:table-cell table:number-columns-repeated="295"/>
        </table:table-row>
        <table:table-row table:style-name="ro1">
          <table:table-cell office:value-type="string">
            <text:p>Mech leaks lvl 21</text:p>
          </table:table-cell>
          <table:table-cell office:value-type="float" office:value="54">
            <text:p>5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3</text:p>
          </table:table-cell>
          <table:table-cell office:value-type="float" office:value="2.63636363636364">
            <text:p>2,636363636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4</text:p>
          </table:table-cell>
          <table:table-cell office:value-type="float" office:value="2.77272727272727">
            <text:p>2,7727272727</text:p>
          </table:table-cell>
          <table:table-cell table:number-columns-repeated="295"/>
        </table:table-row>
        <table:table-row table:style-name="ro1">
          <table:table-cell office:value-type="string">
            <text:p>Forsaken workers lvl 5</text:p>
          </table:table-cell>
          <table:table-cell office:value-type="float" office:value="3.45744680851064">
            <text:p>3,457446808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6</text:p>
          </table:table-cell>
          <table:table-cell office:value-type="float" office:value="4.13432835820895">
            <text:p>4,134328358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7</text:p>
          </table:table-cell>
          <table:table-cell office:value-type="float" office:value="4.2093023255814">
            <text:p>4,209302325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8</text:p>
          </table:table-cell>
          <table:table-cell office:value-type="float" office:value="5.0379746835443">
            <text:p>5,037974683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0</text:p>
          </table:table-cell>
          <table:table-cell office:value-type="float" office:value="6.44444444444444">
            <text:p>6,444444444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1</text:p>
          </table:table-cell>
          <table:table-cell office:value-type="float" office:value="9.16">
            <text:p>9,16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2</text:p>
          </table:table-cell>
          <table:table-cell office:value-type="float" office:value="7.85350318471338">
            <text:p>7,8535031847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3</text:p>
          </table:table-cell>
          <table:table-cell office:value-type="float" office:value="7.90064794816415">
            <text:p>7,900647948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4</text:p>
          </table:table-cell>
          <table:table-cell office:value-type="float" office:value="8.00529587842505">
            <text:p>8,005295878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5</text:p>
          </table:table-cell>
          <table:table-cell office:value-type="float" office:value="8.72248062015504">
            <text:p>8,7224806202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6</text:p>
          </table:table-cell>
          <table:table-cell office:value-type="float" office:value="11.4863563402889">
            <text:p>11,4863563403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7</text:p>
          </table:table-cell>
          <table:table-cell office:value-type="float" office:value="12.9338731443995">
            <text:p>12,933873144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8</text:p>
          </table:table-cell>
          <table:table-cell office:value-type="float" office:value="15.6714801444043">
            <text:p>15,6714801444</text:p>
          </table:table-cell>
          <table:table-cell table:number-columns-repeated="295"/>
        </table:table-row>
        <table:table-row table:style-name="ro1">
          <table:table-cell office:value-type="string">
            <text:p>Forsaken workers lvl 19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0</text:p>
          </table:table-cell>
          <table:table-cell office:value-type="float" office:value="17.25">
            <text:p>17,25</text:p>
          </table:table-cell>
          <table:table-cell table:number-columns-repeated="295"/>
        </table:table-row>
        <table:table-row table:style-name="ro1">
          <table:table-cell office:value-type="string">
            <text:p>Forsaken workers lvl 21</text:p>
          </table:table-cell>
          <table:table-cell office:value-type="float" office:value="10.6666666666667">
            <text:p>10,666666666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income lvl 2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1">
          <table:table-cell office:value-type="string">
            <text:p>Forsaken income lvl 3</text:p>
          </table:table-cell>
          <table:table-cell office:value-type="float" office:value="20.4545454545455">
            <text:p>20,4545454545</text:p>
          </table:table-cell>
          <table:table-cell table:number-columns-repeated="295"/>
        </table:table-row>
        <table:table-row table:style-name="ro1">
          <table:table-cell office:value-type="string">
            <text:p>Forsaken income lvl 4</text:p>
          </table:table-cell>
          <table:table-cell office:value-type="float" office:value="30.5">
            <text:p>30,5</text:p>
          </table:table-cell>
          <table:table-cell table:number-columns-repeated="295"/>
        </table:table-row>
        <table:table-row table:style-name="ro1">
          <table:table-cell office:value-type="string">
            <text:p>Forsaken income lvl 5</text:p>
          </table:table-cell>
          <table:table-cell office:value-type="float" office:value="46.7765957446809">
            <text:p>46,7765957447</text:p>
          </table:table-cell>
          <table:table-cell table:number-columns-repeated="295"/>
        </table:table-row>
        <table:table-row table:style-name="ro1">
          <table:table-cell office:value-type="string">
            <text:p>Forsaken income lvl 6</text:p>
          </table:table-cell>
          <table:table-cell office:value-type="float" office:value="59.1492537313433">
            <text:p>59,1492537313</text:p>
          </table:table-cell>
          <table:table-cell table:number-columns-repeated="295"/>
        </table:table-row>
        <table:table-row table:style-name="ro1">
          <table:table-cell office:value-type="string">
            <text:p>Forsaken income lvl 7</text:p>
          </table:table-cell>
          <table:table-cell office:value-type="float" office:value="75.1395348837209">
            <text:p>75,1395348837</text:p>
          </table:table-cell>
          <table:table-cell table:number-columns-repeated="295"/>
        </table:table-row>
        <table:table-row table:style-name="ro1">
          <table:table-cell office:value-type="string">
            <text:p>Forsaken income lvl 8</text:p>
          </table:table-cell>
          <table:table-cell office:value-type="float" office:value="94.1645569620253">
            <text:p>94,164556962</text:p>
          </table:table-cell>
          <table:table-cell table:number-columns-repeated="295"/>
        </table:table-row>
        <table:table-row table:style-name="ro1">
          <table:table-cell office:value-type="string">
            <text:p>Forsaken income lvl 9</text:p>
          </table:table-cell>
          <table:table-cell office:value-type="float" office:value="128.333333333333">
            <text:p>128,3333333333</text:p>
          </table:table-cell>
          <table:table-cell table:number-columns-repeated="295"/>
        </table:table-row>
        <table:table-row table:style-name="ro1">
          <table:table-cell office:value-type="string">
            <text:p>Forsaken income lvl 10</text:p>
          </table:table-cell>
          <table:table-cell office:value-type="float" office:value="139.666666666667">
            <text:p>139,666666666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1</text:p>
          </table:table-cell>
          <table:table-cell office:value-type="float" office:value="201.8">
            <text:p>201,8</text:p>
          </table:table-cell>
          <table:table-cell table:number-columns-repeated="295"/>
        </table:table-row>
        <table:table-row table:style-name="ro1">
          <table:table-cell office:value-type="string">
            <text:p>Forsaken income lvl 12</text:p>
          </table:table-cell>
          <table:table-cell office:value-type="float" office:value="184.611464968153">
            <text:p>184,6114649682</text:p>
          </table:table-cell>
          <table:table-cell table:number-columns-repeated="295"/>
        </table:table-row>
        <table:table-row table:style-name="ro1">
          <table:table-cell office:value-type="string">
            <text:p>Forsaken income lvl 13</text:p>
          </table:table-cell>
          <table:table-cell office:value-type="float" office:value="208.976241900648">
            <text:p>208,9762419006</text:p>
          </table:table-cell>
          <table:table-cell table:number-columns-repeated="295"/>
        </table:table-row>
        <table:table-row table:style-name="ro1">
          <table:table-cell office:value-type="string">
            <text:p>Forsaken income lvl 14</text:p>
          </table:table-cell>
          <table:table-cell office:value-type="float" office:value="233.02740041446">
            <text:p>233,0274004145</text:p>
          </table:table-cell>
          <table:table-cell table:number-columns-repeated="295"/>
        </table:table-row>
        <table:table-row table:style-name="ro1">
          <table:table-cell office:value-type="string">
            <text:p>Forsaken income lvl 15</text:p>
          </table:table-cell>
          <table:table-cell office:value-type="float" office:value="278.349612403101">
            <text:p>278,3496124031</text:p>
          </table:table-cell>
          <table:table-cell table:number-columns-repeated="295"/>
        </table:table-row>
        <table:table-row table:style-name="ro1">
          <table:table-cell office:value-type="string">
            <text:p>Forsaken income lvl 16</text:p>
          </table:table-cell>
          <table:table-cell office:value-type="float" office:value="320.585874799358">
            <text:p>320,5858747994</text:p>
          </table:table-cell>
          <table:table-cell table:number-columns-repeated="295"/>
        </table:table-row>
        <table:table-row table:style-name="ro1">
          <table:table-cell office:value-type="string">
            <text:p>Forsaken income lvl 17</text:p>
          </table:table-cell>
          <table:table-cell office:value-type="float" office:value="378.318488529015">
            <text:p>378,318488529</text:p>
          </table:table-cell>
          <table:table-cell table:number-columns-repeated="295"/>
        </table:table-row>
        <table:table-row table:style-name="ro1">
          <table:table-cell office:value-type="string">
            <text:p>Forsaken income lvl 18</text:p>
          </table:table-cell>
          <table:table-cell office:value-type="float" office:value="468.817689530686">
            <text:p>468,8176895307</text:p>
          </table:table-cell>
          <table:table-cell table:number-columns-repeated="295"/>
        </table:table-row>
        <table:table-row table:style-name="ro1">
          <table:table-cell office:value-type="string">
            <text:p>Forsaken income lvl 19</text:p>
          </table:table-cell>
          <table:table-cell office:value-type="float" office:value="546.727272727273">
            <text:p>546,7272727273</text:p>
          </table:table-cell>
          <table:table-cell table:number-columns-repeated="295"/>
        </table:table-row>
        <table:table-row table:style-name="ro1">
          <table:table-cell office:value-type="string">
            <text:p>Forsaken income lvl 20</text:p>
          </table:table-cell>
          <table:table-cell office:value-type="float" office:value="743.5">
            <text:p>743,5</text:p>
          </table:table-cell>
          <table:table-cell table:number-columns-repeated="295"/>
        </table:table-row>
        <table:table-row table:style-name="ro1">
          <table:table-cell office:value-type="string">
            <text:p>Forsaken income lvl 21</text:p>
          </table:table-cell>
          <table:table-cell office:value-type="float" office:value="468.666666666667">
            <text:p>468,6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</text:p>
          </table:table-cell>
          <table:table-cell office:value-type="float" office:value="181.25">
            <text:p>181,25</text:p>
          </table:table-cell>
          <table:table-cell table:number-columns-repeated="295"/>
        </table:table-row>
        <table:table-row table:style-name="ro1">
          <table:table-cell office:value-type="string">
            <text:p>Forsaken value lvl 2</text:p>
          </table:table-cell>
          <table:table-cell office:value-type="float" office:value="152.5">
            <text:p>152,5</text:p>
          </table:table-cell>
          <table:table-cell table:number-columns-repeated="295"/>
        </table:table-row>
        <table:table-row table:style-name="ro1">
          <table:table-cell office:value-type="string">
            <text:p>Forsaken value lvl 3</text:p>
          </table:table-cell>
          <table:table-cell office:value-type="float" office:value="294.545454545455">
            <text:p>294,5454545455</text:p>
          </table:table-cell>
          <table:table-cell table:number-columns-repeated="295"/>
        </table:table-row>
        <table:table-row table:style-name="ro1">
          <table:table-cell office:value-type="string">
            <text:p>Forsaken value lvl 4</text:p>
          </table:table-cell>
          <table:table-cell office:value-type="float" office:value="357.5">
            <text:p>357,5</text:p>
          </table:table-cell>
          <table:table-cell table:number-columns-repeated="295"/>
        </table:table-row>
        <table:table-row table:style-name="ro1">
          <table:table-cell office:value-type="string">
            <text:p>Forsaken value lvl 5</text:p>
          </table:table-cell>
          <table:table-cell office:value-type="float" office:value="405.744680851064">
            <text:p>405,7446808511</text:p>
          </table:table-cell>
          <table:table-cell table:number-columns-repeated="295"/>
        </table:table-row>
        <table:table-row table:style-name="ro1">
          <table:table-cell office:value-type="string">
            <text:p>Forsaken value lvl 6</text:p>
          </table:table-cell>
          <table:table-cell office:value-type="float" office:value="463.507462686567">
            <text:p>463,5074626866</text:p>
          </table:table-cell>
          <table:table-cell table:number-columns-repeated="295"/>
        </table:table-row>
        <table:table-row table:style-name="ro1">
          <table:table-cell office:value-type="string">
            <text:p>Forsaken value lvl 7</text:p>
          </table:table-cell>
          <table:table-cell office:value-type="float" office:value="656.860465116279">
            <text:p>656,8604651163</text:p>
          </table:table-cell>
          <table:table-cell table:number-columns-repeated="295"/>
        </table:table-row>
        <table:table-row table:style-name="ro1">
          <table:table-cell office:value-type="string">
            <text:p>Forsaken value lvl 8</text:p>
          </table:table-cell>
          <table:table-cell office:value-type="float" office:value="749.493670886076">
            <text:p>749,4936708861</text:p>
          </table:table-cell>
          <table:table-cell table:number-columns-repeated="295"/>
        </table:table-row>
        <table:table-row table:style-name="ro1">
          <table:table-cell office:value-type="string">
            <text:p>Forsaken value lvl 9</text:p>
          </table:table-cell>
          <table:table-cell office:value-type="float" office:value="934.166666666667">
            <text:p>934,1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0</text:p>
          </table:table-cell>
          <table:table-cell office:value-type="float" office:value="1118.68055555556">
            <text:p>1118,6805555556</text:p>
          </table:table-cell>
          <table:table-cell table:number-columns-repeated="295"/>
        </table:table-row>
        <table:table-row table:style-name="ro1">
          <table:table-cell office:value-type="string">
            <text:p>Forsaken value lvl 11</text:p>
          </table:table-cell>
          <table:table-cell office:value-type="float" office:value="1221.86666666667">
            <text:p>1221,8666666667</text:p>
          </table:table-cell>
          <table:table-cell table:number-columns-repeated="295"/>
        </table:table-row>
        <table:table-row table:style-name="ro1">
          <table:table-cell office:value-type="string">
            <text:p>Forsaken value lvl 12</text:p>
          </table:table-cell>
          <table:table-cell office:value-type="float" office:value="1587.83439490446">
            <text:p>1587,8343949045</text:p>
          </table:table-cell>
          <table:table-cell table:number-columns-repeated="295"/>
        </table:table-row>
        <table:table-row table:style-name="ro1">
          <table:table-cell office:value-type="string">
            <text:p>Forsaken value lvl 13</text:p>
          </table:table-cell>
          <table:table-cell office:value-type="float" office:value="1906.23110151188">
            <text:p>1906,2311015119</text:p>
          </table:table-cell>
          <table:table-cell table:number-columns-repeated="295"/>
        </table:table-row>
        <table:table-row table:style-name="ro1">
          <table:table-cell office:value-type="string">
            <text:p>Forsaken value lvl 14</text:p>
          </table:table-cell>
          <table:table-cell office:value-type="float" office:value="2276.0338475708">
            <text:p>2276,0338475708</text:p>
          </table:table-cell>
          <table:table-cell table:number-columns-repeated="295"/>
        </table:table-row>
        <table:table-row table:style-name="ro1">
          <table:table-cell office:value-type="string">
            <text:p>Forsaken value lvl 15</text:p>
          </table:table-cell>
          <table:table-cell office:value-type="float" office:value="2710.48837209302">
            <text:p>2710,488372093</text:p>
          </table:table-cell>
          <table:table-cell table:number-columns-repeated="295"/>
        </table:table-row>
        <table:table-row table:style-name="ro1">
          <table:table-cell office:value-type="string">
            <text:p>Forsaken value lvl 16</text:p>
          </table:table-cell>
          <table:table-cell office:value-type="float" office:value="3178.00160513644">
            <text:p>3178,0016051364</text:p>
          </table:table-cell>
          <table:table-cell table:number-columns-repeated="295"/>
        </table:table-row>
        <table:table-row table:style-name="ro1">
          <table:table-cell office:value-type="string">
            <text:p>Forsaken value lvl 17</text:p>
          </table:table-cell>
          <table:table-cell office:value-type="float" office:value="3685.06747638327">
            <text:p>3685,0674763833</text:p>
          </table:table-cell>
          <table:table-cell table:number-columns-repeated="295"/>
        </table:table-row>
        <table:table-row table:style-name="ro1">
          <table:table-cell office:value-type="string">
            <text:p>Forsaken value lvl 18</text:p>
          </table:table-cell>
          <table:table-cell office:value-type="float" office:value="4251.99458483755">
            <text:p>4251,9945848376</text:p>
          </table:table-cell>
          <table:table-cell table:number-columns-repeated="295"/>
        </table:table-row>
        <table:table-row table:style-name="ro1">
          <table:table-cell office:value-type="string">
            <text:p>Forsaken value lvl 19</text:p>
          </table:table-cell>
          <table:table-cell office:value-type="float" office:value="5084.05764966741">
            <text:p>5084,0576496674</text:p>
          </table:table-cell>
          <table:table-cell table:number-columns-repeated="295"/>
        </table:table-row>
        <table:table-row table:style-name="ro1">
          <table:table-cell office:value-type="string">
            <text:p>Forsaken value lvl 20</text:p>
          </table:table-cell>
          <table:table-cell office:value-type="float" office:value="6170.625">
            <text:p>6170,625</text:p>
          </table:table-cell>
          <table:table-cell table:number-columns-repeated="295"/>
        </table:table-row>
        <table:table-row table:style-name="ro1">
          <table:table-cell office:value-type="string">
            <text:p>Forsaken value lvl 21</text:p>
          </table:table-cell>
          <table:table-cell office:value-type="float" office:value="7033.33333333333">
            <text:p>7033,3333333333</text:p>
          </table:table-cell>
          <table:table-cell table:number-columns-repeated="295"/>
        </table:table-row>
        <table:table-row table:style-name="ro1">
          <table:table-cell office:value-type="string">
            <text:p>Forsaken kills lvl 1</text:p>
          </table:table-cell>
          <table:table-cell office:value-type="float" office:value="14.25">
            <text:p>14,25</text:p>
          </table:table-cell>
          <table:table-cell table:number-columns-repeated="295"/>
        </table:table-row>
        <table:table-row table:style-name="ro1">
          <table:table-cell office:value-type="string">
            <text:p>Forsaken kills lvl 2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1">
          <table:table-cell office:value-type="string">
            <text:p>Forsaken kills lvl 3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1">
          <table:table-cell office:value-type="string">
            <text:p>Forsaken kills lvl 4</text:p>
          </table:table-cell>
          <table:table-cell office:value-type="float" office:value="54.9090909090909">
            <text:p>54,9090909091</text:p>
          </table:table-cell>
          <table:table-cell table:number-columns-repeated="295"/>
        </table:table-row>
        <table:table-row table:style-name="ro1">
          <table:table-cell office:value-type="string">
            <text:p>Forsaken kills lvl 5</text:p>
          </table:table-cell>
          <table:table-cell office:value-type="float" office:value="57.7872340425532">
            <text:p>57,7872340426</text:p>
          </table:table-cell>
          <table:table-cell table:number-columns-repeated="295"/>
        </table:table-row>
        <table:table-row table:style-name="ro1">
          <table:table-cell office:value-type="string">
            <text:p>Forsaken kills lvl 6</text:p>
          </table:table-cell>
          <table:table-cell office:value-type="float" office:value="66.8507462686567">
            <text:p>66,8507462687</text:p>
          </table:table-cell>
          <table:table-cell table:number-columns-repeated="295"/>
        </table:table-row>
        <table:table-row table:style-name="ro1">
          <table:table-cell office:value-type="string">
            <text:p>Forsaken kills lvl 7</text:p>
          </table:table-cell>
          <table:table-cell office:value-type="float" office:value="73.3488372093023">
            <text:p>73,3488372093</text:p>
          </table:table-cell>
          <table:table-cell table:number-columns-repeated="295"/>
        </table:table-row>
        <table:table-row table:style-name="ro1">
          <table:table-cell office:value-type="string">
            <text:p>Forsaken kills lvl 8</text:p>
          </table:table-cell>
          <table:table-cell office:value-type="float" office:value="87">
            <text:p>87</text:p>
          </table:table-cell>
          <table:table-cell table:number-columns-repeated="295"/>
        </table:table-row>
        <table:table-row table:style-name="ro1">
          <table:table-cell office:value-type="string">
            <text:p>Forsaken kills lvl 9</text:p>
          </table:table-cell>
          <table:table-cell office:value-type="float" office:value="106.5">
            <text:p>106,5</text:p>
          </table:table-cell>
          <table:table-cell table:number-columns-repeated="295"/>
        </table:table-row>
        <table:table-row table:style-name="ro1">
          <table:table-cell office:value-type="string">
            <text:p>Forsaken kills lvl 10</text:p>
          </table:table-cell>
          <table:table-cell office:value-type="float" office:value="101.152777777778">
            <text:p>101,1527777778</text:p>
          </table:table-cell>
          <table:table-cell table:number-columns-repeated="295"/>
        </table:table-row>
        <table:table-row table:style-name="ro1">
          <table:table-cell office:value-type="string">
            <text:p>Forsaken kills lvl 11</text:p>
          </table:table-cell>
          <table:table-cell office:value-type="float" office:value="111.853333333333">
            <text:p>111,8533333333</text:p>
          </table:table-cell>
          <table:table-cell table:number-columns-repeated="295"/>
        </table:table-row>
        <table:table-row table:style-name="ro1">
          <table:table-cell office:value-type="string">
            <text:p>Forsaken kills lvl 12</text:p>
          </table:table-cell>
          <table:table-cell office:value-type="float" office:value="128.305732484076">
            <text:p>128,3057324841</text:p>
          </table:table-cell>
          <table:table-cell table:number-columns-repeated="295"/>
        </table:table-row>
        <table:table-row table:style-name="ro1">
          <table:table-cell office:value-type="string">
            <text:p>Forsaken kills lvl 13</text:p>
          </table:table-cell>
          <table:table-cell office:value-type="float" office:value="139.401727861771">
            <text:p>139,4017278618</text:p>
          </table:table-cell>
          <table:table-cell table:number-columns-repeated="295"/>
        </table:table-row>
        <table:table-row table:style-name="ro1">
          <table:table-cell office:value-type="string">
            <text:p>Forsaken kills lvl 14</text:p>
          </table:table-cell>
          <table:table-cell office:value-type="float" office:value="152.736127101082">
            <text:p>152,7361271011</text:p>
          </table:table-cell>
          <table:table-cell table:number-columns-repeated="295"/>
        </table:table-row>
        <table:table-row table:style-name="ro1">
          <table:table-cell office:value-type="string">
            <text:p>Forsaken kills lvl 15</text:p>
          </table:table-cell>
          <table:table-cell office:value-type="float" office:value="160.924031007752">
            <text:p>160,9240310078</text:p>
          </table:table-cell>
          <table:table-cell table:number-columns-repeated="295"/>
        </table:table-row>
        <table:table-row table:style-name="ro1">
          <table:table-cell office:value-type="string">
            <text:p>Forsaken kills lvl 16</text:p>
          </table:table-cell>
          <table:table-cell office:value-type="float" office:value="180.53290529695">
            <text:p>180,532905297</text:p>
          </table:table-cell>
          <table:table-cell table:number-columns-repeated="295"/>
        </table:table-row>
        <table:table-row table:style-name="ro1">
          <table:table-cell office:value-type="string">
            <text:p>Forsaken kills lvl 17</text:p>
          </table:table-cell>
          <table:table-cell office:value-type="float" office:value="191.997300944669">
            <text:p>191,9973009447</text:p>
          </table:table-cell>
          <table:table-cell table:number-columns-repeated="295"/>
        </table:table-row>
        <table:table-row table:style-name="ro1">
          <table:table-cell office:value-type="string">
            <text:p>Forsaken kills lvl 18</text:p>
          </table:table-cell>
          <table:table-cell office:value-type="float" office:value="202.314079422383">
            <text:p>202,3140794224</text:p>
          </table:table-cell>
          <table:table-cell table:number-columns-repeated="295"/>
        </table:table-row>
        <table:table-row table:style-name="ro1">
          <table:table-cell office:value-type="string">
            <text:p>Forsaken kills lvl 19</text:p>
          </table:table-cell>
          <table:table-cell office:value-type="float" office:value="215.19512195122">
            <text:p>215,1951219512</text:p>
          </table:table-cell>
          <table:table-cell table:number-columns-repeated="295"/>
        </table:table-row>
        <table:table-row table:style-name="ro1">
          <table:table-cell office:value-type="string">
            <text:p>Forsaken kills lvl 20</text:p>
          </table:table-cell>
          <table:table-cell office:value-type="float" office:value="190.125">
            <text:p>190,125</text:p>
          </table:table-cell>
          <table:table-cell table:number-columns-repeated="295"/>
        </table:table-row>
        <table:table-row table:style-name="ro1">
          <table:table-cell office:value-type="string">
            <text:p>Forsaken kills lvl 21</text:p>
          </table:table-cell>
          <table:table-cell office:value-type="float" office:value="266.666666666667">
            <text:p>266,6666666667</text:p>
          </table:table-cell>
          <table:table-cell table:number-columns-repeated="295"/>
        </table:table-row>
        <table:table-row table:style-name="ro1">
          <table:table-cell office:value-type="string">
            <text:p>Forsaken leak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1">
          <table:table-cell office:value-type="string">
            <text:p>Forsaken leaks lvl 2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1">
          <table:table-cell office:value-type="string">
            <text:p>Forsaken leaks lvl 3</text:p>
          </table:table-cell>
          <table:table-cell office:value-type="float" office:value="4.18181818181818">
            <text:p>4,1818181818</text:p>
          </table:table-cell>
          <table:table-cell table:number-columns-repeated="295"/>
        </table:table-row>
        <table:table-row table:style-name="ro1">
          <table:table-cell office:value-type="string">
            <text:p>Forsaken leaks lvl 4</text:p>
          </table:table-cell>
          <table:table-cell office:value-type="float" office:value="8.36363636363636">
            <text:p>8,3636363636</text:p>
          </table:table-cell>
          <table:table-cell table:number-columns-repeated="295"/>
        </table:table-row>
        <table:table-row table:style-name="ro1">
          <table:table-cell office:value-type="string">
            <text:p>Forsaken leaks lvl 5</text:p>
          </table:table-cell>
          <table:table-cell office:value-type="float" office:value="10.2340425531915">
            <text:p>10,2340425532</text:p>
          </table:table-cell>
          <table:table-cell table:number-columns-repeated="295"/>
        </table:table-row>
        <table:table-row table:style-name="ro1">
          <table:table-cell office:value-type="string">
            <text:p>Forsaken leaks lvl 6</text:p>
          </table:table-cell>
          <table:table-cell office:value-type="float" office:value="7.98507462686567">
            <text:p>7,9850746269</text:p>
          </table:table-cell>
          <table:table-cell table:number-columns-repeated="295"/>
        </table:table-row>
        <table:table-row table:style-name="ro1">
          <table:table-cell office:value-type="string">
            <text:p>Forsaken leaks lvl 7</text:p>
          </table:table-cell>
          <table:table-cell office:value-type="float" office:value="17.1162790697674">
            <text:p>17,1162790698</text:p>
          </table:table-cell>
          <table:table-cell table:number-columns-repeated="295"/>
        </table:table-row>
        <table:table-row table:style-name="ro1">
          <table:table-cell office:value-type="string">
            <text:p>Forsaken leaks lvl 8</text:p>
          </table:table-cell>
          <table:table-cell office:value-type="float" office:value="12.8481012658228">
            <text:p>12,8481012658</text:p>
          </table:table-cell>
          <table:table-cell table:number-columns-repeated="295"/>
        </table:table-row>
        <table:table-row table:style-name="ro1">
          <table:table-cell office:value-type="string">
            <text:p>Forsaken leaks lvl 9</text:p>
          </table:table-cell>
          <table:table-cell office:value-type="float" office:value="14.9166666666667">
            <text:p>14,9166666667</text:p>
          </table:table-cell>
          <table:table-cell table:number-columns-repeated="295"/>
        </table:table-row>
        <table:table-row table:style-name="ro1">
          <table:table-cell office:value-type="string">
            <text:p>Forsaken leaks lvl 10</text:p>
          </table:table-cell>
          <table:table-cell office:value-type="float" office:value="17.7777777777778">
            <text:p>17,7777777778</text:p>
          </table:table-cell>
          <table:table-cell table:number-columns-repeated="295"/>
        </table:table-row>
        <table:table-row table:style-name="ro1">
          <table:table-cell office:value-type="string">
            <text:p>Forsaken leaks lvl 11</text:p>
          </table:table-cell>
          <table:table-cell office:value-type="float" office:value="14.36">
            <text:p>14,36</text:p>
          </table:table-cell>
          <table:table-cell table:number-columns-repeated="295"/>
        </table:table-row>
        <table:table-row table:style-name="ro1">
          <table:table-cell office:value-type="string">
            <text:p>Forsaken leaks lvl 12</text:p>
          </table:table-cell>
          <table:table-cell office:value-type="float" office:value="17.9363057324841">
            <text:p>17,9363057325</text:p>
          </table:table-cell>
          <table:table-cell table:number-columns-repeated="295"/>
        </table:table-row>
        <table:table-row table:style-name="ro1">
          <table:table-cell office:value-type="string">
            <text:p>Forsaken leaks lvl 13</text:p>
          </table:table-cell>
          <table:table-cell office:value-type="float" office:value="15.9956803455724">
            <text:p>15,9956803456</text:p>
          </table:table-cell>
          <table:table-cell table:number-columns-repeated="295"/>
        </table:table-row>
        <table:table-row table:style-name="ro1">
          <table:table-cell office:value-type="string">
            <text:p>Forsaken leaks lvl 14</text:p>
          </table:table-cell>
          <table:table-cell office:value-type="float" office:value="17.4846880036841">
            <text:p>17,4846880037</text:p>
          </table:table-cell>
          <table:table-cell table:number-columns-repeated="295"/>
        </table:table-row>
        <table:table-row table:style-name="ro1">
          <table:table-cell office:value-type="string">
            <text:p>Forsaken leaks lvl 15</text:p>
          </table:table-cell>
          <table:table-cell office:value-type="float" office:value="18.6643410852713">
            <text:p>18,6643410853</text:p>
          </table:table-cell>
          <table:table-cell table:number-columns-repeated="295"/>
        </table:table-row>
        <table:table-row table:style-name="ro1">
          <table:table-cell office:value-type="string">
            <text:p>Forsaken leaks lvl 16</text:p>
          </table:table-cell>
          <table:table-cell office:value-type="float" office:value="21.6163723916533">
            <text:p>21,6163723917</text:p>
          </table:table-cell>
          <table:table-cell table:number-columns-repeated="295"/>
        </table:table-row>
        <table:table-row table:style-name="ro1">
          <table:table-cell office:value-type="string">
            <text:p>Forsaken leaks lvl 17</text:p>
          </table:table-cell>
          <table:table-cell office:value-type="float" office:value="24.2631578947368">
            <text:p>24,2631578947</text:p>
          </table:table-cell>
          <table:table-cell table:number-columns-repeated="295"/>
        </table:table-row>
        <table:table-row table:style-name="ro1">
          <table:table-cell office:value-type="string">
            <text:p>Forsaken leaks lvl 18</text:p>
          </table:table-cell>
          <table:table-cell office:value-type="float" office:value="27.7545126353791">
            <text:p>27,7545126354</text:p>
          </table:table-cell>
          <table:table-cell table:number-columns-repeated="295"/>
        </table:table-row>
        <table:table-row table:style-name="ro1">
          <table:table-cell office:value-type="string">
            <text:p>Forsaken leaks lvl 19</text:p>
          </table:table-cell>
          <table:table-cell office:value-type="float" office:value="31.4412416851441">
            <text:p>31,4412416851</text:p>
          </table:table-cell>
          <table:table-cell table:number-columns-repeated="295"/>
        </table:table-row>
        <table:table-row table:style-name="ro1">
          <table:table-cell office:value-type="string">
            <text:p>Forsaken leaks lvl 20</text:p>
          </table:table-cell>
          <table:table-cell office:value-type="float" office:value="28.875">
            <text:p>28,875</text:p>
          </table:table-cell>
          <table:table-cell table:number-columns-repeated="295"/>
        </table:table-row>
        <table:table-row table:style-name="ro1">
          <table:table-cell office:value-type="string">
            <text:p>Forsaken leaks lvl 21</text:p>
          </table:table-cell>
          <table:table-cell office:value-type="float" office:value="13.6666666666667">
            <text:p>13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</text:p>
          </table:table-cell>
          <table:table-cell office:value-type="float" office:value="1.5">
            <text:p>1,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3</text:p>
          </table:table-cell>
          <table:table-cell office:value-type="float" office:value="2.07894736842105">
            <text:p>2,078947368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4</text:p>
          </table:table-cell>
          <table:table-cell office:value-type="float" office:value="3.2">
            <text:p>3,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5</text:p>
          </table:table-cell>
          <table:table-cell office:value-type="float" office:value="3.2258064516129">
            <text:p>3,225806451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6</text:p>
          </table:table-cell>
          <table:table-cell office:value-type="float" office:value="3.57317073170732">
            <text:p>3,5731707317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7</text:p>
          </table:table-cell>
          <table:table-cell office:value-type="float" office:value="4.3859649122807">
            <text:p>4,3859649123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8</text:p>
          </table:table-cell>
          <table:table-cell office:value-type="float" office:value="4.66">
            <text:p>4,6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9</text:p>
          </table:table-cell>
          <table:table-cell office:value-type="float" office:value="5.44444444444444">
            <text:p>5,444444444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0</text:p>
          </table:table-cell>
          <table:table-cell office:value-type="float" office:value="6.10489510489511">
            <text:p>6,104895104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1</text:p>
          </table:table-cell>
          <table:table-cell office:value-type="float" office:value="6.74336283185841">
            <text:p>6,743362831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2</text:p>
          </table:table-cell>
          <table:table-cell office:value-type="float" office:value="7.15568862275449">
            <text:p>7,1556886228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3</text:p>
          </table:table-cell>
          <table:table-cell office:value-type="float" office:value="7.80192719486081">
            <text:p>7,8019271949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4</text:p>
          </table:table-cell>
          <table:table-cell office:value-type="float" office:value="7.66386299148764">
            <text:p>7,663862991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5</text:p>
          </table:table-cell>
          <table:table-cell office:value-type="float" office:value="7.96778970751573">
            <text:p>7,9677897075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6</text:p>
          </table:table-cell>
          <table:table-cell office:value-type="float" office:value="10.5772980501393">
            <text:p>10,5772980501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7</text:p>
          </table:table-cell>
          <table:table-cell office:value-type="float" office:value="12.5781865965834">
            <text:p>12,5781865966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8</text:p>
          </table:table-cell>
          <table:table-cell office:value-type="float" office:value="14.437641723356">
            <text:p>14,4376417234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19</text:p>
          </table:table-cell>
          <table:table-cell office:value-type="float" office:value="15.8259587020649">
            <text:p>15,8259587021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0</text:p>
          </table:table-cell>
          <table:table-cell office:value-type="float" office:value="16.8181818181818">
            <text:p>16,8181818182</text:p>
          </table:table-cell>
          <table:table-cell table:number-columns-repeated="295"/>
        </table:table-row>
        <table:table-row table:style-name="ro1">
          <table:table-cell office:value-type="string">
            <text:p>Mastermind workers lvl 21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3</text:p>
          </table:table-cell>
          <table:table-cell office:value-type="float" office:value="14.6842105263158">
            <text:p>14,684210526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4</text:p>
          </table:table-cell>
          <table:table-cell office:value-type="float" office:value="33.575">
            <text:p>33,57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5</text:p>
          </table:table-cell>
          <table:table-cell office:value-type="float" office:value="40.4677419354839">
            <text:p>40,4677419355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6</text:p>
          </table:table-cell>
          <table:table-cell office:value-type="float" office:value="53.2439024390244">
            <text:p>53,24390243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7</text:p>
          </table:table-cell>
          <table:table-cell office:value-type="float" office:value="77.9473684210526">
            <text:p>77,947368421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8</text:p>
          </table:table-cell>
          <table:table-cell office:value-type="float" office:value="87.14">
            <text:p>87,1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9</text:p>
          </table:table-cell>
          <table:table-cell office:value-type="float" office:value="108.925925925926">
            <text:p>108,925925925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0</text:p>
          </table:table-cell>
          <table:table-cell office:value-type="float" office:value="135.048951048951">
            <text:p>135,04895104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1</text:p>
          </table:table-cell>
          <table:table-cell office:value-type="float" office:value="156.929203539823">
            <text:p>156,929203539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2</text:p>
          </table:table-cell>
          <table:table-cell office:value-type="float" office:value="174.763473053892">
            <text:p>174,7634730539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3</text:p>
          </table:table-cell>
          <table:table-cell office:value-type="float" office:value="208.255888650964">
            <text:p>208,255888651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4</text:p>
          </table:table-cell>
          <table:table-cell office:value-type="float" office:value="223.979529793271">
            <text:p>223,979529793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5</text:p>
          </table:table-cell>
          <table:table-cell office:value-type="float" office:value="258.879674194743">
            <text:p>258,879674194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6</text:p>
          </table:table-cell>
          <table:table-cell office:value-type="float" office:value="296.481894150418">
            <text:p>296,4818941504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7</text:p>
          </table:table-cell>
          <table:table-cell office:value-type="float" office:value="346.256898817346">
            <text:p>346,2568988173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8</text:p>
          </table:table-cell>
          <table:table-cell office:value-type="float" office:value="414.315192743764">
            <text:p>414,315192743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19</text:p>
          </table:table-cell>
          <table:table-cell office:value-type="float" office:value="499.347099311701">
            <text:p>499,3470993117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0</text:p>
          </table:table-cell>
          <table:table-cell office:value-type="float" office:value="537.181818181818">
            <text:p>537,1818181818</text:p>
          </table:table-cell>
          <table:table-cell table:number-columns-repeated="295"/>
        </table:table-row>
        <table:table-row table:style-name="ro1">
          <table:table-cell office:value-type="string">
            <text:p>Mastermind income lvl 21</text:p>
          </table:table-cell>
          <table:table-cell office:value-type="float" office:value="806">
            <text:p>80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</text:p>
          </table:table-cell>
          <table:table-cell office:value-type="float" office:value="127.5">
            <text:p>127,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</text:p>
          </table:table-cell>
          <table:table-cell office:value-type="float" office:value="205">
            <text:p>20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3</text:p>
          </table:table-cell>
          <table:table-cell office:value-type="float" office:value="295">
            <text:p>29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4</text:p>
          </table:table-cell>
          <table:table-cell office:value-type="float" office:value="301.5">
            <text:p>301,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5</text:p>
          </table:table-cell>
          <table:table-cell office:value-type="float" office:value="451.935483870968">
            <text:p>451,93548387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6</text:p>
          </table:table-cell>
          <table:table-cell office:value-type="float" office:value="563.414634146341">
            <text:p>563,414634146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7</text:p>
          </table:table-cell>
          <table:table-cell office:value-type="float" office:value="736.228070175439">
            <text:p>736,228070175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8</text:p>
          </table:table-cell>
          <table:table-cell office:value-type="float" office:value="838.666666666667">
            <text:p>838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9</text:p>
          </table:table-cell>
          <table:table-cell office:value-type="float" office:value="1068.7037037037">
            <text:p>1068,7037037037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0</text:p>
          </table:table-cell>
          <table:table-cell office:value-type="float" office:value="1238.98601398601">
            <text:p>1238,98601398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1</text:p>
          </table:table-cell>
          <table:table-cell office:value-type="float" office:value="1463.45132743363">
            <text:p>1463,451327433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2</text:p>
          </table:table-cell>
          <table:table-cell office:value-type="float" office:value="1737.17065868263">
            <text:p>1737,1706586826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3</text:p>
          </table:table-cell>
          <table:table-cell office:value-type="float" office:value="1997.82119914347">
            <text:p>1997,821199143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4</text:p>
          </table:table-cell>
          <table:table-cell office:value-type="float" office:value="2354.05451965951">
            <text:p>2354,054519659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5</text:p>
          </table:table-cell>
          <table:table-cell office:value-type="float" office:value="2784.42798963347">
            <text:p>2784,4279896335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6</text:p>
          </table:table-cell>
          <table:table-cell office:value-type="float" office:value="3212.19707520891">
            <text:p>3212,197075208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7</text:p>
          </table:table-cell>
          <table:table-cell office:value-type="float" office:value="3667.81865965834">
            <text:p>3667,8186596583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8</text:p>
          </table:table-cell>
          <table:table-cell office:value-type="float" office:value="4287.71730914588">
            <text:p>4287,7173091459</text:p>
          </table:table-cell>
          <table:table-cell table:number-columns-repeated="295"/>
        </table:table-row>
        <table:table-row table:style-name="ro1">
          <table:table-cell office:value-type="string">
            <text:p>Mastermind value lvl 19</text:p>
          </table:table-cell>
          <table:table-cell office:value-type="float" office:value="5068.3087512291">
            <text:p>5068,3087512291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0</text:p>
          </table:table-cell>
          <table:table-cell office:value-type="float" office:value="5573.63636363636">
            <text:p>5573,6363636364</text:p>
          </table:table-cell>
          <table:table-cell table:number-columns-repeated="295"/>
        </table:table-row>
        <table:table-row table:style-name="ro1">
          <table:table-cell office:value-type="string">
            <text:p>Mastermind value lvl 21</text:p>
          </table:table-cell>
          <table:table-cell office:value-type="float" office:value="7455">
            <text:p>745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</text:p>
          </table:table-cell>
          <table:table-cell office:value-type="float" office:value="11.6666666666667">
            <text:p>11,6666666667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</text:p>
          </table:table-cell>
          <table:table-cell office:value-type="float" office:value="27.5">
            <text:p>27,5</text:p>
          </table:table-cell>
          <table:table-cell table:number-columns-repeated="295"/>
        </table:table-row>
        <table:table-row table:style-name="ro1">
          <table:table-cell office:value-type="string">
            <text:p>Mastermind kills lvl 3</text:p>
          </table:table-cell>
          <table:table-cell office:value-type="float" office:value="37.8421052631579">
            <text:p>37,842105263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4</text:p>
          </table:table-cell>
          <table:table-cell office:value-type="float" office:value="47.2">
            <text:p>47,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5</text:p>
          </table:table-cell>
          <table:table-cell office:value-type="float" office:value="63.3629032258064">
            <text:p>63,362903225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6</text:p>
          </table:table-cell>
          <table:table-cell office:value-type="float" office:value="68.1707317073171">
            <text:p>68,1707317073</text:p>
          </table:table-cell>
          <table:table-cell table:number-columns-repeated="295"/>
        </table:table-row>
        <table:table-row table:style-name="ro1">
          <table:table-cell office:value-type="string">
            <text:p>Mastermind kills lvl 7</text:p>
          </table:table-cell>
          <table:table-cell office:value-type="float" office:value="84.280701754386">
            <text:p>84,280701754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8</text:p>
          </table:table-cell>
          <table:table-cell office:value-type="float" office:value="91.2933333333333">
            <text:p>91,2933333333</text:p>
          </table:table-cell>
          <table:table-cell table:number-columns-repeated="295"/>
        </table:table-row>
        <table:table-row table:style-name="ro1">
          <table:table-cell office:value-type="string">
            <text:p>Mastermind kills lvl 9</text:p>
          </table:table-cell>
          <table:table-cell office:value-type="float" office:value="115.296296296296">
            <text:p>115,2962962963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0</text:p>
          </table:table-cell>
          <table:table-cell office:value-type="float" office:value="112.083916083916">
            <text:p>112,0839160839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1</text:p>
          </table:table-cell>
          <table:table-cell office:value-type="float" office:value="123.522123893805">
            <text:p>123,522123893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2</text:p>
          </table:table-cell>
          <table:table-cell office:value-type="float" office:value="136.796407185629">
            <text:p>136,7964071856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3</text:p>
          </table:table-cell>
          <table:table-cell office:value-type="float" office:value="144.147751605996">
            <text:p>144,147751606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4</text:p>
          </table:table-cell>
          <table:table-cell office:value-type="float" office:value="155.844244021078">
            <text:p>155,844244021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5</text:p>
          </table:table-cell>
          <table:table-cell office:value-type="float" office:value="165.810810810811">
            <text:p>165,8108108108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6</text:p>
          </table:table-cell>
          <table:table-cell office:value-type="float" office:value="181.426183844011">
            <text:p>181,42618384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7</text:p>
          </table:table-cell>
          <table:table-cell office:value-type="float" office:value="196.916557161629">
            <text:p>196,9165571616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8</text:p>
          </table:table-cell>
          <table:table-cell office:value-type="float" office:value="210.863945578231">
            <text:p>210,8639455782</text:p>
          </table:table-cell>
          <table:table-cell table:number-columns-repeated="295"/>
        </table:table-row>
        <table:table-row table:style-name="ro1">
          <table:table-cell office:value-type="string">
            <text:p>Mastermind kills lvl 19</text:p>
          </table:table-cell>
          <table:table-cell office:value-type="float" office:value="223.448377581121">
            <text:p>223,4483775811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0</text:p>
          </table:table-cell>
          <table:table-cell office:value-type="float" office:value="221.636363636364">
            <text:p>221,6363636364</text:p>
          </table:table-cell>
          <table:table-cell table:number-columns-repeated="295"/>
        </table:table-row>
        <table:table-row table:style-name="ro1">
          <table:table-cell office:value-type="string">
            <text:p>Mastermind kills lvl 21</text:p>
          </table:table-cell>
          <table:table-cell office:value-type="float" office:value="262.5">
            <text:p>262,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</text:p>
          </table:table-cell>
          <table:table-cell office:value-type="float" office:value="1.83333333333333">
            <text:p>1,833333333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1">
          <table:table-cell office:value-type="string">
            <text:p>Mastermind leaks lvl 3</text:p>
          </table:table-cell>
          <table:table-cell office:value-type="float" office:value="6.42105263157895">
            <text:p>6,421052631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4</text:p>
          </table:table-cell>
          <table:table-cell office:value-type="float" office:value="11.925">
            <text:p>11,92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5</text:p>
          </table:table-cell>
          <table:table-cell office:value-type="float" office:value="7.84677419354839">
            <text:p>7,846774193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6</text:p>
          </table:table-cell>
          <table:table-cell office:value-type="float" office:value="8.82926829268293">
            <text:p>8,8292682927</text:p>
          </table:table-cell>
          <table:table-cell table:number-columns-repeated="295"/>
        </table:table-row>
        <table:table-row table:style-name="ro1">
          <table:table-cell office:value-type="string">
            <text:p>Mastermind leaks lvl 7</text:p>
          </table:table-cell>
          <table:table-cell office:value-type="float" office:value="9.75438596491228">
            <text:p>9,7543859649</text:p>
          </table:table-cell>
          <table:table-cell table:number-columns-repeated="295"/>
        </table:table-row>
        <table:table-row table:style-name="ro1">
          <table:table-cell office:value-type="string">
            <text:p>Mastermind leaks lvl 8</text:p>
          </table:table-cell>
          <table:table-cell office:value-type="float" office:value="10.86">
            <text:p>10,86</text:p>
          </table:table-cell>
          <table:table-cell table:number-columns-repeated="295"/>
        </table:table-row>
        <table:table-row table:style-name="ro1">
          <table:table-cell office:value-type="string">
            <text:p>Mastermind leaks lvl 9</text:p>
          </table:table-cell>
          <table:table-cell office:value-type="float" office:value="9.07407407407407">
            <text:p>9,074074074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0</text:p>
          </table:table-cell>
          <table:table-cell office:value-type="float" office:value="12.5594405594406">
            <text:p>12,559440559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1</text:p>
          </table:table-cell>
          <table:table-cell office:value-type="float" office:value="16.3097345132743">
            <text:p>16,3097345133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2</text:p>
          </table:table-cell>
          <table:table-cell office:value-type="float" office:value="15.0748502994012">
            <text:p>15,0748502994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3</text:p>
          </table:table-cell>
          <table:table-cell office:value-type="float" office:value="12.4432548179872">
            <text:p>12,44325481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4</text:p>
          </table:table-cell>
          <table:table-cell office:value-type="float" office:value="14.8859951357925">
            <text:p>14,8859951358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5</text:p>
          </table:table-cell>
          <table:table-cell office:value-type="float" office:value="16.5820066641984">
            <text:p>16,582006664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6</text:p>
          </table:table-cell>
          <table:table-cell office:value-type="float" office:value="20.5487465181059">
            <text:p>20,5487465181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7</text:p>
          </table:table-cell>
          <table:table-cell office:value-type="float" office:value="22.0742444152431">
            <text:p>22,074244415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8</text:p>
          </table:table-cell>
          <table:table-cell office:value-type="float" office:value="24.0559334845049">
            <text:p>24,055933484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19</text:p>
          </table:table-cell>
          <table:table-cell office:value-type="float" office:value="28.7276302851524">
            <text:p>28,7276302852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0</text:p>
          </table:table-cell>
          <table:table-cell office:value-type="float" office:value="40.5454545454545">
            <text:p>40,5454545455</text:p>
          </table:table-cell>
          <table:table-cell table:number-columns-repeated="295"/>
        </table:table-row>
        <table:table-row table:style-name="ro1">
          <table:table-cell office:value-type="string">
            <text:p>Mastermind leaks lvl 21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watewer(8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Corto(20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Luki(18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76 (Suffix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713 (Ghirn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8685 (Toppie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5" table:end-x="1.763cm" table:end-y="0.028cm" draw:z-index="0" draw:style-name="gr1" draw:text-style-name="P1" svg:width="26.539cm" svg:height="16.759cm" svg:x="0.001cm" svg:y="0.431cm">
              <draw:object draw:notify-on-update-of-ranges="Overview.B19:Overview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number-columns-repeated="5" table:style-name="ce8" office:value-type="string">
            <text:p>Grove</text:p>
          </table:table-cell>
          <table:table-cell table:number-columns-repeated="5" table:style-name="ce10" office:value-type="string">
            <text:p>Mech</text:p>
          </table:table-cell>
          <table:table-cell table:number-columns-repeated="5"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2">
            <text:p>2</text:p>
          </table:table-cell>
          <table:table-cell table:style-name="ce9" table:formula="of:=AVERAGE([Overview.B166:.KK166])" office:value-type="float" office:value="8">
            <text:p>8</text:p>
          </table:table-cell>
          <table:table-cell table:style-name="ce9" table:formula="of:=AVERAGE([Overview.B187:.KK187])" office:value-type="float" office:value="136.666666666667">
            <text:p>136,6666666667</text:p>
          </table:table-cell>
          <table:table-cell table:style-name="ce9" table:formula="of:=AVERAGE([Overview.B208:.KK208])" office:value-type="float" office:value="8.66666666666667">
            <text:p>8,6666666667</text:p>
          </table:table-cell>
          <table:table-cell table:style-name="ce9" table:formula="of:=AVERAGE([Overview.B229:.KK229])" office:value-type="float" office:value="3.66666666666667">
            <text:p>3,6666666667</text:p>
          </table:table-cell>
          <table:table-cell table:style-name="ce11" table:formula="of:=AVERAGE([Overview.B250:.KK250])" office:value-type="float" office:value="1.66666666666667">
            <text:p>1,6666666667</text:p>
          </table:table-cell>
          <table:table-cell table:style-name="ce11" table:formula="of:=AVERAGE([Overview.B271:.KK271])" office:value-type="float" office:value="8">
            <text:p>8</text:p>
          </table:table-cell>
          <table:table-cell table:style-name="ce11" table:formula="of:=AVERAGE([Overview.B292:.KK292])" office:value-type="float" office:value="158.333333333333">
            <text:p>158,3333333333</text:p>
          </table:table-cell>
          <table:table-cell table:style-name="ce11" table:formula="of:=AVERAGE([Overview.B313:.KK313])" office:value-type="float" office:value="8.33333333333333">
            <text:p>8,3333333333</text:p>
          </table:table-cell>
          <table:table-cell table:style-name="ce11" table:formula="of:=AVERAGE([Overview.B334:.KK334])" office:value-type="float" office:value="2.66666666666667">
            <text:p>2,6666666667</text:p>
          </table:table-cell>
          <table:table-cell table:style-name="ce13" table:formula="of:=AVERAGE([Overview.B355:.KK355])" office:value-type="float" office:value="1.5">
            <text:p>1,5</text:p>
          </table:table-cell>
          <table:table-cell table:style-name="ce13" table:formula="of:=AVERAGE([Overview.B376:.KK376])" office:value-type="float" office:value="6">
            <text:p>6</text:p>
          </table:table-cell>
          <table:table-cell table:style-name="ce13" table:formula="of:=AVERAGE([Overview.B397:.KK397])" office:value-type="float" office:value="181.25">
            <text:p>181,25</text:p>
          </table:table-cell>
          <table:table-cell table:style-name="ce13" table:formula="of:=AVERAGE([Overview.B418:.KK418])" office:value-type="float" office:value="14.25">
            <text:p>14,25</text:p>
          </table:table-cell>
          <table:table-cell table:style-name="ce13" table:formula="of:=AVERAGE([Overview.B439:.KK439])" office:value-type="float" office:value="1.5">
            <text:p>1,5</text:p>
          </table:table-cell>
          <table:table-cell table:style-name="ce18" table:formula="of:=AVERAGE([Overview.B460:.KK460])" office:value-type="float" office:value="1.5">
            <text:p>1,5</text:p>
          </table:table-cell>
          <table:table-cell table:style-name="ce18" table:formula="of:=AVERAGE([Overview.B481:.KK481])" office:value-type="float" office:value="4">
            <text:p>4</text:p>
          </table:table-cell>
          <table:table-cell table:style-name="ce18" table:formula="of:=AVERAGE([Overview.B502:.KK502])" office:value-type="float" office:value="127.5">
            <text:p>127,5</text:p>
          </table:table-cell>
          <table:table-cell table:style-name="ce18" table:formula="of:=AVERAGE([Overview.B523:.KK523])" office:value-type="float" office:value="11.6666666666667">
            <text:p>11,6666666667</text:p>
          </table:table-cell>
          <table:table-cell table:style-name="ce18" table:formula="of:=AVERAGE([Overview.B544:.KK544])" office:value-type="float" office:value="1.83333333333333">
            <text:p>1,8333333333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2">
            <text:p>2</text:p>
          </table:table-cell>
          <table:table-cell table:style-name="ce7" table:formula="of:=AVERAGE([Overview.B62:.KK62])" office:value-type="float" office:value="18">
            <text:p>18</text:p>
          </table:table-cell>
          <table:table-cell table:style-name="ce7" table:formula="of:=AVERAGE([Overview.B83:.KK83])" office:value-type="float" office:value="230">
            <text:p>230</text:p>
          </table:table-cell>
          <table:table-cell table:style-name="ce7" table:formula="of:=AVERAGE([Overview.B104:.KK104])" office:value-type="float" office:value="28">
            <text:p>28</text:p>
          </table:table-cell>
          <table:table-cell table:style-name="ce7" table:formula="of:=AVERAGE([Overview.B125:.KK125])" office:value-type="float" office:value="0">
            <text:p>0</text:p>
          </table:table-cell>
          <table:table-cell table:style-name="ce9" table:formula="of:=AVERAGE([Overview.B146:.KK146])" office:value-type="float" office:value="2">
            <text:p>2</text:p>
          </table:table-cell>
          <table:table-cell table:style-name="ce9" table:formula="of:=AVERAGE([Overview.B167:.KK167])" office:value-type="float" office:value="15">
            <text:p>15</text:p>
          </table:table-cell>
          <table:table-cell table:style-name="ce9" table:formula="of:=AVERAGE([Overview.B188:.KK188])" office:value-type="float" office:value="212.5">
            <text:p>212,5</text:p>
          </table:table-cell>
          <table:table-cell table:style-name="ce9" table:formula="of:=AVERAGE([Overview.B209:.KK209])" office:value-type="float" office:value="29">
            <text:p>29</text:p>
          </table:table-cell>
          <table:table-cell table:style-name="ce9" table:formula="of:=AVERAGE([Overview.B230:.KK230])" office:value-type="float" office:value="0">
            <text:p>0</text:p>
          </table:table-cell>
          <table:table-cell table:style-name="ce11" table:formula="of:=AVERAGE([Overview.B251:.KK251])" office:value-type="float" office:value="2">
            <text:p>2</text:p>
          </table:table-cell>
          <table:table-cell table:style-name="ce11" table:formula="of:=AVERAGE([Overview.B272:.KK272])" office:value-type="float" office:value="18">
            <text:p>18</text:p>
          </table:table-cell>
          <table:table-cell table:style-name="ce11" table:formula="of:=AVERAGE([Overview.B293:.KK293])" office:value-type="float" office:value="200">
            <text:p>200</text:p>
          </table:table-cell>
          <table:table-cell table:style-name="ce11" table:formula="of:=AVERAGE([Overview.B314:.KK314])" office:value-type="float" office:value="23">
            <text:p>23</text:p>
          </table:table-cell>
          <table:table-cell table:style-name="ce11" table:formula="of:=AVERAGE([Overview.B335:.KK335])" office:value-type="float" office:value="3">
            <text:p>3</text:p>
          </table:table-cell>
          <table:table-cell table:style-name="ce13" table:formula="of:=AVERAGE([Overview.B356:.KK356])" office:value-type="float" office:value="1.5">
            <text:p>1,5</text:p>
          </table:table-cell>
          <table:table-cell table:style-name="ce13" table:formula="of:=AVERAGE([Overview.B377:.KK377])" office:value-type="float" office:value="6">
            <text:p>6</text:p>
          </table:table-cell>
          <table:table-cell table:style-name="ce13" table:formula="of:=AVERAGE([Overview.B398:.KK398])" office:value-type="float" office:value="152.5">
            <text:p>152,5</text:p>
          </table:table-cell>
          <table:table-cell table:style-name="ce13" table:formula="of:=AVERAGE([Overview.B419:.KK419])" office:value-type="float" office:value="14">
            <text:p>14</text:p>
          </table:table-cell>
          <table:table-cell table:style-name="ce13" table:formula="of:=AVERAGE([Overview.B440:.KK440])" office:value-type="float" office:value="11.5">
            <text:p>11,5</text:p>
          </table:table-cell>
          <table:table-cell table:style-name="ce18" table:formula="of:=AVERAGE([Overview.B461:.KK461])" office:value-type="float" office:value="1.5">
            <text:p>1,5</text:p>
          </table:table-cell>
          <table:table-cell table:style-name="ce18" table:formula="of:=AVERAGE([Overview.B482:.KK482])" office:value-type="float" office:value="12">
            <text:p>12</text:p>
          </table:table-cell>
          <table:table-cell table:style-name="ce18" table:formula="of:=AVERAGE([Overview.B503:.KK503])" office:value-type="float" office:value="205">
            <text:p>205</text:p>
          </table:table-cell>
          <table:table-cell table:style-name="ce18" table:formula="of:=AVERAGE([Overview.B524:.KK524])" office:value-type="float" office:value="27.5">
            <text:p>27,5</text:p>
          </table:table-cell>
          <table:table-cell table:style-name="ce18" table:formula="of:=AVERAGE([Overview.B545:.KK545])" office:value-type="float" office:value="0">
            <text:p>0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2.58333333333333">
            <text:p>2,5833333333</text:p>
          </table:table-cell>
          <table:table-cell table:style-name="ce7" table:formula="of:=AVERAGE([Overview.B63:.KK63])" office:value-type="float" office:value="17">
            <text:p>17</text:p>
          </table:table-cell>
          <table:table-cell table:style-name="ce7" table:formula="of:=AVERAGE([Overview.B84:.KK84])" office:value-type="float" office:value="227.083333333333">
            <text:p>227,0833333333</text:p>
          </table:table-cell>
          <table:table-cell table:style-name="ce7" table:formula="of:=AVERAGE([Overview.B105:.KK105])" office:value-type="float" office:value="32.3333333333333">
            <text:p>32,3333333333</text:p>
          </table:table-cell>
          <table:table-cell table:style-name="ce7" table:formula="of:=AVERAGE([Overview.B126:.KK126])" office:value-type="float" office:value="7.08333333333333">
            <text:p>7,0833333333</text:p>
          </table:table-cell>
          <table:table-cell table:style-name="ce9" table:formula="of:=AVERAGE([Overview.B147:.KK147])" office:value-type="float" office:value="2.22222222222222">
            <text:p>2,2222222222</text:p>
          </table:table-cell>
          <table:table-cell table:style-name="ce9" table:formula="of:=AVERAGE([Overview.B168:.KK168])" office:value-type="float" office:value="17.6666666666667">
            <text:p>17,6666666667</text:p>
          </table:table-cell>
          <table:table-cell table:style-name="ce9" table:formula="of:=AVERAGE([Overview.B189:.KK189])" office:value-type="float" office:value="314.444444444444">
            <text:p>314,4444444444</text:p>
          </table:table-cell>
          <table:table-cell table:style-name="ce9" table:formula="of:=AVERAGE([Overview.B210:.KK210])" office:value-type="float" office:value="42.3333333333333">
            <text:p>42,3333333333</text:p>
          </table:table-cell>
          <table:table-cell table:style-name="ce9" table:formula="of:=AVERAGE([Overview.B231:.KK231])" office:value-type="float" office:value="1.66666666666667">
            <text:p>1,6666666667</text:p>
          </table:table-cell>
          <table:table-cell table:style-name="ce11" table:formula="of:=AVERAGE([Overview.B252:.KK252])" office:value-type="float" office:value="2.1">
            <text:p>2,1</text:p>
          </table:table-cell>
          <table:table-cell table:style-name="ce11" table:formula="of:=AVERAGE([Overview.B273:.KK273])" office:value-type="float" office:value="18.9">
            <text:p>18,9</text:p>
          </table:table-cell>
          <table:table-cell table:style-name="ce11" table:formula="of:=AVERAGE([Overview.B294:.KK294])" office:value-type="float" office:value="323">
            <text:p>323</text:p>
          </table:table-cell>
          <table:table-cell table:style-name="ce11" table:formula="of:=AVERAGE([Overview.B315:.KK315])" office:value-type="float" office:value="37.8">
            <text:p>37,8</text:p>
          </table:table-cell>
          <table:table-cell table:style-name="ce11" table:formula="of:=AVERAGE([Overview.B336:.KK336])" office:value-type="float" office:value="5">
            <text:p>5</text:p>
          </table:table-cell>
          <table:table-cell table:style-name="ce13" table:formula="of:=AVERAGE([Overview.B357:.KK357])" office:value-type="float" office:value="2.63636363636364">
            <text:p>2,6363636364</text:p>
          </table:table-cell>
          <table:table-cell table:style-name="ce13" table:formula="of:=AVERAGE([Overview.B378:.KK378])" office:value-type="float" office:value="20.4545454545455">
            <text:p>20,4545454545</text:p>
          </table:table-cell>
          <table:table-cell table:style-name="ce13" table:formula="of:=AVERAGE([Overview.B399:.KK399])" office:value-type="float" office:value="294.545454545455">
            <text:p>294,5454545455</text:p>
          </table:table-cell>
          <table:table-cell table:style-name="ce13" table:formula="of:=AVERAGE([Overview.B420:.KK420])" office:value-type="float" office:value="39">
            <text:p>39</text:p>
          </table:table-cell>
          <table:table-cell table:style-name="ce13" table:formula="of:=AVERAGE([Overview.B441:.KK441])" office:value-type="float" office:value="4.18181818181818">
            <text:p>4,1818181818</text:p>
          </table:table-cell>
          <table:table-cell table:style-name="ce18" table:formula="of:=AVERAGE([Overview.B462:.KK462])" office:value-type="float" office:value="2.07894736842105">
            <text:p>2,0789473684</text:p>
          </table:table-cell>
          <table:table-cell table:style-name="ce18" table:formula="of:=AVERAGE([Overview.B483:.KK483])" office:value-type="float" office:value="14.6842105263158">
            <text:p>14,6842105263</text:p>
          </table:table-cell>
          <table:table-cell table:style-name="ce18" table:formula="of:=AVERAGE([Overview.B504:.KK504])" office:value-type="float" office:value="295">
            <text:p>295</text:p>
          </table:table-cell>
          <table:table-cell table:style-name="ce18" table:formula="of:=AVERAGE([Overview.B525:.KK525])" office:value-type="float" office:value="37.8421052631579">
            <text:p>37,8421052632</text:p>
          </table:table-cell>
          <table:table-cell table:style-name="ce18" table:formula="of:=AVERAGE([Overview.B546:.KK546])" office:value-type="float" office:value="6.42105263157895">
            <text:p>6,4210526316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2.75">
            <text:p>2,75</text:p>
          </table:table-cell>
          <table:table-cell table:style-name="ce7" table:formula="of:=AVERAGE([Overview.B64:.KK64])" office:value-type="float" office:value="34.75">
            <text:p>34,75</text:p>
          </table:table-cell>
          <table:table-cell table:style-name="ce7" table:formula="of:=AVERAGE([Overview.B85:.KK85])" office:value-type="float" office:value="347.916666666667">
            <text:p>347,9166666667</text:p>
          </table:table-cell>
          <table:table-cell table:style-name="ce7" table:formula="of:=AVERAGE([Overview.B106:.KK106])" office:value-type="float" office:value="42.75">
            <text:p>42,75</text:p>
          </table:table-cell>
          <table:table-cell table:style-name="ce7" table:formula="of:=AVERAGE([Overview.B127:.KK127])" office:value-type="float" office:value="14.3333333333333">
            <text:p>14,3333333333</text:p>
          </table:table-cell>
          <table:table-cell table:style-name="ce9" table:formula="of:=AVERAGE([Overview.B148:.KK148])" office:value-type="float" office:value="2.72727272727273">
            <text:p>2,7272727273</text:p>
          </table:table-cell>
          <table:table-cell table:style-name="ce9" table:formula="of:=AVERAGE([Overview.B169:.KK169])" office:value-type="float" office:value="23.4545454545455">
            <text:p>23,4545454545</text:p>
          </table:table-cell>
          <table:table-cell table:style-name="ce9" table:formula="of:=AVERAGE([Overview.B190:.KK190])" office:value-type="float" office:value="369.545454545455">
            <text:p>369,5454545455</text:p>
          </table:table-cell>
          <table:table-cell table:style-name="ce9" table:formula="of:=AVERAGE([Overview.B211:.KK211])" office:value-type="float" office:value="51.7272727272727">
            <text:p>51,7272727273</text:p>
          </table:table-cell>
          <table:table-cell table:style-name="ce9" table:formula="of:=AVERAGE([Overview.B232:.KK232])" office:value-type="float" office:value="10.6363636363636">
            <text:p>10,6363636364</text:p>
          </table:table-cell>
          <table:table-cell table:style-name="ce11" table:formula="of:=AVERAGE([Overview.B253:.KK253])" office:value-type="float" office:value="2.89473684210526">
            <text:p>2,8947368421</text:p>
          </table:table-cell>
          <table:table-cell table:style-name="ce11" table:formula="of:=AVERAGE([Overview.B274:.KK274])" office:value-type="float" office:value="30.3157894736842">
            <text:p>30,3157894737</text:p>
          </table:table-cell>
          <table:table-cell table:style-name="ce11" table:formula="of:=AVERAGE([Overview.B295:.KK295])" office:value-type="float" office:value="379.210526315789">
            <text:p>379,2105263158</text:p>
          </table:table-cell>
          <table:table-cell table:style-name="ce11" table:formula="of:=AVERAGE([Overview.B316:.KK316])" office:value-type="float" office:value="53.5263157894737">
            <text:p>53,5263157895</text:p>
          </table:table-cell>
          <table:table-cell table:style-name="ce11" table:formula="of:=AVERAGE([Overview.B337:.KK337])" office:value-type="float" office:value="10.8421052631579">
            <text:p>10,8421052632</text:p>
          </table:table-cell>
          <table:table-cell table:style-name="ce13" table:formula="of:=AVERAGE([Overview.B358:.KK358])" office:value-type="float" office:value="2.77272727272727">
            <text:p>2,7727272727</text:p>
          </table:table-cell>
          <table:table-cell table:style-name="ce13" table:formula="of:=AVERAGE([Overview.B379:.KK379])" office:value-type="float" office:value="30.5">
            <text:p>30,5</text:p>
          </table:table-cell>
          <table:table-cell table:style-name="ce13" table:formula="of:=AVERAGE([Overview.B400:.KK400])" office:value-type="float" office:value="357.5">
            <text:p>357,5</text:p>
          </table:table-cell>
          <table:table-cell table:style-name="ce13" table:formula="of:=AVERAGE([Overview.B421:.KK421])" office:value-type="float" office:value="54.9090909090909">
            <text:p>54,9090909091</text:p>
          </table:table-cell>
          <table:table-cell table:style-name="ce13" table:formula="of:=AVERAGE([Overview.B442:.KK442])" office:value-type="float" office:value="8.36363636363636">
            <text:p>8,3636363636</text:p>
          </table:table-cell>
          <table:table-cell table:style-name="ce18" table:formula="of:=AVERAGE([Overview.B463:.KK463])" office:value-type="float" office:value="3.2">
            <text:p>3,2</text:p>
          </table:table-cell>
          <table:table-cell table:style-name="ce18" table:formula="of:=AVERAGE([Overview.B484:.KK484])" office:value-type="float" office:value="33.575">
            <text:p>33,575</text:p>
          </table:table-cell>
          <table:table-cell table:style-name="ce18" table:formula="of:=AVERAGE([Overview.B505:.KK505])" office:value-type="float" office:value="301.5">
            <text:p>301,5</text:p>
          </table:table-cell>
          <table:table-cell table:style-name="ce18" table:formula="of:=AVERAGE([Overview.B526:.KK526])" office:value-type="float" office:value="47.2">
            <text:p>47,2</text:p>
          </table:table-cell>
          <table:table-cell table:style-name="ce18" table:formula="of:=AVERAGE([Overview.B547:.KK547])" office:value-type="float" office:value="11.925">
            <text:p>11,925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3.13725490196078">
            <text:p>3,137254902</text:p>
          </table:table-cell>
          <table:table-cell table:style-name="ce7" table:formula="of:=AVERAGE([Overview.B65:.KK65])" office:value-type="float" office:value="38.4705882352941">
            <text:p>38,4705882353</text:p>
          </table:table-cell>
          <table:table-cell table:style-name="ce7" table:formula="of:=AVERAGE([Overview.B86:.KK86])" office:value-type="float" office:value="477.745098039216">
            <text:p>477,7450980392</text:p>
          </table:table-cell>
          <table:table-cell table:style-name="ce7" table:formula="of:=AVERAGE([Overview.B107:.KK107])" office:value-type="float" office:value="66.5490196078431">
            <text:p>66,5490196078</text:p>
          </table:table-cell>
          <table:table-cell table:style-name="ce7" table:formula="of:=AVERAGE([Overview.B128:.KK128])" office:value-type="float" office:value="5.27450980392157">
            <text:p>5,2745098039</text:p>
          </table:table-cell>
          <table:table-cell table:style-name="ce9" table:formula="of:=AVERAGE([Overview.B149:.KK149])" office:value-type="float" office:value="3.04878048780488">
            <text:p>3,0487804878</text:p>
          </table:table-cell>
          <table:table-cell table:style-name="ce9" table:formula="of:=AVERAGE([Overview.B170:.KK170])" office:value-type="float" office:value="39.4390243902439">
            <text:p>39,4390243902</text:p>
          </table:table-cell>
          <table:table-cell table:style-name="ce9" table:formula="of:=AVERAGE([Overview.B191:.KK191])" office:value-type="float" office:value="436.341463414634">
            <text:p>436,3414634146</text:p>
          </table:table-cell>
          <table:table-cell table:style-name="ce9" table:formula="of:=AVERAGE([Overview.B212:.KK212])" office:value-type="float" office:value="59.4390243902439">
            <text:p>59,4390243902</text:p>
          </table:table-cell>
          <table:table-cell table:style-name="ce9" table:formula="of:=AVERAGE([Overview.B233:.KK233])" office:value-type="float" office:value="9.5609756097561">
            <text:p>9,5609756098</text:p>
          </table:table-cell>
          <table:table-cell table:style-name="ce11" table:formula="of:=AVERAGE([Overview.B254:.KK254])" office:value-type="float" office:value="3.20547945205479">
            <text:p>3,2054794521</text:p>
          </table:table-cell>
          <table:table-cell table:style-name="ce11" table:formula="of:=AVERAGE([Overview.B275:.KK275])" office:value-type="float" office:value="39.2191780821918">
            <text:p>39,2191780822</text:p>
          </table:table-cell>
          <table:table-cell table:style-name="ce11" table:formula="of:=AVERAGE([Overview.B296:.KK296])" office:value-type="float" office:value="463.493150684931">
            <text:p>463,4931506849</text:p>
          </table:table-cell>
          <table:table-cell table:style-name="ce11" table:formula="of:=AVERAGE([Overview.B317:.KK317])" office:value-type="float" office:value="63.7671232876712">
            <text:p>63,7671232877</text:p>
          </table:table-cell>
          <table:table-cell table:style-name="ce11" table:formula="of:=AVERAGE([Overview.B338:.KK338])" office:value-type="float" office:value="9.24657534246575">
            <text:p>9,2465753425</text:p>
          </table:table-cell>
          <table:table-cell table:style-name="ce13" table:formula="of:=AVERAGE([Overview.B359:.KK359])" office:value-type="float" office:value="3.45744680851064">
            <text:p>3,4574468085</text:p>
          </table:table-cell>
          <table:table-cell table:style-name="ce13" table:formula="of:=AVERAGE([Overview.B380:.KK380])" office:value-type="float" office:value="46.7765957446809">
            <text:p>46,7765957447</text:p>
          </table:table-cell>
          <table:table-cell table:style-name="ce13" table:formula="of:=AVERAGE([Overview.B401:.KK401])" office:value-type="float" office:value="405.744680851064">
            <text:p>405,7446808511</text:p>
          </table:table-cell>
          <table:table-cell table:style-name="ce13" table:formula="of:=AVERAGE([Overview.B422:.KK422])" office:value-type="float" office:value="57.7872340425532">
            <text:p>57,7872340426</text:p>
          </table:table-cell>
          <table:table-cell table:style-name="ce13" table:formula="of:=AVERAGE([Overview.B443:.KK443])" office:value-type="float" office:value="10.2340425531915">
            <text:p>10,2340425532</text:p>
          </table:table-cell>
          <table:table-cell table:style-name="ce18" table:formula="of:=AVERAGE([Overview.B464:.KK464])" office:value-type="float" office:value="3.2258064516129">
            <text:p>3,2258064516</text:p>
          </table:table-cell>
          <table:table-cell table:style-name="ce18" table:formula="of:=AVERAGE([Overview.B485:.KK485])" office:value-type="float" office:value="40.4677419354839">
            <text:p>40,4677419355</text:p>
          </table:table-cell>
          <table:table-cell table:style-name="ce18" table:formula="of:=AVERAGE([Overview.B506:.KK506])" office:value-type="float" office:value="451.935483870968">
            <text:p>451,935483871</text:p>
          </table:table-cell>
          <table:table-cell table:style-name="ce18" table:formula="of:=AVERAGE([Overview.B527:.KK527])" office:value-type="float" office:value="63.3629032258064">
            <text:p>63,3629032258</text:p>
          </table:table-cell>
          <table:table-cell table:style-name="ce18" table:formula="of:=AVERAGE([Overview.B548:.KK548])" office:value-type="float" office:value="7.84677419354839">
            <text:p>7,8467741935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3.34615384615385">
            <text:p>3,3461538462</text:p>
          </table:table-cell>
          <table:table-cell table:style-name="ce7" table:formula="of:=AVERAGE([Overview.B66:.KK66])" office:value-type="float" office:value="49.2307692307692">
            <text:p>49,2307692308</text:p>
          </table:table-cell>
          <table:table-cell table:style-name="ce7" table:formula="of:=AVERAGE([Overview.B87:.KK87])" office:value-type="float" office:value="605.384615384615">
            <text:p>605,3846153846</text:p>
          </table:table-cell>
          <table:table-cell table:style-name="ce7" table:formula="of:=AVERAGE([Overview.B108:.KK108])" office:value-type="float" office:value="71.1923076923077">
            <text:p>71,1923076923</text:p>
          </table:table-cell>
          <table:table-cell table:style-name="ce7" table:formula="of:=AVERAGE([Overview.B129:.KK129])" office:value-type="float" office:value="6.5">
            <text:p>6,5</text:p>
          </table:table-cell>
          <table:table-cell table:style-name="ce9" table:formula="of:=AVERAGE([Overview.B150:.KK150])" office:value-type="float" office:value="3.51666666666667">
            <text:p>3,5166666667</text:p>
          </table:table-cell>
          <table:table-cell table:style-name="ce9" table:formula="of:=AVERAGE([Overview.B171:.KK171])" office:value-type="float" office:value="49.9833333333333">
            <text:p>49,9833333333</text:p>
          </table:table-cell>
          <table:table-cell table:style-name="ce9" table:formula="of:=AVERAGE([Overview.B192:.KK192])" office:value-type="float" office:value="533">
            <text:p>533</text:p>
          </table:table-cell>
          <table:table-cell table:style-name="ce9" table:formula="of:=AVERAGE([Overview.B213:.KK213])" office:value-type="float" office:value="70.1333333333333">
            <text:p>70,1333333333</text:p>
          </table:table-cell>
          <table:table-cell table:style-name="ce9" table:formula="of:=AVERAGE([Overview.B234:.KK234])" office:value-type="float" office:value="5.46666666666667">
            <text:p>5,4666666667</text:p>
          </table:table-cell>
          <table:table-cell table:style-name="ce11" table:formula="of:=AVERAGE([Overview.B255:.KK255])" office:value-type="float" office:value="3.58620689655172">
            <text:p>3,5862068966</text:p>
          </table:table-cell>
          <table:table-cell table:style-name="ce11" table:formula="of:=AVERAGE([Overview.B276:.KK276])" office:value-type="float" office:value="50.2068965517241">
            <text:p>50,2068965517</text:p>
          </table:table-cell>
          <table:table-cell table:style-name="ce11" table:formula="of:=AVERAGE([Overview.B297:.KK297])" office:value-type="float" office:value="556.034482758621">
            <text:p>556,0344827586</text:p>
          </table:table-cell>
          <table:table-cell table:style-name="ce11" table:formula="of:=AVERAGE([Overview.B318:.KK318])" office:value-type="float" office:value="69.6896551724138">
            <text:p>69,6896551724</text:p>
          </table:table-cell>
          <table:table-cell table:style-name="ce11" table:formula="of:=AVERAGE([Overview.B339:.KK339])" office:value-type="float" office:value="8.27586206896552">
            <text:p>8,275862069</text:p>
          </table:table-cell>
          <table:table-cell table:style-name="ce13" table:formula="of:=AVERAGE([Overview.B360:.KK360])" office:value-type="float" office:value="4.13432835820895">
            <text:p>4,1343283582</text:p>
          </table:table-cell>
          <table:table-cell table:style-name="ce13" table:formula="of:=AVERAGE([Overview.B381:.KK381])" office:value-type="float" office:value="59.1492537313433">
            <text:p>59,1492537313</text:p>
          </table:table-cell>
          <table:table-cell table:style-name="ce13" table:formula="of:=AVERAGE([Overview.B402:.KK402])" office:value-type="float" office:value="463.507462686567">
            <text:p>463,5074626866</text:p>
          </table:table-cell>
          <table:table-cell table:style-name="ce13" table:formula="of:=AVERAGE([Overview.B423:.KK423])" office:value-type="float" office:value="66.8507462686567">
            <text:p>66,8507462687</text:p>
          </table:table-cell>
          <table:table-cell table:style-name="ce13" table:formula="of:=AVERAGE([Overview.B444:.KK444])" office:value-type="float" office:value="7.98507462686567">
            <text:p>7,9850746269</text:p>
          </table:table-cell>
          <table:table-cell table:style-name="ce18" table:formula="of:=AVERAGE([Overview.B465:.KK465])" office:value-type="float" office:value="3.57317073170732">
            <text:p>3,5731707317</text:p>
          </table:table-cell>
          <table:table-cell table:style-name="ce18" table:formula="of:=AVERAGE([Overview.B486:.KK486])" office:value-type="float" office:value="53.2439024390244">
            <text:p>53,243902439</text:p>
          </table:table-cell>
          <table:table-cell table:style-name="ce18" table:formula="of:=AVERAGE([Overview.B507:.KK507])" office:value-type="float" office:value="563.414634146341">
            <text:p>563,4146341463</text:p>
          </table:table-cell>
          <table:table-cell table:style-name="ce18" table:formula="of:=AVERAGE([Overview.B528:.KK528])" office:value-type="float" office:value="68.1707317073171">
            <text:p>68,1707317073</text:p>
          </table:table-cell>
          <table:table-cell table:style-name="ce18" table:formula="of:=AVERAGE([Overview.B549:.KK549])" office:value-type="float" office:value="8.82926829268293">
            <text:p>8,8292682927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4.36842105263158">
            <text:p>4,3684210526</text:p>
          </table:table-cell>
          <table:table-cell table:style-name="ce7" table:formula="of:=AVERAGE([Overview.B67:.KK67])" office:value-type="float" office:value="70.0526315789474">
            <text:p>70,0526315789</text:p>
          </table:table-cell>
          <table:table-cell table:style-name="ce7" table:formula="of:=AVERAGE([Overview.B88:.KK88])" office:value-type="float" office:value="747.894736842105">
            <text:p>747,8947368421</text:p>
          </table:table-cell>
          <table:table-cell table:style-name="ce7" table:formula="of:=AVERAGE([Overview.B109:.KK109])" office:value-type="float" office:value="88.4210526315789">
            <text:p>88,4210526316</text:p>
          </table:table-cell>
          <table:table-cell table:style-name="ce7" table:formula="of:=AVERAGE([Overview.B130:.KK130])" office:value-type="float" office:value="7.15789473684211">
            <text:p>7,1578947368</text:p>
          </table:table-cell>
          <table:table-cell table:style-name="ce9" table:formula="of:=AVERAGE([Overview.B151:.KK151])" office:value-type="float" office:value="4.20512820512821">
            <text:p>4,2051282051</text:p>
          </table:table-cell>
          <table:table-cell table:style-name="ce9" table:formula="of:=AVERAGE([Overview.B172:.KK172])" office:value-type="float" office:value="72.8717948717949">
            <text:p>72,8717948718</text:p>
          </table:table-cell>
          <table:table-cell table:style-name="ce9" table:formula="of:=AVERAGE([Overview.B193:.KK193])" office:value-type="float" office:value="678.974358974359">
            <text:p>678,9743589744</text:p>
          </table:table-cell>
          <table:table-cell table:style-name="ce9" table:formula="of:=AVERAGE([Overview.B214:.KK214])" office:value-type="float" office:value="78.5384615384615">
            <text:p>78,5384615385</text:p>
          </table:table-cell>
          <table:table-cell table:style-name="ce9" table:formula="of:=AVERAGE([Overview.B235:.KK235])" office:value-type="float" office:value="12.4615384615385">
            <text:p>12,4615384615</text:p>
          </table:table-cell>
          <table:table-cell table:style-name="ce11" table:formula="of:=AVERAGE([Overview.B256:.KK256])" office:value-type="float" office:value="4.20588235294118">
            <text:p>4,2058823529</text:p>
          </table:table-cell>
          <table:table-cell table:style-name="ce11" table:formula="of:=AVERAGE([Overview.B277:.KK277])" office:value-type="float" office:value="73.2941176470588">
            <text:p>73,2941176471</text:p>
          </table:table-cell>
          <table:table-cell table:style-name="ce11" table:formula="of:=AVERAGE([Overview.B298:.KK298])" office:value-type="float" office:value="716.764705882353">
            <text:p>716,7647058824</text:p>
          </table:table-cell>
          <table:table-cell table:style-name="ce11" table:formula="of:=AVERAGE([Overview.B319:.KK319])" office:value-type="float" office:value="84.5588235294118">
            <text:p>84,5588235294</text:p>
          </table:table-cell>
          <table:table-cell table:style-name="ce11" table:formula="of:=AVERAGE([Overview.B340:.KK340])" office:value-type="float" office:value="11">
            <text:p>11</text:p>
          </table:table-cell>
          <table:table-cell table:style-name="ce13" table:formula="of:=AVERAGE([Overview.B361:.KK361])" office:value-type="float" office:value="4.2093023255814">
            <text:p>4,2093023256</text:p>
          </table:table-cell>
          <table:table-cell table:style-name="ce13" table:formula="of:=AVERAGE([Overview.B382:.KK382])" office:value-type="float" office:value="75.1395348837209">
            <text:p>75,1395348837</text:p>
          </table:table-cell>
          <table:table-cell table:style-name="ce13" table:formula="of:=AVERAGE([Overview.B403:.KK403])" office:value-type="float" office:value="656.860465116279">
            <text:p>656,8604651163</text:p>
          </table:table-cell>
          <table:table-cell table:style-name="ce13" table:formula="of:=AVERAGE([Overview.B424:.KK424])" office:value-type="float" office:value="73.3488372093023">
            <text:p>73,3488372093</text:p>
          </table:table-cell>
          <table:table-cell table:style-name="ce13" table:formula="of:=AVERAGE([Overview.B445:.KK445])" office:value-type="float" office:value="17.1162790697674">
            <text:p>17,1162790698</text:p>
          </table:table-cell>
          <table:table-cell table:style-name="ce18" table:formula="of:=AVERAGE([Overview.B466:.KK466])" office:value-type="float" office:value="4.3859649122807">
            <text:p>4,3859649123</text:p>
          </table:table-cell>
          <table:table-cell table:style-name="ce18" table:formula="of:=AVERAGE([Overview.B487:.KK487])" office:value-type="float" office:value="77.9473684210526">
            <text:p>77,9473684211</text:p>
          </table:table-cell>
          <table:table-cell table:style-name="ce18" table:formula="of:=AVERAGE([Overview.B508:.KK508])" office:value-type="float" office:value="736.228070175439">
            <text:p>736,2280701754</text:p>
          </table:table-cell>
          <table:table-cell table:style-name="ce18" table:formula="of:=AVERAGE([Overview.B529:.KK529])" office:value-type="float" office:value="84.280701754386">
            <text:p>84,2807017544</text:p>
          </table:table-cell>
          <table:table-cell table:style-name="ce18" table:formula="of:=AVERAGE([Overview.B550:.KK550])" office:value-type="float" office:value="9.75438596491228">
            <text:p>9,7543859649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42105263157895">
            <text:p>4,4210526316</text:p>
          </table:table-cell>
          <table:table-cell table:style-name="ce7" table:formula="of:=AVERAGE([Overview.B68:.KK68])" office:value-type="float" office:value="89.1315789473684">
            <text:p>89,1315789474</text:p>
          </table:table-cell>
          <table:table-cell table:style-name="ce7" table:formula="of:=AVERAGE([Overview.B89:.KK89])" office:value-type="float" office:value="846.447368421053">
            <text:p>846,4473684211</text:p>
          </table:table-cell>
          <table:table-cell table:style-name="ce7" table:formula="of:=AVERAGE([Overview.B110:.KK110])" office:value-type="float" office:value="98.1315789473684">
            <text:p>98,1315789474</text:p>
          </table:table-cell>
          <table:table-cell table:style-name="ce7" table:formula="of:=AVERAGE([Overview.B131:.KK131])" office:value-type="float" office:value="7.68421052631579">
            <text:p>7,6842105263</text:p>
          </table:table-cell>
          <table:table-cell table:style-name="ce9" table:formula="of:=AVERAGE([Overview.B152:.KK152])" office:value-type="float" office:value="4.01538461538462">
            <text:p>4,0153846154</text:p>
          </table:table-cell>
          <table:table-cell table:style-name="ce9" table:formula="of:=AVERAGE([Overview.B173:.KK173])" office:value-type="float" office:value="78.4769230769231">
            <text:p>78,4769230769</text:p>
          </table:table-cell>
          <table:table-cell table:style-name="ce9" table:formula="of:=AVERAGE([Overview.B194:.KK194])" office:value-type="float" office:value="910">
            <text:p>910</text:p>
          </table:table-cell>
          <table:table-cell table:style-name="ce9" table:formula="of:=AVERAGE([Overview.B215:.KK215])" office:value-type="float" office:value="97.5692307692308">
            <text:p>97,5692307692</text:p>
          </table:table-cell>
          <table:table-cell table:style-name="ce9" table:formula="of:=AVERAGE([Overview.B236:.KK236])" office:value-type="float" office:value="10.3076923076923">
            <text:p>10,3076923077</text:p>
          </table:table-cell>
          <table:table-cell table:style-name="ce11" table:formula="of:=AVERAGE([Overview.B257:.KK257])" office:value-type="float" office:value="4.13636363636364">
            <text:p>4,1363636364</text:p>
          </table:table-cell>
          <table:table-cell table:style-name="ce11" table:formula="of:=AVERAGE([Overview.B278:.KK278])" office:value-type="float" office:value="77.5">
            <text:p>77,5</text:p>
          </table:table-cell>
          <table:table-cell table:style-name="ce11" table:formula="of:=AVERAGE([Overview.B299:.KK299])" office:value-type="float" office:value="907.613636363636">
            <text:p>907,6136363636</text:p>
          </table:table-cell>
          <table:table-cell table:style-name="ce11" table:formula="of:=AVERAGE([Overview.B320:.KK320])" office:value-type="float" office:value="106.204545454545">
            <text:p>106,2045454545</text:p>
          </table:table-cell>
          <table:table-cell table:style-name="ce11" table:formula="of:=AVERAGE([Overview.B341:.KK341])" office:value-type="float" office:value="11.9318181818182">
            <text:p>11,9318181818</text:p>
          </table:table-cell>
          <table:table-cell table:style-name="ce13" table:formula="of:=AVERAGE([Overview.B362:.KK362])" office:value-type="float" office:value="5.0379746835443">
            <text:p>5,0379746835</text:p>
          </table:table-cell>
          <table:table-cell table:style-name="ce13" table:formula="of:=AVERAGE([Overview.B383:.KK383])" office:value-type="float" office:value="94.1645569620253">
            <text:p>94,164556962</text:p>
          </table:table-cell>
          <table:table-cell table:style-name="ce13" table:formula="of:=AVERAGE([Overview.B404:.KK404])" office:value-type="float" office:value="749.493670886076">
            <text:p>749,4936708861</text:p>
          </table:table-cell>
          <table:table-cell table:style-name="ce13" table:formula="of:=AVERAGE([Overview.B425:.KK425])" office:value-type="float" office:value="87">
            <text:p>87</text:p>
          </table:table-cell>
          <table:table-cell table:style-name="ce13" table:formula="of:=AVERAGE([Overview.B446:.KK446])" office:value-type="float" office:value="12.8481012658228">
            <text:p>12,8481012658</text:p>
          </table:table-cell>
          <table:table-cell table:style-name="ce18" table:formula="of:=AVERAGE([Overview.B467:.KK467])" office:value-type="float" office:value="4.66">
            <text:p>4,66</text:p>
          </table:table-cell>
          <table:table-cell table:style-name="ce18" table:formula="of:=AVERAGE([Overview.B488:.KK488])" office:value-type="float" office:value="87.14">
            <text:p>87,14</text:p>
          </table:table-cell>
          <table:table-cell table:style-name="ce18" table:formula="of:=AVERAGE([Overview.B509:.KK509])" office:value-type="float" office:value="838.666666666667">
            <text:p>838,6666666667</text:p>
          </table:table-cell>
          <table:table-cell table:style-name="ce18" table:formula="of:=AVERAGE([Overview.B530:.KK530])" office:value-type="float" office:value="91.2933333333333">
            <text:p>91,2933333333</text:p>
          </table:table-cell>
          <table:table-cell table:style-name="ce18" table:formula="of:=AVERAGE([Overview.B551:.KK551])" office:value-type="float" office:value="10.86">
            <text:p>10,86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6.88888888888889">
            <text:p>6,8888888889</text:p>
          </table:table-cell>
          <table:table-cell table:style-name="ce7" table:formula="of:=AVERAGE([Overview.B69:.KK69])" office:value-type="float" office:value="137.222222222222">
            <text:p>137,2222222222</text:p>
          </table:table-cell>
          <table:table-cell table:style-name="ce7" table:formula="of:=AVERAGE([Overview.B90:.KK90])" office:value-type="float" office:value="747.222222222222">
            <text:p>747,2222222222</text:p>
          </table:table-cell>
          <table:table-cell table:style-name="ce7" table:formula="of:=AVERAGE([Overview.B111:.KK111])" office:value-type="float" office:value="77.1111111111111">
            <text:p>77,1111111111</text:p>
          </table:table-cell>
          <table:table-cell table:style-name="ce7" table:formula="of:=AVERAGE([Overview.B132:.KK132])" office:value-type="float" office:value="20.5555555555556">
            <text:p>20,5555555556</text:p>
          </table:table-cell>
          <table:table-cell table:style-name="ce9" table:formula="of:=AVERAGE([Overview.B153:.KK153])" office:value-type="float" office:value="4.90909090909091">
            <text:p>4,9090909091</text:p>
          </table:table-cell>
          <table:table-cell table:style-name="ce9" table:formula="of:=AVERAGE([Overview.B174:.KK174])" office:value-type="float" office:value="104.454545454545">
            <text:p>104,4545454545</text:p>
          </table:table-cell>
          <table:table-cell table:style-name="ce9" table:formula="of:=AVERAGE([Overview.B195:.KK195])" office:value-type="float" office:value="1131.81818181818">
            <text:p>1131,8181818182</text:p>
          </table:table-cell>
          <table:table-cell table:style-name="ce9" table:formula="of:=AVERAGE([Overview.B216:.KK216])" office:value-type="float" office:value="111.636363636364">
            <text:p>111,6363636364</text:p>
          </table:table-cell>
          <table:table-cell table:style-name="ce9" table:formula="of:=AVERAGE([Overview.B237:.KK237])" office:value-type="float" office:value="15.7272727272727">
            <text:p>15,7272727273</text:p>
          </table:table-cell>
          <table:table-cell table:style-name="ce11" table:formula="of:=AVERAGE([Overview.B258:.KK258])" office:value-type="float" office:value="5.4">
            <text:p>5,4</text:p>
          </table:table-cell>
          <table:table-cell table:style-name="ce11" table:formula="of:=AVERAGE([Overview.B279:.KK279])" office:value-type="float" office:value="111.4">
            <text:p>111,4</text:p>
          </table:table-cell>
          <table:table-cell table:style-name="ce11" table:formula="of:=AVERAGE([Overview.B300:.KK300])" office:value-type="float" office:value="1065">
            <text:p>1065</text:p>
          </table:table-cell>
          <table:table-cell table:style-name="ce11" table:formula="of:=AVERAGE([Overview.B321:.KK321])" office:value-type="float" office:value="121.4">
            <text:p>121,4</text:p>
          </table:table-cell>
          <table:table-cell table:style-name="ce11" table:formula="of:=AVERAGE([Overview.B342:.KK342])" office:value-type="float" office:value="17.8">
            <text:p>17,8</text:p>
          </table:table-cell>
          <table:table-cell table:style-name="ce13" table:formula="of:=AVERAGE([Overview.B363:.KK363])" office:value-type="float" office:value="6">
            <text:p>6</text:p>
          </table:table-cell>
          <table:table-cell table:style-name="ce13" table:formula="of:=AVERAGE([Overview.B384:.KK384])" office:value-type="float" office:value="128.333333333333">
            <text:p>128,3333333333</text:p>
          </table:table-cell>
          <table:table-cell table:style-name="ce13" table:formula="of:=AVERAGE([Overview.B405:.KK405])" office:value-type="float" office:value="934.166666666667">
            <text:p>934,1666666667</text:p>
          </table:table-cell>
          <table:table-cell table:style-name="ce13" table:formula="of:=AVERAGE([Overview.B426:.KK426])" office:value-type="float" office:value="106.5">
            <text:p>106,5</text:p>
          </table:table-cell>
          <table:table-cell table:style-name="ce13" table:formula="of:=AVERAGE([Overview.B447:.KK447])" office:value-type="float" office:value="14.9166666666667">
            <text:p>14,9166666667</text:p>
          </table:table-cell>
          <table:table-cell table:style-name="ce18" table:formula="of:=AVERAGE([Overview.B468:.KK468])" office:value-type="float" office:value="5.44444444444444">
            <text:p>5,4444444444</text:p>
          </table:table-cell>
          <table:table-cell table:style-name="ce18" table:formula="of:=AVERAGE([Overview.B489:.KK489])" office:value-type="float" office:value="108.925925925926">
            <text:p>108,9259259259</text:p>
          </table:table-cell>
          <table:table-cell table:style-name="ce18" table:formula="of:=AVERAGE([Overview.B510:.KK510])" office:value-type="float" office:value="1068.7037037037">
            <text:p>1068,7037037037</text:p>
          </table:table-cell>
          <table:table-cell table:style-name="ce18" table:formula="of:=AVERAGE([Overview.B531:.KK531])" office:value-type="float" office:value="115.296296296296">
            <text:p>115,2962962963</text:p>
          </table:table-cell>
          <table:table-cell table:style-name="ce18" table:formula="of:=AVERAGE([Overview.B552:.KK552])" office:value-type="float" office:value="9.07407407407407">
            <text:p>9,0740740741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5.5609756097561">
            <text:p>5,5609756098</text:p>
          </table:table-cell>
          <table:table-cell table:style-name="ce7" table:formula="of:=AVERAGE([Overview.B70:.KK70])" office:value-type="float" office:value="124.536585365854">
            <text:p>124,5365853659</text:p>
          </table:table-cell>
          <table:table-cell table:style-name="ce7" table:formula="of:=AVERAGE([Overview.B91:.KK91])" office:value-type="float" office:value="1237.92682926829">
            <text:p>1237,9268292683</text:p>
          </table:table-cell>
          <table:table-cell table:style-name="ce7" table:formula="of:=AVERAGE([Overview.B112:.KK112])" office:value-type="float" office:value="112.80487804878">
            <text:p>112,8048780488</text:p>
          </table:table-cell>
          <table:table-cell table:style-name="ce7" table:formula="of:=AVERAGE([Overview.B133:.KK133])" office:value-type="float" office:value="13.7560975609756">
            <text:p>13,756097561</text:p>
          </table:table-cell>
          <table:table-cell table:style-name="ce9" table:formula="of:=AVERAGE([Overview.B154:.KK154])" office:value-type="float" office:value="5.70833333333333">
            <text:p>5,7083333333</text:p>
          </table:table-cell>
          <table:table-cell table:style-name="ce9" table:formula="of:=AVERAGE([Overview.B175:.KK175])" office:value-type="float" office:value="121.375">
            <text:p>121,375</text:p>
          </table:table-cell>
          <table:table-cell table:style-name="ce9" table:formula="of:=AVERAGE([Overview.B196:.KK196])" office:value-type="float" office:value="1237.29166666667">
            <text:p>1237,2916666667</text:p>
          </table:table-cell>
          <table:table-cell table:style-name="ce9" table:formula="of:=AVERAGE([Overview.B217:.KK217])" office:value-type="float" office:value="109.5">
            <text:p>109,5</text:p>
          </table:table-cell>
          <table:table-cell table:style-name="ce9" table:formula="of:=AVERAGE([Overview.B238:.KK238])" office:value-type="float" office:value="14.1666666666667">
            <text:p>14,1666666667</text:p>
          </table:table-cell>
          <table:table-cell table:style-name="ce11" table:formula="of:=AVERAGE([Overview.B259:.KK259])" office:value-type="float" office:value="5.3">
            <text:p>5,3</text:p>
          </table:table-cell>
          <table:table-cell table:style-name="ce11" table:formula="of:=AVERAGE([Overview.B280:.KK280])" office:value-type="float" office:value="117.475">
            <text:p>117,475</text:p>
          </table:table-cell>
          <table:table-cell table:style-name="ce11" table:formula="of:=AVERAGE([Overview.B301:.KK301])" office:value-type="float" office:value="1277.125">
            <text:p>1277,125</text:p>
          </table:table-cell>
          <table:table-cell table:style-name="ce11" table:formula="of:=AVERAGE([Overview.B322:.KK322])" office:value-type="float" office:value="123.875">
            <text:p>123,875</text:p>
          </table:table-cell>
          <table:table-cell table:style-name="ce11" table:formula="of:=AVERAGE([Overview.B343:.KK343])" office:value-type="float" office:value="15.825">
            <text:p>15,825</text:p>
          </table:table-cell>
          <table:table-cell table:style-name="ce13" table:formula="of:=AVERAGE([Overview.B364:.KK364])" office:value-type="float" office:value="6.44444444444444">
            <text:p>6,4444444444</text:p>
          </table:table-cell>
          <table:table-cell table:style-name="ce13" table:formula="of:=AVERAGE([Overview.B385:.KK385])" office:value-type="float" office:value="139.666666666667">
            <text:p>139,6666666667</text:p>
          </table:table-cell>
          <table:table-cell table:style-name="ce13" table:formula="of:=AVERAGE([Overview.B406:.KK406])" office:value-type="float" office:value="1118.68055555556">
            <text:p>1118,6805555556</text:p>
          </table:table-cell>
          <table:table-cell table:style-name="ce13" table:formula="of:=AVERAGE([Overview.B427:.KK427])" office:value-type="float" office:value="101.152777777778">
            <text:p>101,1527777778</text:p>
          </table:table-cell>
          <table:table-cell table:style-name="ce13" table:formula="of:=AVERAGE([Overview.B448:.KK448])" office:value-type="float" office:value="17.7777777777778">
            <text:p>17,7777777778</text:p>
          </table:table-cell>
          <table:table-cell table:style-name="ce18" table:formula="of:=AVERAGE([Overview.B469:.KK469])" office:value-type="float" office:value="6.10489510489511">
            <text:p>6,1048951049</text:p>
          </table:table-cell>
          <table:table-cell table:style-name="ce18" table:formula="of:=AVERAGE([Overview.B490:.KK490])" office:value-type="float" office:value="135.048951048951">
            <text:p>135,048951049</text:p>
          </table:table-cell>
          <table:table-cell table:style-name="ce18" table:formula="of:=AVERAGE([Overview.B511:.KK511])" office:value-type="float" office:value="1238.98601398601">
            <text:p>1238,986013986</text:p>
          </table:table-cell>
          <table:table-cell table:style-name="ce18" table:formula="of:=AVERAGE([Overview.B532:.KK532])" office:value-type="float" office:value="112.083916083916">
            <text:p>112,0839160839</text:p>
          </table:table-cell>
          <table:table-cell table:style-name="ce18" table:formula="of:=AVERAGE([Overview.B553:.KK553])" office:value-type="float" office:value="12.5594405594406">
            <text:p>12,5594405594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7.12765957446809">
            <text:p>7,1276595745</text:p>
          </table:table-cell>
          <table:table-cell table:style-name="ce7" table:formula="of:=AVERAGE([Overview.B71:.KK71])" office:value-type="float" office:value="156.255319148936">
            <text:p>156,2553191489</text:p>
          </table:table-cell>
          <table:table-cell table:style-name="ce7" table:formula="of:=AVERAGE([Overview.B92:.KK92])" office:value-type="float" office:value="1414.78723404255">
            <text:p>1414,7872340426</text:p>
          </table:table-cell>
          <table:table-cell table:style-name="ce7" table:formula="of:=AVERAGE([Overview.B113:.KK113])" office:value-type="float" office:value="128.68085106383">
            <text:p>128,6808510638</text:p>
          </table:table-cell>
          <table:table-cell table:style-name="ce7" table:formula="of:=AVERAGE([Overview.B134:.KK134])" office:value-type="float" office:value="11.0851063829787">
            <text:p>11,085106383</text:p>
          </table:table-cell>
          <table:table-cell table:style-name="ce9" table:formula="of:=AVERAGE([Overview.B155:.KK155])" office:value-type="float" office:value="6.4">
            <text:p>6,4</text:p>
          </table:table-cell>
          <table:table-cell table:style-name="ce9" table:formula="of:=AVERAGE([Overview.B176:.KK176])" office:value-type="float" office:value="147.483333333333">
            <text:p>147,4833333333</text:p>
          </table:table-cell>
          <table:table-cell table:style-name="ce9" table:formula="of:=AVERAGE([Overview.B197:.KK197])" office:value-type="float" office:value="1551.66666666667">
            <text:p>1551,6666666667</text:p>
          </table:table-cell>
          <table:table-cell table:style-name="ce9" table:formula="of:=AVERAGE([Overview.B218:.KK218])" office:value-type="float" office:value="126.4">
            <text:p>126,4</text:p>
          </table:table-cell>
          <table:table-cell table:style-name="ce9" table:formula="of:=AVERAGE([Overview.B239:.KK239])" office:value-type="float" office:value="17.3">
            <text:p>17,3</text:p>
          </table:table-cell>
          <table:table-cell table:style-name="ce11" table:formula="of:=AVERAGE([Overview.B260:.KK260])" office:value-type="float" office:value="6.71929824561404">
            <text:p>6,7192982456</text:p>
          </table:table-cell>
          <table:table-cell table:style-name="ce11" table:formula="of:=AVERAGE([Overview.B281:.KK281])" office:value-type="float" office:value="153.526315789474">
            <text:p>153,5263157895</text:p>
          </table:table-cell>
          <table:table-cell table:style-name="ce11" table:formula="of:=AVERAGE([Overview.B302:.KK302])" office:value-type="float" office:value="1542.89473684211">
            <text:p>1542,8947368421</text:p>
          </table:table-cell>
          <table:table-cell table:style-name="ce11" table:formula="of:=AVERAGE([Overview.B323:.KK323])" office:value-type="float" office:value="134.877192982456">
            <text:p>134,8771929825</text:p>
          </table:table-cell>
          <table:table-cell table:style-name="ce11" table:formula="of:=AVERAGE([Overview.B344:.KK344])" office:value-type="float" office:value="11.6842105263158">
            <text:p>11,6842105263</text:p>
          </table:table-cell>
          <table:table-cell table:style-name="ce13" table:formula="of:=AVERAGE([Overview.B365:.KK365])" office:value-type="float" office:value="9.16">
            <text:p>9,16</text:p>
          </table:table-cell>
          <table:table-cell table:style-name="ce13" table:formula="of:=AVERAGE([Overview.B386:.KK386])" office:value-type="float" office:value="201.8">
            <text:p>201,8</text:p>
          </table:table-cell>
          <table:table-cell table:style-name="ce13" table:formula="of:=AVERAGE([Overview.B407:.KK407])" office:value-type="float" office:value="1221.86666666667">
            <text:p>1221,8666666667</text:p>
          </table:table-cell>
          <table:table-cell table:style-name="ce13" table:formula="of:=AVERAGE([Overview.B428:.KK428])" office:value-type="float" office:value="111.853333333333">
            <text:p>111,8533333333</text:p>
          </table:table-cell>
          <table:table-cell table:style-name="ce13" table:formula="of:=AVERAGE([Overview.B449:.KK449])" office:value-type="float" office:value="14.36">
            <text:p>14,36</text:p>
          </table:table-cell>
          <table:table-cell table:style-name="ce18" table:formula="of:=AVERAGE([Overview.B470:.KK470])" office:value-type="float" office:value="6.74336283185841">
            <text:p>6,7433628319</text:p>
          </table:table-cell>
          <table:table-cell table:style-name="ce18" table:formula="of:=AVERAGE([Overview.B491:.KK491])" office:value-type="float" office:value="156.929203539823">
            <text:p>156,9292035398</text:p>
          </table:table-cell>
          <table:table-cell table:style-name="ce18" table:formula="of:=AVERAGE([Overview.B512:.KK512])" office:value-type="float" office:value="1463.45132743363">
            <text:p>1463,4513274336</text:p>
          </table:table-cell>
          <table:table-cell table:style-name="ce18" table:formula="of:=AVERAGE([Overview.B533:.KK533])" office:value-type="float" office:value="123.522123893805">
            <text:p>123,5221238938</text:p>
          </table:table-cell>
          <table:table-cell table:style-name="ce18" table:formula="of:=AVERAGE([Overview.B554:.KK554])" office:value-type="float" office:value="16.3097345132743">
            <text:p>16,3097345133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7.55208333333333">
            <text:p>7,5520833333</text:p>
          </table:table-cell>
          <table:table-cell table:style-name="ce7" table:formula="of:=AVERAGE([Overview.B72:.KK72])" office:value-type="float" office:value="180.385416666667">
            <text:p>180,3854166667</text:p>
          </table:table-cell>
          <table:table-cell table:style-name="ce7" table:formula="of:=AVERAGE([Overview.B93:.KK93])" office:value-type="float" office:value="1687.5">
            <text:p>1687,5</text:p>
          </table:table-cell>
          <table:table-cell table:style-name="ce7" table:formula="of:=AVERAGE([Overview.B114:.KK114])" office:value-type="float" office:value="136.375">
            <text:p>136,375</text:p>
          </table:table-cell>
          <table:table-cell table:style-name="ce7" table:formula="of:=AVERAGE([Overview.B135:.KK135])" office:value-type="float" office:value="14.25">
            <text:p>14,25</text:p>
          </table:table-cell>
          <table:table-cell table:style-name="ce9" table:formula="of:=AVERAGE([Overview.B156:.KK156])" office:value-type="float" office:value="7.50925925925926">
            <text:p>7,5092592593</text:p>
          </table:table-cell>
          <table:table-cell table:style-name="ce9" table:formula="of:=AVERAGE([Overview.B177:.KK177])" office:value-type="float" office:value="174.574074074074">
            <text:p>174,5740740741</text:p>
          </table:table-cell>
          <table:table-cell table:style-name="ce9" table:formula="of:=AVERAGE([Overview.B198:.KK198])" office:value-type="float" office:value="1730.74074074074">
            <text:p>1730,7407407407</text:p>
          </table:table-cell>
          <table:table-cell table:style-name="ce9" table:formula="of:=AVERAGE([Overview.B219:.KK219])" office:value-type="float" office:value="136.685185185185">
            <text:p>136,6851851852</text:p>
          </table:table-cell>
          <table:table-cell table:style-name="ce9" table:formula="of:=AVERAGE([Overview.B240:.KK240])" office:value-type="float" office:value="14.3888888888889">
            <text:p>14,3888888889</text:p>
          </table:table-cell>
          <table:table-cell table:style-name="ce11" table:formula="of:=AVERAGE([Overview.B261:.KK261])" office:value-type="float" office:value="7.27906976744186">
            <text:p>7,2790697674</text:p>
          </table:table-cell>
          <table:table-cell table:style-name="ce11" table:formula="of:=AVERAGE([Overview.B282:.KK282])" office:value-type="float" office:value="169.341085271318">
            <text:p>169,3410852713</text:p>
          </table:table-cell>
          <table:table-cell table:style-name="ce11" table:formula="of:=AVERAGE([Overview.B303:.KK303])" office:value-type="float" office:value="1760.50387596899">
            <text:p>1760,503875969</text:p>
          </table:table-cell>
          <table:table-cell table:style-name="ce11" table:formula="of:=AVERAGE([Overview.B324:.KK324])" office:value-type="float" office:value="146.054263565891">
            <text:p>146,0542635659</text:p>
          </table:table-cell>
          <table:table-cell table:style-name="ce11" table:formula="of:=AVERAGE([Overview.B345:.KK345])" office:value-type="float" office:value="14.1860465116279">
            <text:p>14,1860465116</text:p>
          </table:table-cell>
          <table:table-cell table:style-name="ce13" table:formula="of:=AVERAGE([Overview.B366:.KK366])" office:value-type="float" office:value="7.85350318471338">
            <text:p>7,8535031847</text:p>
          </table:table-cell>
          <table:table-cell table:style-name="ce13" table:formula="of:=AVERAGE([Overview.B387:.KK387])" office:value-type="float" office:value="184.611464968153">
            <text:p>184,6114649682</text:p>
          </table:table-cell>
          <table:table-cell table:style-name="ce13" table:formula="of:=AVERAGE([Overview.B408:.KK408])" office:value-type="float" office:value="1587.83439490446">
            <text:p>1587,8343949045</text:p>
          </table:table-cell>
          <table:table-cell table:style-name="ce13" table:formula="of:=AVERAGE([Overview.B429:.KK429])" office:value-type="float" office:value="128.305732484076">
            <text:p>128,3057324841</text:p>
          </table:table-cell>
          <table:table-cell table:style-name="ce13" table:formula="of:=AVERAGE([Overview.B450:.KK450])" office:value-type="float" office:value="17.9363057324841">
            <text:p>17,9363057325</text:p>
          </table:table-cell>
          <table:table-cell table:style-name="ce18" table:formula="of:=AVERAGE([Overview.B471:.KK471])" office:value-type="float" office:value="7.15568862275449">
            <text:p>7,1556886228</text:p>
          </table:table-cell>
          <table:table-cell table:style-name="ce18" table:formula="of:=AVERAGE([Overview.B492:.KK492])" office:value-type="float" office:value="174.763473053892">
            <text:p>174,7634730539</text:p>
          </table:table-cell>
          <table:table-cell table:style-name="ce18" table:formula="of:=AVERAGE([Overview.B513:.KK513])" office:value-type="float" office:value="1737.17065868263">
            <text:p>1737,1706586826</text:p>
          </table:table-cell>
          <table:table-cell table:style-name="ce18" table:formula="of:=AVERAGE([Overview.B534:.KK534])" office:value-type="float" office:value="136.796407185629">
            <text:p>136,7964071856</text:p>
          </table:table-cell>
          <table:table-cell table:style-name="ce18" table:formula="of:=AVERAGE([Overview.B555:.KK555])" office:value-type="float" office:value="15.0748502994012">
            <text:p>15,0748502994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7.73591549295775">
            <text:p>7,735915493</text:p>
          </table:table-cell>
          <table:table-cell table:style-name="ce7" table:formula="of:=AVERAGE([Overview.B73:.KK73])" office:value-type="float" office:value="202.897887323944">
            <text:p>202,8978873239</text:p>
          </table:table-cell>
          <table:table-cell table:style-name="ce7" table:formula="of:=AVERAGE([Overview.B94:.KK94])" office:value-type="float" office:value="1987.67605633803">
            <text:p>1987,676056338</text:p>
          </table:table-cell>
          <table:table-cell table:style-name="ce7" table:formula="of:=AVERAGE([Overview.B115:.KK115])" office:value-type="float" office:value="149.471830985915">
            <text:p>149,4718309859</text:p>
          </table:table-cell>
          <table:table-cell table:style-name="ce7" table:formula="of:=AVERAGE([Overview.B136:.KK136])" office:value-type="float" office:value="10.3521126760563">
            <text:p>10,3521126761</text:p>
          </table:table-cell>
          <table:table-cell table:style-name="ce9" table:formula="of:=AVERAGE([Overview.B157:.KK157])" office:value-type="float" office:value="7.22916666666667">
            <text:p>7,2291666667</text:p>
          </table:table-cell>
          <table:table-cell table:style-name="ce9" table:formula="of:=AVERAGE([Overview.B178:.KK178])" office:value-type="float" office:value="194.157738095238">
            <text:p>194,1577380952</text:p>
          </table:table-cell>
          <table:table-cell table:style-name="ce9" table:formula="of:=AVERAGE([Overview.B199:.KK199])" office:value-type="float" office:value="2042.44047619048">
            <text:p>2042,4404761905</text:p>
          </table:table-cell>
          <table:table-cell table:style-name="ce9" table:formula="of:=AVERAGE([Overview.B220:.KK220])" office:value-type="float" office:value="145.797619047619">
            <text:p>145,7976190476</text:p>
          </table:table-cell>
          <table:table-cell table:style-name="ce9" table:formula="of:=AVERAGE([Overview.B241:.KK241])" office:value-type="float" office:value="13.139880952381">
            <text:p>13,1398809524</text:p>
          </table:table-cell>
          <table:table-cell table:style-name="ce11" table:formula="of:=AVERAGE([Overview.B262:.KK262])" office:value-type="float" office:value="6.87147335423198">
            <text:p>6,8714733542</text:p>
          </table:table-cell>
          <table:table-cell table:style-name="ce11" table:formula="of:=AVERAGE([Overview.B283:.KK283])" office:value-type="float" office:value="184.222570532915">
            <text:p>184,2225705329</text:p>
          </table:table-cell>
          <table:table-cell table:style-name="ce11" table:formula="of:=AVERAGE([Overview.B304:.KK304])" office:value-type="float" office:value="2025.7053291536">
            <text:p>2025,7053291536</text:p>
          </table:table-cell>
          <table:table-cell table:style-name="ce11" table:formula="of:=AVERAGE([Overview.B325:.KK325])" office:value-type="float" office:value="149.689655172414">
            <text:p>149,6896551724</text:p>
          </table:table-cell>
          <table:table-cell table:style-name="ce11" table:formula="of:=AVERAGE([Overview.B346:.KK346])" office:value-type="float" office:value="15.6959247648903">
            <text:p>15,6959247649</text:p>
          </table:table-cell>
          <table:table-cell table:style-name="ce13" table:formula="of:=AVERAGE([Overview.B367:.KK367])" office:value-type="float" office:value="7.90064794816415">
            <text:p>7,9006479482</text:p>
          </table:table-cell>
          <table:table-cell table:style-name="ce13" table:formula="of:=AVERAGE([Overview.B388:.KK388])" office:value-type="float" office:value="208.976241900648">
            <text:p>208,9762419006</text:p>
          </table:table-cell>
          <table:table-cell table:style-name="ce13" table:formula="of:=AVERAGE([Overview.B409:.KK409])" office:value-type="float" office:value="1906.23110151188">
            <text:p>1906,2311015119</text:p>
          </table:table-cell>
          <table:table-cell table:style-name="ce13" table:formula="of:=AVERAGE([Overview.B430:.KK430])" office:value-type="float" office:value="139.401727861771">
            <text:p>139,4017278618</text:p>
          </table:table-cell>
          <table:table-cell table:style-name="ce13" table:formula="of:=AVERAGE([Overview.B451:.KK451])" office:value-type="float" office:value="15.9956803455724">
            <text:p>15,9956803456</text:p>
          </table:table-cell>
          <table:table-cell table:style-name="ce18" table:formula="of:=AVERAGE([Overview.B472:.KK472])" office:value-type="float" office:value="7.80192719486081">
            <text:p>7,8019271949</text:p>
          </table:table-cell>
          <table:table-cell table:style-name="ce18" table:formula="of:=AVERAGE([Overview.B493:.KK493])" office:value-type="float" office:value="208.255888650964">
            <text:p>208,255888651</text:p>
          </table:table-cell>
          <table:table-cell table:style-name="ce18" table:formula="of:=AVERAGE([Overview.B514:.KK514])" office:value-type="float" office:value="1997.82119914347">
            <text:p>1997,8211991435</text:p>
          </table:table-cell>
          <table:table-cell table:style-name="ce18" table:formula="of:=AVERAGE([Overview.B535:.KK535])" office:value-type="float" office:value="144.147751605996">
            <text:p>144,147751606</text:p>
          </table:table-cell>
          <table:table-cell table:style-name="ce18" table:formula="of:=AVERAGE([Overview.B556:.KK556])" office:value-type="float" office:value="12.4432548179872">
            <text:p>12,443254818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7.48771543821049">
            <text:p>7,4877154382</text:p>
          </table:table-cell>
          <table:table-cell table:style-name="ce7" table:formula="of:=AVERAGE([Overview.B74:.KK74])" office:value-type="float" office:value="220.115144847818">
            <text:p>220,1151448478</text:p>
          </table:table-cell>
          <table:table-cell table:style-name="ce7" table:formula="of:=AVERAGE([Overview.B95:.KK95])" office:value-type="float" office:value="2326.14044737807">
            <text:p>2326,1404473781</text:p>
          </table:table-cell>
          <table:table-cell table:style-name="ce7" table:formula="of:=AVERAGE([Overview.B116:.KK116])" office:value-type="float" office:value="156.536486982032">
            <text:p>156,536486982</text:p>
          </table:table-cell>
          <table:table-cell table:style-name="ce7" table:formula="of:=AVERAGE([Overview.B137:.KK137])" office:value-type="float" office:value="14.6952695269527">
            <text:p>14,695269527</text:p>
          </table:table-cell>
          <table:table-cell table:style-name="ce9" table:formula="of:=AVERAGE([Overview.B158:.KK158])" office:value-type="float" office:value="7.67350108729419">
            <text:p>7,6735010873</text:p>
          </table:table-cell>
          <table:table-cell table:style-name="ce9" table:formula="of:=AVERAGE([Overview.B179:.KK179])" office:value-type="float" office:value="221.994718856788">
            <text:p>221,9947188568</text:p>
          </table:table-cell>
          <table:table-cell table:style-name="ce9" table:formula="of:=AVERAGE([Overview.B200:.KK200])" office:value-type="float" office:value="2379.57129543336">
            <text:p>2379,5712954334</text:p>
          </table:table-cell>
          <table:table-cell table:style-name="ce9" table:formula="of:=AVERAGE([Overview.B221:.KK221])" office:value-type="float" office:value="159.481515998757">
            <text:p>159,4815159988</text:p>
          </table:table-cell>
          <table:table-cell table:style-name="ce9" table:formula="of:=AVERAGE([Overview.B242:.KK242])" office:value-type="float" office:value="13.2593973283628">
            <text:p>13,2593973284</text:p>
          </table:table-cell>
          <table:table-cell table:style-name="ce11" table:formula="of:=AVERAGE([Overview.B263:.KK263])" office:value-type="float" office:value="7.14569334147831">
            <text:p>7,1456933415</text:p>
          </table:table-cell>
          <table:table-cell table:style-name="ce11" table:formula="of:=AVERAGE([Overview.B284:.KK284])" office:value-type="float" office:value="208.137751985339">
            <text:p>208,1377519853</text:p>
          </table:table-cell>
          <table:table-cell table:style-name="ce11" table:formula="of:=AVERAGE([Overview.B305:.KK305])" office:value-type="float" office:value="2362.17623701894">
            <text:p>2362,1762370189</text:p>
          </table:table-cell>
          <table:table-cell table:style-name="ce11" table:formula="of:=AVERAGE([Overview.B326:.KK326])" office:value-type="float" office:value="162.843310934637">
            <text:p>162,8433109346</text:p>
          </table:table-cell>
          <table:table-cell table:style-name="ce11" table:formula="of:=AVERAGE([Overview.B347:.KK347])" office:value-type="float" office:value="15.379963347587">
            <text:p>15,3799633476</text:p>
          </table:table-cell>
          <table:table-cell table:style-name="ce13" table:formula="of:=AVERAGE([Overview.B368:.KK368])" office:value-type="float" office:value="8.00529587842505">
            <text:p>8,0052958784</text:p>
          </table:table-cell>
          <table:table-cell table:style-name="ce13" table:formula="of:=AVERAGE([Overview.B389:.KK389])" office:value-type="float" office:value="233.02740041446">
            <text:p>233,0274004145</text:p>
          </table:table-cell>
          <table:table-cell table:style-name="ce13" table:formula="of:=AVERAGE([Overview.B410:.KK410])" office:value-type="float" office:value="2276.0338475708">
            <text:p>2276,0338475708</text:p>
          </table:table-cell>
          <table:table-cell table:style-name="ce13" table:formula="of:=AVERAGE([Overview.B431:.KK431])" office:value-type="float" office:value="152.736127101082">
            <text:p>152,7361271011</text:p>
          </table:table-cell>
          <table:table-cell table:style-name="ce13" table:formula="of:=AVERAGE([Overview.B452:.KK452])" office:value-type="float" office:value="17.4846880036841">
            <text:p>17,4846880037</text:p>
          </table:table-cell>
          <table:table-cell table:style-name="ce18" table:formula="of:=AVERAGE([Overview.B473:.KK473])" office:value-type="float" office:value="7.66386299148764">
            <text:p>7,6638629915</text:p>
          </table:table-cell>
          <table:table-cell table:style-name="ce18" table:formula="of:=AVERAGE([Overview.B494:.KK494])" office:value-type="float" office:value="223.979529793271">
            <text:p>223,9795297933</text:p>
          </table:table-cell>
          <table:table-cell table:style-name="ce18" table:formula="of:=AVERAGE([Overview.B515:.KK515])" office:value-type="float" office:value="2354.05451965951">
            <text:p>2354,0545196595</text:p>
          </table:table-cell>
          <table:table-cell table:style-name="ce18" table:formula="of:=AVERAGE([Overview.B536:.KK536])" office:value-type="float" office:value="155.844244021078">
            <text:p>155,8442440211</text:p>
          </table:table-cell>
          <table:table-cell table:style-name="ce18" table:formula="of:=AVERAGE([Overview.B557:.KK557])" office:value-type="float" office:value="14.8859951357925">
            <text:p>14,8859951358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7.93017127799737">
            <text:p>7,930171278</text:p>
          </table:table-cell>
          <table:table-cell table:style-name="ce7" table:formula="of:=AVERAGE([Overview.B75:.KK75])" office:value-type="float" office:value="255.447957839262">
            <text:p>255,4479578393</text:p>
          </table:table-cell>
          <table:table-cell table:style-name="ce7" table:formula="of:=AVERAGE([Overview.B96:.KK96])" office:value-type="float" office:value="2761.81818181818">
            <text:p>2761,8181818182</text:p>
          </table:table-cell>
          <table:table-cell table:style-name="ce7" table:formula="of:=AVERAGE([Overview.B117:.KK117])" office:value-type="float" office:value="169.308300395257">
            <text:p>169,3083003953</text:p>
          </table:table-cell>
          <table:table-cell table:style-name="ce7" table:formula="of:=AVERAGE([Overview.B138:.KK138])" office:value-type="float" office:value="14.4044795783926">
            <text:p>14,4044795784</text:p>
          </table:table-cell>
          <table:table-cell table:style-name="ce9" table:formula="of:=AVERAGE([Overview.B159:.KK159])" office:value-type="float" office:value="7.92482517482518">
            <text:p>7,9248251748</text:p>
          </table:table-cell>
          <table:table-cell table:style-name="ce9" table:formula="of:=AVERAGE([Overview.B180:.KK180])" office:value-type="float" office:value="253.11013986014">
            <text:p>253,1101398601</text:p>
          </table:table-cell>
          <table:table-cell table:style-name="ce9" table:formula="of:=AVERAGE([Overview.B201:.KK201])" office:value-type="float" office:value="2822.43444055944">
            <text:p>2822,4344405594</text:p>
          </table:table-cell>
          <table:table-cell table:style-name="ce9" table:formula="of:=AVERAGE([Overview.B222:.KK222])" office:value-type="float" office:value="168.681818181818">
            <text:p>168,6818181818</text:p>
          </table:table-cell>
          <table:table-cell table:style-name="ce9" table:formula="of:=AVERAGE([Overview.B243:.KK243])" office:value-type="float" office:value="16.3662587412587">
            <text:p>16,3662587413</text:p>
          </table:table-cell>
          <table:table-cell table:style-name="ce11" table:formula="of:=AVERAGE([Overview.B264:.KK264])" office:value-type="float" office:value="7.35429141716567">
            <text:p>7,3542914172</text:p>
          </table:table-cell>
          <table:table-cell table:style-name="ce11" table:formula="of:=AVERAGE([Overview.B285:.KK285])" office:value-type="float" office:value="233.578842315369">
            <text:p>233,5788423154</text:p>
          </table:table-cell>
          <table:table-cell table:style-name="ce11" table:formula="of:=AVERAGE([Overview.B306:.KK306])" office:value-type="float" office:value="2817.44011976048">
            <text:p>2817,4401197605</text:p>
          </table:table-cell>
          <table:table-cell table:style-name="ce11" table:formula="of:=AVERAGE([Overview.B327:.KK327])" office:value-type="float" office:value="177.207584830339">
            <text:p>177,2075848303</text:p>
          </table:table-cell>
          <table:table-cell table:style-name="ce11" table:formula="of:=AVERAGE([Overview.B348:.KK348])" office:value-type="float" office:value="16.7015968063872">
            <text:p>16,7015968064</text:p>
          </table:table-cell>
          <table:table-cell table:style-name="ce13" table:formula="of:=AVERAGE([Overview.B369:.KK369])" office:value-type="float" office:value="8.72248062015504">
            <text:p>8,7224806202</text:p>
          </table:table-cell>
          <table:table-cell table:style-name="ce13" table:formula="of:=AVERAGE([Overview.B390:.KK390])" office:value-type="float" office:value="278.349612403101">
            <text:p>278,3496124031</text:p>
          </table:table-cell>
          <table:table-cell table:style-name="ce13" table:formula="of:=AVERAGE([Overview.B411:.KK411])" office:value-type="float" office:value="2710.48837209302">
            <text:p>2710,488372093</text:p>
          </table:table-cell>
          <table:table-cell table:style-name="ce13" table:formula="of:=AVERAGE([Overview.B432:.KK432])" office:value-type="float" office:value="160.924031007752">
            <text:p>160,9240310078</text:p>
          </table:table-cell>
          <table:table-cell table:style-name="ce13" table:formula="of:=AVERAGE([Overview.B453:.KK453])" office:value-type="float" office:value="18.6643410852713">
            <text:p>18,6643410853</text:p>
          </table:table-cell>
          <table:table-cell table:style-name="ce18" table:formula="of:=AVERAGE([Overview.B474:.KK474])" office:value-type="float" office:value="7.96778970751573">
            <text:p>7,9677897075</text:p>
          </table:table-cell>
          <table:table-cell table:style-name="ce18" table:formula="of:=AVERAGE([Overview.B495:.KK495])" office:value-type="float" office:value="258.879674194743">
            <text:p>258,8796741947</text:p>
          </table:table-cell>
          <table:table-cell table:style-name="ce18" table:formula="of:=AVERAGE([Overview.B516:.KK516])" office:value-type="float" office:value="2784.42798963347">
            <text:p>2784,4279896335</text:p>
          </table:table-cell>
          <table:table-cell table:style-name="ce18" table:formula="of:=AVERAGE([Overview.B537:.KK537])" office:value-type="float" office:value="165.810810810811">
            <text:p>165,8108108108</text:p>
          </table:table-cell>
          <table:table-cell table:style-name="ce18" table:formula="of:=AVERAGE([Overview.B558:.KK558])" office:value-type="float" office:value="16.5820066641984">
            <text:p>16,5820066642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2650334075724">
            <text:p>10,2650334076</text:p>
          </table:table-cell>
          <table:table-cell table:style-name="ce7" table:formula="of:=AVERAGE([Overview.B76:.KK76])" office:value-type="float" office:value="295.086859688196">
            <text:p>295,0868596882</text:p>
          </table:table-cell>
          <table:table-cell table:style-name="ce7" table:formula="of:=AVERAGE([Overview.B97:.KK97])" office:value-type="float" office:value="3175.28953229399">
            <text:p>3175,289532294</text:p>
          </table:table-cell>
          <table:table-cell table:style-name="ce7" table:formula="of:=AVERAGE([Overview.B118:.KK118])" office:value-type="float" office:value="181.391982182628">
            <text:p>181,3919821826</text:p>
          </table:table-cell>
          <table:table-cell table:style-name="ce7" table:formula="of:=AVERAGE([Overview.B139:.KK139])" office:value-type="float" office:value="20.2449888641425">
            <text:p>20,2449888641</text:p>
          </table:table-cell>
          <table:table-cell table:style-name="ce9" table:formula="of:=AVERAGE([Overview.B160:.KK160])" office:value-type="float" office:value="11.2341772151899">
            <text:p>11,2341772152</text:p>
          </table:table-cell>
          <table:table-cell table:style-name="ce9" table:formula="of:=AVERAGE([Overview.B181:.KK181])" office:value-type="float" office:value="307.251054852321">
            <text:p>307,2510548523</text:p>
          </table:table-cell>
          <table:table-cell table:style-name="ce9" table:formula="of:=AVERAGE([Overview.B202:.KK202])" office:value-type="float" office:value="3263.39662447257">
            <text:p>3263,3966244726</text:p>
          </table:table-cell>
          <table:table-cell table:style-name="ce9" table:formula="of:=AVERAGE([Overview.B223:.KK223])" office:value-type="float" office:value="187.274261603376">
            <text:p>187,2742616034</text:p>
          </table:table-cell>
          <table:table-cell table:style-name="ce9" table:formula="of:=AVERAGE([Overview.B244:.KK244])" office:value-type="float" office:value="17.6097046413502">
            <text:p>17,6097046414</text:p>
          </table:table-cell>
          <table:table-cell table:style-name="ce11" table:formula="of:=AVERAGE([Overview.B265:.KK265])" office:value-type="float" office:value="9.74098360655738">
            <text:p>9,7409836066</text:p>
          </table:table-cell>
          <table:table-cell table:style-name="ce11" table:formula="of:=AVERAGE([Overview.B286:.KK286])" office:value-type="float" office:value="266.690163934426">
            <text:p>266,6901639344</text:p>
          </table:table-cell>
          <table:table-cell table:style-name="ce11" table:formula="of:=AVERAGE([Overview.B307:.KK307])" office:value-type="float" office:value="3263.38524590164">
            <text:p>3263,3852459016</text:p>
          </table:table-cell>
          <table:table-cell table:style-name="ce11" table:formula="of:=AVERAGE([Overview.B328:.KK328])" office:value-type="float" office:value="194.955737704918">
            <text:p>194,9557377049</text:p>
          </table:table-cell>
          <table:table-cell table:style-name="ce11" table:formula="of:=AVERAGE([Overview.B349:.KK349])" office:value-type="float" office:value="19.644262295082">
            <text:p>19,6442622951</text:p>
          </table:table-cell>
          <table:table-cell table:style-name="ce13" table:formula="of:=AVERAGE([Overview.B370:.KK370])" office:value-type="float" office:value="11.4863563402889">
            <text:p>11,4863563403</text:p>
          </table:table-cell>
          <table:table-cell table:style-name="ce13" table:formula="of:=AVERAGE([Overview.B391:.KK391])" office:value-type="float" office:value="320.585874799358">
            <text:p>320,5858747994</text:p>
          </table:table-cell>
          <table:table-cell table:style-name="ce13" table:formula="of:=AVERAGE([Overview.B412:.KK412])" office:value-type="float" office:value="3178.00160513644">
            <text:p>3178,0016051364</text:p>
          </table:table-cell>
          <table:table-cell table:style-name="ce13" table:formula="of:=AVERAGE([Overview.B433:.KK433])" office:value-type="float" office:value="180.53290529695">
            <text:p>180,532905297</text:p>
          </table:table-cell>
          <table:table-cell table:style-name="ce13" table:formula="of:=AVERAGE([Overview.B454:.KK454])" office:value-type="float" office:value="21.6163723916533">
            <text:p>21,6163723917</text:p>
          </table:table-cell>
          <table:table-cell table:style-name="ce18" table:formula="of:=AVERAGE([Overview.B475:.KK475])" office:value-type="float" office:value="10.5772980501393">
            <text:p>10,5772980501</text:p>
          </table:table-cell>
          <table:table-cell table:style-name="ce18" table:formula="of:=AVERAGE([Overview.B496:.KK496])" office:value-type="float" office:value="296.481894150418">
            <text:p>296,4818941504</text:p>
          </table:table-cell>
          <table:table-cell table:style-name="ce18" table:formula="of:=AVERAGE([Overview.B517:.KK517])" office:value-type="float" office:value="3212.19707520891">
            <text:p>3212,1970752089</text:p>
          </table:table-cell>
          <table:table-cell table:style-name="ce18" table:formula="of:=AVERAGE([Overview.B538:.KK538])" office:value-type="float" office:value="181.426183844011">
            <text:p>181,426183844</text:p>
          </table:table-cell>
          <table:table-cell table:style-name="ce18" table:formula="of:=AVERAGE([Overview.B559:.KK559])" office:value-type="float" office:value="20.5487465181059">
            <text:p>20,5487465181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78125">
            <text:p>11,78125</text:p>
          </table:table-cell>
          <table:table-cell table:style-name="ce7" table:formula="of:=AVERAGE([Overview.B77:.KK77])" office:value-type="float" office:value="338.45703125">
            <text:p>338,45703125</text:p>
          </table:table-cell>
          <table:table-cell table:style-name="ce7" table:formula="of:=AVERAGE([Overview.B98:.KK98])" office:value-type="float" office:value="3659.66796875">
            <text:p>3659,66796875</text:p>
          </table:table-cell>
          <table:table-cell table:style-name="ce7" table:formula="of:=AVERAGE([Overview.B119:.KK119])" office:value-type="float" office:value="197.25">
            <text:p>197,25</text:p>
          </table:table-cell>
          <table:table-cell table:style-name="ce7" table:formula="of:=AVERAGE([Overview.B140:.KK140])" office:value-type="float" office:value="21.857421875">
            <text:p>21,857421875</text:p>
          </table:table-cell>
          <table:table-cell table:style-name="ce9" table:formula="of:=AVERAGE([Overview.B161:.KK161])" office:value-type="float" office:value="12.3180076628353">
            <text:p>12,3180076628</text:p>
          </table:table-cell>
          <table:table-cell table:style-name="ce9" table:formula="of:=AVERAGE([Overview.B182:.KK182])" office:value-type="float" office:value="334.745210727969">
            <text:p>334,745210728</text:p>
          </table:table-cell>
          <table:table-cell table:style-name="ce9" table:formula="of:=AVERAGE([Overview.B203:.KK203])" office:value-type="float" office:value="3747.54789272031">
            <text:p>3747,5478927203</text:p>
          </table:table-cell>
          <table:table-cell table:style-name="ce9" table:formula="of:=AVERAGE([Overview.B224:.KK224])" office:value-type="float" office:value="203.218390804598">
            <text:p>203,2183908046</text:p>
          </table:table-cell>
          <table:table-cell table:style-name="ce9" table:formula="of:=AVERAGE([Overview.B245:.KK245])" office:value-type="float" office:value="18.6781609195402">
            <text:p>18,6781609195</text:p>
          </table:table-cell>
          <table:table-cell table:style-name="ce11" table:formula="of:=AVERAGE([Overview.B266:.KK266])" office:value-type="float" office:value="11.2350157728707">
            <text:p>11,2350157729</text:p>
          </table:table-cell>
          <table:table-cell table:style-name="ce11" table:formula="of:=AVERAGE([Overview.B287:.KK287])" office:value-type="float" office:value="318.913249211356">
            <text:p>318,9132492114</text:p>
          </table:table-cell>
          <table:table-cell table:style-name="ce11" table:formula="of:=AVERAGE([Overview.B308:.KK308])" office:value-type="float" office:value="3721.53785488959">
            <text:p>3721,5378548896</text:p>
          </table:table-cell>
          <table:table-cell table:style-name="ce11" table:formula="of:=AVERAGE([Overview.B329:.KK329])" office:value-type="float" office:value="207.429022082019">
            <text:p>207,429022082</text:p>
          </table:table-cell>
          <table:table-cell table:style-name="ce11" table:formula="of:=AVERAGE([Overview.B350:.KK350])" office:value-type="float" office:value="21.2239747634069">
            <text:p>21,2239747634</text:p>
          </table:table-cell>
          <table:table-cell table:style-name="ce13" table:formula="of:=AVERAGE([Overview.B371:.KK371])" office:value-type="float" office:value="12.9338731443995">
            <text:p>12,9338731444</text:p>
          </table:table-cell>
          <table:table-cell table:style-name="ce13" table:formula="of:=AVERAGE([Overview.B392:.KK392])" office:value-type="float" office:value="378.318488529015">
            <text:p>378,318488529</text:p>
          </table:table-cell>
          <table:table-cell table:style-name="ce13" table:formula="of:=AVERAGE([Overview.B413:.KK413])" office:value-type="float" office:value="3685.06747638327">
            <text:p>3685,0674763833</text:p>
          </table:table-cell>
          <table:table-cell table:style-name="ce13" table:formula="of:=AVERAGE([Overview.B434:.KK434])" office:value-type="float" office:value="191.997300944669">
            <text:p>191,9973009447</text:p>
          </table:table-cell>
          <table:table-cell table:style-name="ce13" table:formula="of:=AVERAGE([Overview.B455:.KK455])" office:value-type="float" office:value="24.2631578947368">
            <text:p>24,2631578947</text:p>
          </table:table-cell>
          <table:table-cell table:style-name="ce18" table:formula="of:=AVERAGE([Overview.B476:.KK476])" office:value-type="float" office:value="12.5781865965834">
            <text:p>12,5781865966</text:p>
          </table:table-cell>
          <table:table-cell table:style-name="ce18" table:formula="of:=AVERAGE([Overview.B497:.KK497])" office:value-type="float" office:value="346.256898817346">
            <text:p>346,2568988173</text:p>
          </table:table-cell>
          <table:table-cell table:style-name="ce18" table:formula="of:=AVERAGE([Overview.B518:.KK518])" office:value-type="float" office:value="3667.81865965834">
            <text:p>3667,8186596583</text:p>
          </table:table-cell>
          <table:table-cell table:style-name="ce18" table:formula="of:=AVERAGE([Overview.B539:.KK539])" office:value-type="float" office:value="196.916557161629">
            <text:p>196,9165571616</text:p>
          </table:table-cell>
          <table:table-cell table:style-name="ce18" table:formula="of:=AVERAGE([Overview.B560:.KK560])" office:value-type="float" office:value="22.0742444152431">
            <text:p>22,0742444152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7905236907731">
            <text:p>13,7905236908</text:p>
          </table:table-cell>
          <table:table-cell table:style-name="ce7" table:formula="of:=AVERAGE([Overview.B78:.KK78])" office:value-type="float" office:value="414.588528678304">
            <text:p>414,5885286783</text:p>
          </table:table-cell>
          <table:table-cell table:style-name="ce7" table:formula="of:=AVERAGE([Overview.B99:.KK99])" office:value-type="float" office:value="4276.0349127182">
            <text:p>4276,0349127182</text:p>
          </table:table-cell>
          <table:table-cell table:style-name="ce7" table:formula="of:=AVERAGE([Overview.B120:.KK120])" office:value-type="float" office:value="208.476309226933">
            <text:p>208,4763092269</text:p>
          </table:table-cell>
          <table:table-cell table:style-name="ce7" table:formula="of:=AVERAGE([Overview.B141:.KK141])" office:value-type="float" office:value="24.6134663341646">
            <text:p>24,6134663342</text:p>
          </table:table-cell>
          <table:table-cell table:style-name="ce9" table:formula="of:=AVERAGE([Overview.B162:.KK162])" office:value-type="float" office:value="14.3074141048825">
            <text:p>14,3074141049</text:p>
          </table:table-cell>
          <table:table-cell table:style-name="ce9" table:formula="of:=AVERAGE([Overview.B183:.KK183])" office:value-type="float" office:value="403.49547920434">
            <text:p>403,4954792043</text:p>
          </table:table-cell>
          <table:table-cell table:style-name="ce9" table:formula="of:=AVERAGE([Overview.B204:.KK204])" office:value-type="float" office:value="4333.15551537071">
            <text:p>4333,1555153707</text:p>
          </table:table-cell>
          <table:table-cell table:style-name="ce9" table:formula="of:=AVERAGE([Overview.B225:.KK225])" office:value-type="float" office:value="220.077757685353">
            <text:p>220,0777576854</text:p>
          </table:table-cell>
          <table:table-cell table:style-name="ce9" table:formula="of:=AVERAGE([Overview.B246:.KK246])" office:value-type="float" office:value="20.1573236889693">
            <text:p>20,157323689</text:p>
          </table:table-cell>
          <table:table-cell table:style-name="ce11" table:formula="of:=AVERAGE([Overview.B267:.KK267])" office:value-type="float" office:value="12.9187725631769">
            <text:p>12,9187725632</text:p>
          </table:table-cell>
          <table:table-cell table:style-name="ce11" table:formula="of:=AVERAGE([Overview.B288:.KK288])" office:value-type="float" office:value="382.21119133574">
            <text:p>382,2111913357</text:p>
          </table:table-cell>
          <table:table-cell table:style-name="ce11" table:formula="of:=AVERAGE([Overview.B309:.KK309])" office:value-type="float" office:value="4366.66064981949">
            <text:p>4366,6606498195</text:p>
          </table:table-cell>
          <table:table-cell table:style-name="ce11" table:formula="of:=AVERAGE([Overview.B330:.KK330])" office:value-type="float" office:value="223.832129963899">
            <text:p>223,8321299639</text:p>
          </table:table-cell>
          <table:table-cell table:style-name="ce11" table:formula="of:=AVERAGE([Overview.B351:.KK351])" office:value-type="float" office:value="25.4909747292419">
            <text:p>25,4909747292</text:p>
          </table:table-cell>
          <table:table-cell table:style-name="ce13" table:formula="of:=AVERAGE([Overview.B372:.KK372])" office:value-type="float" office:value="15.6714801444043">
            <text:p>15,6714801444</text:p>
          </table:table-cell>
          <table:table-cell table:style-name="ce13" table:formula="of:=AVERAGE([Overview.B393:.KK393])" office:value-type="float" office:value="468.817689530686">
            <text:p>468,8176895307</text:p>
          </table:table-cell>
          <table:table-cell table:style-name="ce13" table:formula="of:=AVERAGE([Overview.B414:.KK414])" office:value-type="float" office:value="4251.99458483755">
            <text:p>4251,9945848376</text:p>
          </table:table-cell>
          <table:table-cell table:style-name="ce13" table:formula="of:=AVERAGE([Overview.B435:.KK435])" office:value-type="float" office:value="202.314079422383">
            <text:p>202,3140794224</text:p>
          </table:table-cell>
          <table:table-cell table:style-name="ce13" table:formula="of:=AVERAGE([Overview.B456:.KK456])" office:value-type="float" office:value="27.7545126353791">
            <text:p>27,7545126354</text:p>
          </table:table-cell>
          <table:table-cell table:style-name="ce18" table:formula="of:=AVERAGE([Overview.B477:.KK477])" office:value-type="float" office:value="14.437641723356">
            <text:p>14,4376417234</text:p>
          </table:table-cell>
          <table:table-cell table:style-name="ce18" table:formula="of:=AVERAGE([Overview.B498:.KK498])" office:value-type="float" office:value="414.315192743764">
            <text:p>414,3151927438</text:p>
          </table:table-cell>
          <table:table-cell table:style-name="ce18" table:formula="of:=AVERAGE([Overview.B519:.KK519])" office:value-type="float" office:value="4287.71730914588">
            <text:p>4287,7173091459</text:p>
          </table:table-cell>
          <table:table-cell table:style-name="ce18" table:formula="of:=AVERAGE([Overview.B540:.KK540])" office:value-type="float" office:value="210.863945578231">
            <text:p>210,8639455782</text:p>
          </table:table-cell>
          <table:table-cell table:style-name="ce18" table:formula="of:=AVERAGE([Overview.B561:.KK561])" office:value-type="float" office:value="24.0559334845049">
            <text:p>24,0559334845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4.6343612334802">
            <text:p>14,6343612335</text:p>
          </table:table-cell>
          <table:table-cell table:style-name="ce7" table:formula="of:=AVERAGE([Overview.B79:.KK79])" office:value-type="float" office:value="479.303964757709">
            <text:p>479,3039647577</text:p>
          </table:table-cell>
          <table:table-cell table:style-name="ce7" table:formula="of:=AVERAGE([Overview.B100:.KK100])" office:value-type="float" office:value="5025.2422907489">
            <text:p>5025,2422907489</text:p>
          </table:table-cell>
          <table:table-cell table:style-name="ce7" table:formula="of:=AVERAGE([Overview.B121:.KK121])" office:value-type="float" office:value="221.286343612335">
            <text:p>221,2863436123</text:p>
          </table:table-cell>
          <table:table-cell table:style-name="ce7" table:formula="of:=AVERAGE([Overview.B142:.KK142])" office:value-type="float" office:value="29.3303964757709">
            <text:p>29,3303964758</text:p>
          </table:table-cell>
          <table:table-cell table:style-name="ce9" table:formula="of:=AVERAGE([Overview.B163:.KK163])" office:value-type="float" office:value="15.6569920844327">
            <text:p>15,6569920844</text:p>
          </table:table-cell>
          <table:table-cell table:style-name="ce9" table:formula="of:=AVERAGE([Overview.B184:.KK184])" office:value-type="float" office:value="483.622691292876">
            <text:p>483,6226912929</text:p>
          </table:table-cell>
          <table:table-cell table:style-name="ce9" table:formula="of:=AVERAGE([Overview.B205:.KK205])" office:value-type="float" office:value="5166.75461741425">
            <text:p>5166,7546174143</text:p>
          </table:table-cell>
          <table:table-cell table:style-name="ce9" table:formula="of:=AVERAGE([Overview.B226:.KK226])" office:value-type="float" office:value="234.282321899736">
            <text:p>234,2823218997</text:p>
          </table:table-cell>
          <table:table-cell table:style-name="ce9" table:formula="of:=AVERAGE([Overview.B247:.KK247])" office:value-type="float" office:value="25.7994722955145">
            <text:p>25,7994722955</text:p>
          </table:table-cell>
          <table:table-cell table:style-name="ce11" table:formula="of:=AVERAGE([Overview.B268:.KK268])" office:value-type="float" office:value="14.2536443148688">
            <text:p>14,2536443149</text:p>
          </table:table-cell>
          <table:table-cell table:style-name="ce11" table:formula="of:=AVERAGE([Overview.B289:.KK289])" office:value-type="float" office:value="461.399416909621">
            <text:p>461,3994169096</text:p>
          </table:table-cell>
          <table:table-cell table:style-name="ce11" table:formula="of:=AVERAGE([Overview.B310:.KK310])" office:value-type="float" office:value="5075.40816326531">
            <text:p>5075,4081632653</text:p>
          </table:table-cell>
          <table:table-cell table:style-name="ce11" table:formula="of:=AVERAGE([Overview.B331:.KK331])" office:value-type="float" office:value="231.36443148688">
            <text:p>231,3644314869</text:p>
          </table:table-cell>
          <table:table-cell table:style-name="ce11" table:formula="of:=AVERAGE([Overview.B352:.KK352])" office:value-type="float" office:value="32.6064139941691">
            <text:p>32,6064139942</text:p>
          </table:table-cell>
          <table:table-cell table:style-name="ce13" table:formula="of:=AVERAGE([Overview.B373:.KK373])" office:value-type="float" office:value="17">
            <text:p>17</text:p>
          </table:table-cell>
          <table:table-cell table:style-name="ce13" table:formula="of:=AVERAGE([Overview.B394:.KK394])" office:value-type="float" office:value="546.727272727273">
            <text:p>546,7272727273</text:p>
          </table:table-cell>
          <table:table-cell table:style-name="ce13" table:formula="of:=AVERAGE([Overview.B415:.KK415])" office:value-type="float" office:value="5084.05764966741">
            <text:p>5084,0576496674</text:p>
          </table:table-cell>
          <table:table-cell table:style-name="ce13" table:formula="of:=AVERAGE([Overview.B436:.KK436])" office:value-type="float" office:value="215.19512195122">
            <text:p>215,1951219512</text:p>
          </table:table-cell>
          <table:table-cell table:style-name="ce13" table:formula="of:=AVERAGE([Overview.B457:.KK457])" office:value-type="float" office:value="31.4412416851441">
            <text:p>31,4412416851</text:p>
          </table:table-cell>
          <table:table-cell table:style-name="ce18" table:formula="of:=AVERAGE([Overview.B478:.KK478])" office:value-type="float" office:value="15.8259587020649">
            <text:p>15,8259587021</text:p>
          </table:table-cell>
          <table:table-cell table:style-name="ce18" table:formula="of:=AVERAGE([Overview.B499:.KK499])" office:value-type="float" office:value="499.347099311701">
            <text:p>499,3470993117</text:p>
          </table:table-cell>
          <table:table-cell table:style-name="ce18" table:formula="of:=AVERAGE([Overview.B520:.KK520])" office:value-type="float" office:value="5068.3087512291">
            <text:p>5068,3087512291</text:p>
          </table:table-cell>
          <table:table-cell table:style-name="ce18" table:formula="of:=AVERAGE([Overview.B541:.KK541])" office:value-type="float" office:value="223.448377581121">
            <text:p>223,4483775811</text:p>
          </table:table-cell>
          <table:table-cell table:style-name="ce18" table:formula="of:=AVERAGE([Overview.B562:.KK562])" office:value-type="float" office:value="28.7276302851524">
            <text:p>28,7276302852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1">
            <text:p>11</text:p>
          </table:table-cell>
          <table:table-cell table:style-name="ce7" table:formula="of:=AVERAGE([Overview.B80:.KK80])" office:value-type="float" office:value="513">
            <text:p>513</text:p>
          </table:table-cell>
          <table:table-cell table:style-name="ce7" table:formula="of:=AVERAGE([Overview.B101:.KK101])" office:value-type="float" office:value="6398.33333333333">
            <text:p>6398,3333333333</text:p>
          </table:table-cell>
          <table:table-cell table:style-name="ce7" table:formula="of:=AVERAGE([Overview.B122:.KK122])" office:value-type="float" office:value="233">
            <text:p>233</text:p>
          </table:table-cell>
          <table:table-cell table:style-name="ce7" table:formula="of:=AVERAGE([Overview.B143:.KK143])" office:value-type="float" office:value="18">
            <text:p>18</text:p>
          </table:table-cell>
          <table:table-cell table:style-name="ce9" table:formula="of:=AVERAGE([Overview.B164:.KK164])" office:value-type="float" office:value="13.2">
            <text:p>13,2</text:p>
          </table:table-cell>
          <table:table-cell table:style-name="ce9" table:formula="of:=AVERAGE([Overview.B185:.KK185])" office:value-type="float" office:value="610">
            <text:p>610</text:p>
          </table:table-cell>
          <table:table-cell table:style-name="ce9" table:formula="of:=AVERAGE([Overview.B206:.KK206])" office:value-type="float" office:value="6801">
            <text:p>6801</text:p>
          </table:table-cell>
          <table:table-cell table:style-name="ce9" table:formula="of:=AVERAGE([Overview.B227:.KK227])" office:value-type="float" office:value="269.8">
            <text:p>269,8</text:p>
          </table:table-cell>
          <table:table-cell table:style-name="ce9" table:formula="of:=AVERAGE([Overview.B248:.KK248])" office:value-type="float" office:value="1.2">
            <text:p>1,2</text:p>
          </table:table-cell>
          <table:table-cell table:style-name="ce11" table:formula="of:=AVERAGE([Overview.B269:.KK269])" office:value-type="float" office:value="16.4">
            <text:p>16,4</text:p>
          </table:table-cell>
          <table:table-cell table:style-name="ce11" table:formula="of:=AVERAGE([Overview.B290:.KK290])" office:value-type="float" office:value="443.4">
            <text:p>443,4</text:p>
          </table:table-cell>
          <table:table-cell table:style-name="ce11" table:formula="of:=AVERAGE([Overview.B311:.KK311])" office:value-type="float" office:value="6602">
            <text:p>6602</text:p>
          </table:table-cell>
          <table:table-cell table:style-name="ce11" table:formula="of:=AVERAGE([Overview.B332:.KK332])" office:value-type="float" office:value="330.8">
            <text:p>330,8</text:p>
          </table:table-cell>
          <table:table-cell table:style-name="ce11" table:formula="of:=AVERAGE([Overview.B353:.KK353])" office:value-type="float" office:value="21.4">
            <text:p>21,4</text:p>
          </table:table-cell>
          <table:table-cell table:style-name="ce13" table:formula="of:=AVERAGE([Overview.B374:.KK374])" office:value-type="float" office:value="17.25">
            <text:p>17,25</text:p>
          </table:table-cell>
          <table:table-cell table:style-name="ce13" table:formula="of:=AVERAGE([Overview.B395:.KK395])" office:value-type="float" office:value="743.5">
            <text:p>743,5</text:p>
          </table:table-cell>
          <table:table-cell table:style-name="ce13" table:formula="of:=AVERAGE([Overview.B416:.KK416])" office:value-type="float" office:value="6170.625">
            <text:p>6170,625</text:p>
          </table:table-cell>
          <table:table-cell table:style-name="ce13" table:formula="of:=AVERAGE([Overview.B437:.KK437])" office:value-type="float" office:value="190.125">
            <text:p>190,125</text:p>
          </table:table-cell>
          <table:table-cell table:style-name="ce13" table:formula="of:=AVERAGE([Overview.B458:.KK458])" office:value-type="float" office:value="28.875">
            <text:p>28,875</text:p>
          </table:table-cell>
          <table:table-cell table:style-name="ce18" table:formula="of:=AVERAGE([Overview.B479:.KK479])" office:value-type="float" office:value="16.8181818181818">
            <text:p>16,8181818182</text:p>
          </table:table-cell>
          <table:table-cell table:style-name="ce18" table:formula="of:=AVERAGE([Overview.B500:.KK500])" office:value-type="float" office:value="537.181818181818">
            <text:p>537,1818181818</text:p>
          </table:table-cell>
          <table:table-cell table:style-name="ce18" table:formula="of:=AVERAGE([Overview.B521:.KK521])" office:value-type="float" office:value="5573.63636363636">
            <text:p>5573,6363636364</text:p>
          </table:table-cell>
          <table:table-cell table:style-name="ce18" table:formula="of:=AVERAGE([Overview.B542:.KK542])" office:value-type="float" office:value="221.636363636364">
            <text:p>221,6363636364</text:p>
          </table:table-cell>
          <table:table-cell table:style-name="ce18" table:formula="of:=AVERAGE([Overview.B563:.KK563])" office:value-type="float" office:value="40.5454545454545">
            <text:p>40,5454545455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10">
            <text:p>10</text:p>
          </table:table-cell>
          <table:table-cell table:style-name="ce11" table:formula="of:=AVERAGE([Overview.B291:.KK291])" office:value-type="float" office:value="514.333333333333">
            <text:p>514,3333333333</text:p>
          </table:table-cell>
          <table:table-cell table:style-name="ce11" table:formula="of:=AVERAGE([Overview.B312:.KK312])" office:value-type="float" office:value="6378.33333333333">
            <text:p>6378,3333333333</text:p>
          </table:table-cell>
          <table:table-cell table:style-name="ce11" table:formula="of:=AVERAGE([Overview.B333:.KK333])" office:value-type="float" office:value="207">
            <text:p>207</text:p>
          </table:table-cell>
          <table:table-cell table:style-name="ce11" table:formula="of:=AVERAGE([Overview.B354:.KK354])" office:value-type="float" office:value="54">
            <text:p>54</text:p>
          </table:table-cell>
          <table:table-cell table:style-name="ce13" table:formula="of:=AVERAGE([Overview.B375:.KK375])" office:value-type="float" office:value="10.6666666666667">
            <text:p>10,6666666667</text:p>
          </table:table-cell>
          <table:table-cell table:style-name="ce13" table:formula="of:=AVERAGE([Overview.B396:.KK396])" office:value-type="float" office:value="468.666666666667">
            <text:p>468,6666666667</text:p>
          </table:table-cell>
          <table:table-cell table:style-name="ce13" table:formula="of:=AVERAGE([Overview.B417:.KK417])" office:value-type="float" office:value="7033.33333333333">
            <text:p>7033,3333333333</text:p>
          </table:table-cell>
          <table:table-cell table:style-name="ce13" table:formula="of:=AVERAGE([Overview.B438:.KK438])" office:value-type="float" office:value="266.666666666667">
            <text:p>266,6666666667</text:p>
          </table:table-cell>
          <table:table-cell table:style-name="ce13" table:formula="of:=AVERAGE([Overview.B459:.KK459])" office:value-type="float" office:value="13.6666666666667">
            <text:p>13,6666666667</text:p>
          </table:table-cell>
          <table:table-cell table:style-name="ce18" table:formula="of:=AVERAGE([Overview.B480:.KK480])" office:value-type="float" office:value="20">
            <text:p>20</text:p>
          </table:table-cell>
          <table:table-cell table:style-name="ce18" table:formula="of:=AVERAGE([Overview.B501:.KK501])" office:value-type="float" office:value="806">
            <text:p>806</text:p>
          </table:table-cell>
          <table:table-cell table:style-name="ce18" table:formula="of:=AVERAGE([Overview.B522:.KK522])" office:value-type="float" office:value="7455">
            <text:p>7455</text:p>
          </table:table-cell>
          <table:table-cell table:style-name="ce18" table:formula="of:=AVERAGE([Overview.B543:.KK543])" office:value-type="float" office:value="262.5">
            <text:p>262,5</text:p>
          </table:table-cell>
          <table:table-cell table:style-name="ce18" table:formula="of:=AVERAGE([Overview.B564:.KK564])" office:value-type="float" office:value="24">
            <text:p>24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49052">
            <text:p>4905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5714">
            <text:p>5714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1.6488624317051">
            <text:p>11,648862431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7106">
            <text:p>7106</text:p>
          </table:table-cell>
          <table:table-cell table:style-name="ce22"/>
          <table:table-cell table:formula="of:=([.V268]/[.V266])*100" office:value-type="float" office:value="14.4866672103074">
            <text:p>14,486667210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7188">
            <text:p>7188</text:p>
          </table:table-cell>
          <table:table-cell table:style-name="ce22"/>
          <table:table-cell table:formula="of:=([.V269]/[.V266])*100" office:value-type="float" office:value="14.6538367446791">
            <text:p>14,653836744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9114">
            <text:p>9114</text:p>
          </table:table-cell>
          <table:table-cell table:style-name="ce22"/>
          <table:table-cell table:formula="of:=([.V270]/[.V266])*100" office:value-type="float" office:value="18.5802821495556">
            <text:p>18,580282149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9930">
            <text:p>19930</text:p>
          </table:table-cell>
          <table:table-cell table:style-name="ce24"/>
          <table:table-cell table:formula="of:=([.V271]/[.V266])*100" office:value-type="float" office:value="40.6303514637528">
            <text:p>40,630351463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2760">
            <text:p>2760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48.302415120756">
            <text:p>48,3024151208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3740">
            <text:p>3740</text:p>
          </table:table-cell>
          <table:table-cell table:style-name="ce22"/>
          <table:table-cell table:formula="of:=([.V273]/[.V268])*100" office:value-type="float" office:value="52.6315789473684">
            <text:p>52,6315789474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3532">
            <text:p>3532</text:p>
          </table:table-cell>
          <table:table-cell table:style-name="ce22"/>
          <table:table-cell table:formula="of:=([.V274]/[.V269])*100" office:value-type="float" office:value="49.1374513077351">
            <text:p>49,137451307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4449">
            <text:p>4449</text:p>
          </table:table-cell>
          <table:table-cell table:style-name="ce22"/>
          <table:table-cell table:formula="of:=([.V275]/[.V270])*100" office:value-type="float" office:value="48.8150098749177">
            <text:p>48,8150098749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10045">
            <text:p>10045</text:p>
          </table:table-cell>
          <table:table-cell table:style-name="ce24"/>
          <table:table-cell table:formula="of:=([.V276]/[.V271])*100" office:value-type="float" office:value="50.4014049172102">
            <text:p>50,4014049172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24526">
            <text:p>24526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7" table:end-x="1.845cm" table:end-y="0.151cm" draw:z-index="7" draw:style-name="gr1" draw:text-style-name="P1" svg:width="41.34cm" svg:height="20.766cm" svg:x="0.081cm" svg:y="0.16cm">
              <draw:object draw:notify-on-update-of-ranges="Graph.V374:Graph.V39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[Overview.B19]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[Overview.B20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[Overview.B21]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[Overview.B22]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[Overview.B23]" office:value-type="float" office:value="53">
            <text:p>5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[Overview.B24]" office:value-type="float" office:value="33">
            <text:p>3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[Overview.B25]" office:value-type="float" office:value="24">
            <text:p>2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[Overview.B26]"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[Overview.B27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[Overview.B28]"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[Overview.B29]" office:value-type="float" office:value="44">
            <text:p>4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[Overview.B30]" office:value-type="float" office:value="103">
            <text:p>10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[Overview.B31]" office:value-type="float" office:value="292">
            <text:p>29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[Overview.B32]" office:value-type="float" office:value="2928">
            <text:p>292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[Overview.B33]" office:value-type="float" office:value="862">
            <text:p>86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[Overview.B34]" office:value-type="float" office:value="449">
            <text:p>449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[Overview.B35]" office:value-type="float" office:value="491">
            <text:p>49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[Overview.B36]" office:value-type="float" office:value="423">
            <text:p>42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[Overview.B37]" office:value-type="float" office:value="302">
            <text:p>30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[Overview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[Overview.B39]" office:value-type="float" office:value="1">
            <text:p>1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2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30.11.2017</text:date>, <text:time>13:20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30T13:20:38.33</dc:date>
    <meta:editing-duration>PT15H46M13S</meta:editing-duration>
    <meta:editing-cycles>8</meta:editing-cycles>
    <meta:generator>OpenOffice/4.1.4$Win32 OpenOffice.org_project/414m5$Build-9788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2">
                <text:p>2</text:p>
                <draw:g>
                  <svg:desc>Graph.G2:Graph.G22</svg:desc>
                </draw:g>
              </table:table-cell>
              <table:table-cell office:value-type="float" office:value="1.66666666666667">
                <text:p>1.66666666666667</text:p>
                <draw:g>
                  <svg:desc>Graph.L2:Graph.L22</svg:desc>
                </draw:g>
              </table:table-cell>
              <table:table-cell office:value-type="float" office:value="1.5">
                <text:p>1.5</text:p>
                <draw:g>
                  <svg:desc>Graph.Q2:Graph.Q22</svg:desc>
                </draw:g>
              </table:table-cell>
              <table:table-cell office:value-type="float" office:value="1.5">
                <text:p>1.5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2.1">
                <text:p>2.1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07894736842105">
                <text:p>2.07894736842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2.72727272727273">
                <text:p>2.72727272727273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7272727272727">
                <text:p>2.7727272727272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3725490196078">
                <text:p>3.13725490196078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3.20547945205479">
                <text:p>3.20547945205479</text:p>
              </table:table-cell>
              <table:table-cell office:value-type="float" office:value="3.45744680851064">
                <text:p>3.45744680851064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615384615385">
                <text:p>3.34615384615385</text:p>
              </table:table-cell>
              <table:table-cell office:value-type="float" office:value="3.51666666666667">
                <text:p>3.51666666666667</text:p>
              </table:table-cell>
              <table:table-cell office:value-type="float" office:value="3.58620689655172">
                <text:p>3.58620689655172</text:p>
              </table:table-cell>
              <table:table-cell office:value-type="float" office:value="4.13432835820895">
                <text:p>4.13432835820895</text:p>
              </table:table-cell>
              <table:table-cell office:value-type="float" office:value="3.57317073170732">
                <text:p>3.5731707317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6842105263158">
                <text:p>4.36842105263158</text:p>
              </table:table-cell>
              <table:table-cell office:value-type="float" office:value="4.20512820512821">
                <text:p>4.20512820512821</text:p>
              </table:table-cell>
              <table:table-cell office:value-type="float" office:value="4.20588235294118">
                <text:p>4.20588235294118</text:p>
              </table:table-cell>
              <table:table-cell office:value-type="float" office:value="4.2093023255814">
                <text:p>4.2093023255814</text:p>
              </table:table-cell>
              <table:table-cell office:value-type="float" office:value="4.3859649122807">
                <text:p>4.3859649122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2105263157895">
                <text:p>4.42105263157895</text:p>
              </table:table-cell>
              <table:table-cell office:value-type="float" office:value="4.01538461538462">
                <text:p>4.01538461538462</text:p>
              </table:table-cell>
              <table:table-cell office:value-type="float" office:value="4.13636363636364">
                <text:p>4.13636363636364</text:p>
              </table:table-cell>
              <table:table-cell office:value-type="float" office:value="5.0379746835443">
                <text:p>5.0379746835443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88888888888889">
                <text:p>6.88888888888889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  <table:table-cell office:value-type="float" office:value="5.44444444444444">
                <text:p>5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609756097561">
                <text:p>5.5609756097561</text:p>
              </table:table-cell>
              <table:table-cell office:value-type="float" office:value="5.70833333333333">
                <text:p>5.70833333333333</text:p>
              </table:table-cell>
              <table:table-cell office:value-type="float" office:value="5.3">
                <text:p>5.3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6.10489510489511">
                <text:p>6.10489510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2765957446809">
                <text:p>7.12765957446809</text:p>
              </table:table-cell>
              <table:table-cell office:value-type="float" office:value="6.4">
                <text:p>6.4</text:p>
              </table:table-cell>
              <table:table-cell office:value-type="float" office:value="6.71929824561404">
                <text:p>6.71929824561404</text:p>
              </table:table-cell>
              <table:table-cell office:value-type="float" office:value="9.16">
                <text:p>9.16</text:p>
              </table:table-cell>
              <table:table-cell office:value-type="float" office:value="6.74336283185841">
                <text:p>6.74336283185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5208333333333">
                <text:p>7.55208333333333</text:p>
              </table:table-cell>
              <table:table-cell office:value-type="float" office:value="7.50925925925926">
                <text:p>7.50925925925926</text:p>
              </table:table-cell>
              <table:table-cell office:value-type="float" office:value="7.27906976744186">
                <text:p>7.27906976744186</text:p>
              </table:table-cell>
              <table:table-cell office:value-type="float" office:value="7.85350318471338">
                <text:p>7.85350318471338</text:p>
              </table:table-cell>
              <table:table-cell office:value-type="float" office:value="7.15568862275449">
                <text:p>7.15568862275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3591549295775">
                <text:p>7.73591549295775</text:p>
              </table:table-cell>
              <table:table-cell office:value-type="float" office:value="7.22916666666667">
                <text:p>7.22916666666667</text:p>
              </table:table-cell>
              <table:table-cell office:value-type="float" office:value="6.87147335423198">
                <text:p>6.87147335423198</text:p>
              </table:table-cell>
              <table:table-cell office:value-type="float" office:value="7.90064794816415">
                <text:p>7.90064794816415</text:p>
              </table:table-cell>
              <table:table-cell office:value-type="float" office:value="7.80192719486081">
                <text:p>7.80192719486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8771543821049">
                <text:p>7.48771543821049</text:p>
              </table:table-cell>
              <table:table-cell office:value-type="float" office:value="7.67350108729419">
                <text:p>7.67350108729419</text:p>
              </table:table-cell>
              <table:table-cell office:value-type="float" office:value="7.14569334147831">
                <text:p>7.14569334147831</text:p>
              </table:table-cell>
              <table:table-cell office:value-type="float" office:value="8.00529587842505">
                <text:p>8.00529587842505</text:p>
              </table:table-cell>
              <table:table-cell office:value-type="float" office:value="7.66386299148764">
                <text:p>7.66386299148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93017127799737">
                <text:p>7.93017127799737</text:p>
              </table:table-cell>
              <table:table-cell office:value-type="float" office:value="7.92482517482518">
                <text:p>7.92482517482518</text:p>
              </table:table-cell>
              <table:table-cell office:value-type="float" office:value="7.35429141716567">
                <text:p>7.35429141716567</text:p>
              </table:table-cell>
              <table:table-cell office:value-type="float" office:value="8.72248062015504">
                <text:p>8.72248062015504</text:p>
              </table:table-cell>
              <table:table-cell office:value-type="float" office:value="7.96778970751573">
                <text:p>7.96778970751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650334075724">
                <text:p>10.2650334075724</text:p>
              </table:table-cell>
              <table:table-cell office:value-type="float" office:value="11.2341772151899">
                <text:p>11.2341772151899</text:p>
              </table:table-cell>
              <table:table-cell office:value-type="float" office:value="9.74098360655738">
                <text:p>9.74098360655738</text:p>
              </table:table-cell>
              <table:table-cell office:value-type="float" office:value="11.4863563402889">
                <text:p>11.4863563402889</text:p>
              </table:table-cell>
              <table:table-cell office:value-type="float" office:value="10.5772980501393">
                <text:p>10.5772980501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8125">
                <text:p>11.78125</text:p>
              </table:table-cell>
              <table:table-cell office:value-type="float" office:value="12.3180076628353">
                <text:p>12.3180076628353</text:p>
              </table:table-cell>
              <table:table-cell office:value-type="float" office:value="11.2350157728707">
                <text:p>11.2350157728707</text:p>
              </table:table-cell>
              <table:table-cell office:value-type="float" office:value="12.9338731443995">
                <text:p>12.9338731443995</text:p>
              </table:table-cell>
              <table:table-cell office:value-type="float" office:value="12.5781865965834">
                <text:p>12.5781865965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905236907731">
                <text:p>13.7905236907731</text:p>
              </table:table-cell>
              <table:table-cell office:value-type="float" office:value="14.3074141048825">
                <text:p>14.3074141048825</text:p>
              </table:table-cell>
              <table:table-cell office:value-type="float" office:value="12.9187725631769">
                <text:p>12.9187725631769</text:p>
              </table:table-cell>
              <table:table-cell office:value-type="float" office:value="15.6714801444043">
                <text:p>15.6714801444043</text:p>
              </table:table-cell>
              <table:table-cell office:value-type="float" office:value="14.437641723356">
                <text:p>14.437641723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343612334802">
                <text:p>14.6343612334802</text:p>
              </table:table-cell>
              <table:table-cell office:value-type="float" office:value="15.6569920844327">
                <text:p>15.6569920844327</text:p>
              </table:table-cell>
              <table:table-cell office:value-type="float" office:value="14.2536443148688">
                <text:p>14.2536443148688</text:p>
              </table:table-cell>
              <table:table-cell office:value-type="float" office:value="17">
                <text:p>17</text:p>
              </table:table-cell>
              <table:table-cell office:value-type="float" office:value="15.8259587020649">
                <text:p>15.8259587020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.2">
                <text:p>13.2</text:p>
              </table:table-cell>
              <table:table-cell office:value-type="float" office:value="16.4">
                <text:p>16.4</text:p>
              </table:table-cell>
              <table:table-cell office:value-type="float" office:value="17.25">
                <text:p>17.25</text:p>
              </table:table-cell>
              <table:table-cell office:value-type="float" office:value="16.8181818181818">
                <text:p>16.81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B19:Overview.B39" svg:x="1.568cm" svg:y="2.255cm" svg:width="23.912cm" svg:height="13.162cm">
          <chartooo:coordinate-region svg:x="2.56cm" svg:y="2.467cm" svg:width="22.92cm" svg:height="12.277cm"/>
          <chart:axis chart:dimension="x" chart:name="primary-x" chart:style-name="ch4">
            <chart:title svg:x="13.083cm" svg:y="15.753cm" chart:style-name="ch5">
              <text:p>Level</text:p>
            </chart:title>
          </chart:axis>
          <chart:axis chart:dimension="y" chart:name="primary-y" chart:style-name="ch6">
            <chart:title svg:x="0.451cm" svg:y="8.986cm" chart:style-name="ch7">
              <text:p>#</text:p>
            </chart:title>
            <chart:grid chart:style-name="ch8" chart:class="major"/>
          </chart:axis>
          <chart:series chart:style-name="ch9" chart:values-cell-range-address="Overview.B19:Overview.B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Overview.B19:Overview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8">
                <text:p>8</text:p>
                <draw:g>
                  <svg:desc>Graph.H2:Graph.H23</svg:desc>
                </draw:g>
              </table:table-cell>
              <table:table-cell office:value-type="float" office:value="8">
                <text:p>8</text:p>
                <draw:g>
                  <svg:desc>Graph.M2:Graph.M23</svg:desc>
                </draw:g>
              </table:table-cell>
              <table:table-cell office:value-type="float" office:value="6">
                <text:p>6</text:p>
                <draw:g>
                  <svg:desc>Graph.R2:Graph.R23</svg:desc>
                </draw:g>
              </table:table-cell>
              <table:table-cell office:value-type="float" office:value="4">
                <text:p>4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8.9">
                <text:p>18.9</text:p>
              </table:table-cell>
              <table:table-cell office:value-type="float" office:value="20.4545454545455">
                <text:p>20.4545454545455</text:p>
              </table:table-cell>
              <table:table-cell office:value-type="float" office:value="14.6842105263158">
                <text:p>14.6842105263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75">
                <text:p>34.75</text:p>
              </table:table-cell>
              <table:table-cell office:value-type="float" office:value="23.4545454545455">
                <text:p>23.4545454545455</text:p>
              </table:table-cell>
              <table:table-cell office:value-type="float" office:value="30.3157894736842">
                <text:p>30.3157894736842</text:p>
              </table:table-cell>
              <table:table-cell office:value-type="float" office:value="30.5">
                <text:p>30.5</text:p>
              </table:table-cell>
              <table:table-cell office:value-type="float" office:value="33.575">
                <text:p>33.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705882352941">
                <text:p>38.4705882352941</text:p>
              </table:table-cell>
              <table:table-cell office:value-type="float" office:value="39.4390243902439">
                <text:p>39.4390243902439</text:p>
              </table:table-cell>
              <table:table-cell office:value-type="float" office:value="39.2191780821918">
                <text:p>39.2191780821918</text:p>
              </table:table-cell>
              <table:table-cell office:value-type="float" office:value="46.7765957446809">
                <text:p>46.7765957446809</text:p>
              </table:table-cell>
              <table:table-cell office:value-type="float" office:value="40.4677419354839">
                <text:p>40.4677419354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2307692307692">
                <text:p>49.2307692307692</text:p>
              </table:table-cell>
              <table:table-cell office:value-type="float" office:value="49.9833333333333">
                <text:p>49.9833333333333</text:p>
              </table:table-cell>
              <table:table-cell office:value-type="float" office:value="50.2068965517241">
                <text:p>50.2068965517241</text:p>
              </table:table-cell>
              <table:table-cell office:value-type="float" office:value="59.1492537313433">
                <text:p>59.1492537313433</text:p>
              </table:table-cell>
              <table:table-cell office:value-type="float" office:value="53.2439024390244">
                <text:p>53.2439024390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0526315789474">
                <text:p>70.0526315789474</text:p>
              </table:table-cell>
              <table:table-cell office:value-type="float" office:value="72.8717948717949">
                <text:p>72.8717948717949</text:p>
              </table:table-cell>
              <table:table-cell office:value-type="float" office:value="73.2941176470588">
                <text:p>73.2941176470588</text:p>
              </table:table-cell>
              <table:table-cell office:value-type="float" office:value="75.1395348837209">
                <text:p>75.1395348837209</text:p>
              </table:table-cell>
              <table:table-cell office:value-type="float" office:value="77.9473684210526">
                <text:p>77.947368421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1315789473684">
                <text:p>89.1315789473684</text:p>
              </table:table-cell>
              <table:table-cell office:value-type="float" office:value="78.4769230769231">
                <text:p>78.4769230769231</text:p>
              </table:table-cell>
              <table:table-cell office:value-type="float" office:value="77.5">
                <text:p>77.5</text:p>
              </table:table-cell>
              <table:table-cell office:value-type="float" office:value="94.1645569620253">
                <text:p>94.1645569620253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222222222222">
                <text:p>137.222222222222</text:p>
              </table:table-cell>
              <table:table-cell office:value-type="float" office:value="104.454545454545">
                <text:p>104.454545454545</text:p>
              </table:table-cell>
              <table:table-cell office:value-type="float" office:value="111.4">
                <text:p>111.4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108.925925925926">
                <text:p>108.925925925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536585365854">
                <text:p>124.536585365854</text:p>
              </table:table-cell>
              <table:table-cell office:value-type="float" office:value="121.375">
                <text:p>121.375</text:p>
              </table:table-cell>
              <table:table-cell office:value-type="float" office:value="117.475">
                <text:p>117.475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135.048951048951">
                <text:p>135.048951048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.255319148936">
                <text:p>156.255319148936</text:p>
              </table:table-cell>
              <table:table-cell office:value-type="float" office:value="147.483333333333">
                <text:p>147.483333333333</text:p>
              </table:table-cell>
              <table:table-cell office:value-type="float" office:value="153.526315789474">
                <text:p>153.526315789474</text:p>
              </table:table-cell>
              <table:table-cell office:value-type="float" office:value="201.8">
                <text:p>201.8</text:p>
              </table:table-cell>
              <table:table-cell office:value-type="float" office:value="156.929203539823">
                <text:p>156.929203539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.385416666667">
                <text:p>180.385416666667</text:p>
              </table:table-cell>
              <table:table-cell office:value-type="float" office:value="174.574074074074">
                <text:p>174.574074074074</text:p>
              </table:table-cell>
              <table:table-cell office:value-type="float" office:value="169.341085271318">
                <text:p>169.341085271318</text:p>
              </table:table-cell>
              <table:table-cell office:value-type="float" office:value="184.611464968153">
                <text:p>184.611464968153</text:p>
              </table:table-cell>
              <table:table-cell office:value-type="float" office:value="174.763473053892">
                <text:p>174.763473053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897887323944">
                <text:p>202.897887323944</text:p>
              </table:table-cell>
              <table:table-cell office:value-type="float" office:value="194.157738095238">
                <text:p>194.157738095238</text:p>
              </table:table-cell>
              <table:table-cell office:value-type="float" office:value="184.222570532915">
                <text:p>184.222570532915</text:p>
              </table:table-cell>
              <table:table-cell office:value-type="float" office:value="208.976241900648">
                <text:p>208.976241900648</text:p>
              </table:table-cell>
              <table:table-cell office:value-type="float" office:value="208.255888650964">
                <text:p>208.255888650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.115144847818">
                <text:p>220.115144847818</text:p>
              </table:table-cell>
              <table:table-cell office:value-type="float" office:value="221.994718856788">
                <text:p>221.994718856788</text:p>
              </table:table-cell>
              <table:table-cell office:value-type="float" office:value="208.137751985339">
                <text:p>208.137751985339</text:p>
              </table:table-cell>
              <table:table-cell office:value-type="float" office:value="233.02740041446">
                <text:p>233.02740041446</text:p>
              </table:table-cell>
              <table:table-cell office:value-type="float" office:value="223.979529793271">
                <text:p>223.979529793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.447957839262">
                <text:p>255.447957839262</text:p>
              </table:table-cell>
              <table:table-cell office:value-type="float" office:value="253.11013986014">
                <text:p>253.11013986014</text:p>
              </table:table-cell>
              <table:table-cell office:value-type="float" office:value="233.578842315369">
                <text:p>233.578842315369</text:p>
              </table:table-cell>
              <table:table-cell office:value-type="float" office:value="278.349612403101">
                <text:p>278.349612403101</text:p>
              </table:table-cell>
              <table:table-cell office:value-type="float" office:value="258.879674194743">
                <text:p>258.879674194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5.086859688196">
                <text:p>295.086859688196</text:p>
              </table:table-cell>
              <table:table-cell office:value-type="float" office:value="307.251054852321">
                <text:p>307.251054852321</text:p>
              </table:table-cell>
              <table:table-cell office:value-type="float" office:value="266.690163934426">
                <text:p>266.690163934426</text:p>
              </table:table-cell>
              <table:table-cell office:value-type="float" office:value="320.585874799358">
                <text:p>320.585874799358</text:p>
              </table:table-cell>
              <table:table-cell office:value-type="float" office:value="296.481894150418">
                <text:p>296.481894150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8.45703125">
                <text:p>338.45703125</text:p>
              </table:table-cell>
              <table:table-cell office:value-type="float" office:value="334.745210727969">
                <text:p>334.745210727969</text:p>
              </table:table-cell>
              <table:table-cell office:value-type="float" office:value="318.913249211356">
                <text:p>318.913249211356</text:p>
              </table:table-cell>
              <table:table-cell office:value-type="float" office:value="378.318488529015">
                <text:p>378.318488529015</text:p>
              </table:table-cell>
              <table:table-cell office:value-type="float" office:value="346.256898817346">
                <text:p>346.256898817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.588528678304">
                <text:p>414.588528678304</text:p>
              </table:table-cell>
              <table:table-cell office:value-type="float" office:value="403.49547920434">
                <text:p>403.49547920434</text:p>
              </table:table-cell>
              <table:table-cell office:value-type="float" office:value="382.21119133574">
                <text:p>382.21119133574</text:p>
              </table:table-cell>
              <table:table-cell office:value-type="float" office:value="468.817689530686">
                <text:p>468.817689530686</text:p>
              </table:table-cell>
              <table:table-cell office:value-type="float" office:value="414.315192743764">
                <text:p>414.315192743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9.303964757709">
                <text:p>479.303964757709</text:p>
              </table:table-cell>
              <table:table-cell office:value-type="float" office:value="483.622691292876">
                <text:p>483.622691292876</text:p>
              </table:table-cell>
              <table:table-cell office:value-type="float" office:value="461.399416909621">
                <text:p>461.399416909621</text:p>
              </table:table-cell>
              <table:table-cell office:value-type="float" office:value="546.727272727273">
                <text:p>546.727272727273</text:p>
              </table:table-cell>
              <table:table-cell office:value-type="float" office:value="499.347099311701">
                <text:p>499.347099311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610">
                <text:p>610</text:p>
              </table:table-cell>
              <table:table-cell office:value-type="float" office:value="443.4">
                <text:p>443.4</text:p>
              </table:table-cell>
              <table:table-cell office:value-type="float" office:value="743.5">
                <text:p>743.5</text:p>
              </table:table-cell>
              <table:table-cell office:value-type="float" office:value="537.181818181818">
                <text:p>537.1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.333333333333">
                <text:p>514.333333333333</text:p>
              </table:table-cell>
              <table:table-cell office:value-type="float" office:value="468.666666666667">
                <text:p>468.66666666666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136.666666666667">
                <text:p>136.666666666667</text:p>
                <draw:g>
                  <svg:desc>Graph.I2:Graph.I23</svg:desc>
                </draw:g>
              </table:table-cell>
              <table:table-cell office:value-type="float" office:value="158.333333333333">
                <text:p>158.333333333333</text:p>
                <draw:g>
                  <svg:desc>Graph.N2:Graph.N23</svg:desc>
                </draw:g>
              </table:table-cell>
              <table:table-cell office:value-type="float" office:value="181.25">
                <text:p>181.25</text:p>
                <draw:g>
                  <svg:desc>Graph.S2:Graph.S23</svg:desc>
                </draw:g>
              </table:table-cell>
              <table:table-cell office:value-type="float" office:value="127.5">
                <text:p>127.5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  <table:table-cell office:value-type="float" office:value="212.5">
                <text:p>212.5</text:p>
              </table:table-cell>
              <table:table-cell office:value-type="float" office:value="200">
                <text:p>200</text:p>
              </table:table-cell>
              <table:table-cell office:value-type="float" office:value="152.5">
                <text:p>15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.083333333333">
                <text:p>227.083333333333</text:p>
              </table:table-cell>
              <table:table-cell office:value-type="float" office:value="314.444444444444">
                <text:p>314.444444444444</text:p>
              </table:table-cell>
              <table:table-cell office:value-type="float" office:value="323">
                <text:p>323</text:p>
              </table:table-cell>
              <table:table-cell office:value-type="float" office:value="294.545454545455">
                <text:p>294.54545454545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.916666666667">
                <text:p>347.916666666667</text:p>
              </table:table-cell>
              <table:table-cell office:value-type="float" office:value="369.545454545455">
                <text:p>369.545454545455</text:p>
              </table:table-cell>
              <table:table-cell office:value-type="float" office:value="379.210526315789">
                <text:p>379.210526315789</text:p>
              </table:table-cell>
              <table:table-cell office:value-type="float" office:value="357.5">
                <text:p>357.5</text:p>
              </table:table-cell>
              <table:table-cell office:value-type="float" office:value="301.5">
                <text:p>30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7.745098039216">
                <text:p>477.745098039216</text:p>
              </table:table-cell>
              <table:table-cell office:value-type="float" office:value="436.341463414634">
                <text:p>436.341463414634</text:p>
              </table:table-cell>
              <table:table-cell office:value-type="float" office:value="463.493150684931">
                <text:p>463.493150684931</text:p>
              </table:table-cell>
              <table:table-cell office:value-type="float" office:value="405.744680851064">
                <text:p>405.744680851064</text:p>
              </table:table-cell>
              <table:table-cell office:value-type="float" office:value="451.935483870968">
                <text:p>451.935483870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5.384615384615">
                <text:p>605.384615384615</text:p>
              </table:table-cell>
              <table:table-cell office:value-type="float" office:value="533">
                <text:p>533</text:p>
              </table:table-cell>
              <table:table-cell office:value-type="float" office:value="556.034482758621">
                <text:p>556.034482758621</text:p>
              </table:table-cell>
              <table:table-cell office:value-type="float" office:value="463.507462686567">
                <text:p>463.507462686567</text:p>
              </table:table-cell>
              <table:table-cell office:value-type="float" office:value="563.414634146341">
                <text:p>563.41463414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7.894736842105">
                <text:p>747.894736842105</text:p>
              </table:table-cell>
              <table:table-cell office:value-type="float" office:value="678.974358974359">
                <text:p>678.974358974359</text:p>
              </table:table-cell>
              <table:table-cell office:value-type="float" office:value="716.764705882353">
                <text:p>716.764705882353</text:p>
              </table:table-cell>
              <table:table-cell office:value-type="float" office:value="656.860465116279">
                <text:p>656.860465116279</text:p>
              </table:table-cell>
              <table:table-cell office:value-type="float" office:value="736.228070175439">
                <text:p>736.228070175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.447368421053">
                <text:p>846.447368421053</text:p>
              </table:table-cell>
              <table:table-cell office:value-type="float" office:value="910">
                <text:p>910</text:p>
              </table:table-cell>
              <table:table-cell office:value-type="float" office:value="907.613636363636">
                <text:p>907.613636363636</text:p>
              </table:table-cell>
              <table:table-cell office:value-type="float" office:value="749.493670886076">
                <text:p>749.493670886076</text:p>
              </table:table-cell>
              <table:table-cell office:value-type="float" office:value="838.666666666667">
                <text:p>838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.222222222222">
                <text:p>747.222222222222</text:p>
              </table:table-cell>
              <table:table-cell office:value-type="float" office:value="1131.81818181818">
                <text:p>1131.81818181818</text:p>
              </table:table-cell>
              <table:table-cell office:value-type="float" office:value="1065">
                <text:p>1065</text:p>
              </table:table-cell>
              <table:table-cell office:value-type="float" office:value="934.166666666667">
                <text:p>934.166666666667</text:p>
              </table:table-cell>
              <table:table-cell office:value-type="float" office:value="1068.7037037037">
                <text:p>1068.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7.92682926829">
                <text:p>1237.92682926829</text:p>
              </table:table-cell>
              <table:table-cell office:value-type="float" office:value="1237.29166666667">
                <text:p>1237.29166666667</text:p>
              </table:table-cell>
              <table:table-cell office:value-type="float" office:value="1277.125">
                <text:p>1277.125</text:p>
              </table:table-cell>
              <table:table-cell office:value-type="float" office:value="1118.68055555556">
                <text:p>1118.68055555556</text:p>
              </table:table-cell>
              <table:table-cell office:value-type="float" office:value="1238.98601398601">
                <text:p>1238.98601398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4.78723404255">
                <text:p>1414.78723404255</text:p>
              </table:table-cell>
              <table:table-cell office:value-type="float" office:value="1551.66666666667">
                <text:p>1551.66666666667</text:p>
              </table:table-cell>
              <table:table-cell office:value-type="float" office:value="1542.89473684211">
                <text:p>1542.89473684211</text:p>
              </table:table-cell>
              <table:table-cell office:value-type="float" office:value="1221.86666666667">
                <text:p>1221.86666666667</text:p>
              </table:table-cell>
              <table:table-cell office:value-type="float" office:value="1463.45132743363">
                <text:p>1463.45132743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7.5">
                <text:p>1687.5</text:p>
              </table:table-cell>
              <table:table-cell office:value-type="float" office:value="1730.74074074074">
                <text:p>1730.74074074074</text:p>
              </table:table-cell>
              <table:table-cell office:value-type="float" office:value="1760.50387596899">
                <text:p>1760.50387596899</text:p>
              </table:table-cell>
              <table:table-cell office:value-type="float" office:value="1587.83439490446">
                <text:p>1587.83439490446</text:p>
              </table:table-cell>
              <table:table-cell office:value-type="float" office:value="1737.17065868263">
                <text:p>1737.17065868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7.67605633803">
                <text:p>1987.67605633803</text:p>
              </table:table-cell>
              <table:table-cell office:value-type="float" office:value="2042.44047619048">
                <text:p>2042.44047619048</text:p>
              </table:table-cell>
              <table:table-cell office:value-type="float" office:value="2025.7053291536">
                <text:p>2025.7053291536</text:p>
              </table:table-cell>
              <table:table-cell office:value-type="float" office:value="1906.23110151188">
                <text:p>1906.23110151188</text:p>
              </table:table-cell>
              <table:table-cell office:value-type="float" office:value="1997.82119914347">
                <text:p>1997.82119914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6.14044737807">
                <text:p>2326.14044737807</text:p>
              </table:table-cell>
              <table:table-cell office:value-type="float" office:value="2379.57129543336">
                <text:p>2379.57129543336</text:p>
              </table:table-cell>
              <table:table-cell office:value-type="float" office:value="2362.17623701894">
                <text:p>2362.17623701894</text:p>
              </table:table-cell>
              <table:table-cell office:value-type="float" office:value="2276.0338475708">
                <text:p>2276.0338475708</text:p>
              </table:table-cell>
              <table:table-cell office:value-type="float" office:value="2354.05451965951">
                <text:p>2354.05451965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61.81818181818">
                <text:p>2761.81818181818</text:p>
              </table:table-cell>
              <table:table-cell office:value-type="float" office:value="2822.43444055944">
                <text:p>2822.43444055944</text:p>
              </table:table-cell>
              <table:table-cell office:value-type="float" office:value="2817.44011976048">
                <text:p>2817.44011976048</text:p>
              </table:table-cell>
              <table:table-cell office:value-type="float" office:value="2710.48837209302">
                <text:p>2710.48837209302</text:p>
              </table:table-cell>
              <table:table-cell office:value-type="float" office:value="2784.42798963347">
                <text:p>2784.42798963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5.28953229399">
                <text:p>3175.28953229399</text:p>
              </table:table-cell>
              <table:table-cell office:value-type="float" office:value="3263.39662447257">
                <text:p>3263.39662447257</text:p>
              </table:table-cell>
              <table:table-cell office:value-type="float" office:value="3263.38524590164">
                <text:p>3263.38524590164</text:p>
              </table:table-cell>
              <table:table-cell office:value-type="float" office:value="3178.00160513644">
                <text:p>3178.00160513644</text:p>
              </table:table-cell>
              <table:table-cell office:value-type="float" office:value="3212.19707520891">
                <text:p>3212.19707520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59.66796875">
                <text:p>3659.66796875</text:p>
              </table:table-cell>
              <table:table-cell office:value-type="float" office:value="3747.54789272031">
                <text:p>3747.54789272031</text:p>
              </table:table-cell>
              <table:table-cell office:value-type="float" office:value="3721.53785488959">
                <text:p>3721.53785488959</text:p>
              </table:table-cell>
              <table:table-cell office:value-type="float" office:value="3685.06747638327">
                <text:p>3685.06747638327</text:p>
              </table:table-cell>
              <table:table-cell office:value-type="float" office:value="3667.81865965834">
                <text:p>3667.81865965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76.0349127182">
                <text:p>4276.0349127182</text:p>
              </table:table-cell>
              <table:table-cell office:value-type="float" office:value="4333.15551537071">
                <text:p>4333.15551537071</text:p>
              </table:table-cell>
              <table:table-cell office:value-type="float" office:value="4366.66064981949">
                <text:p>4366.66064981949</text:p>
              </table:table-cell>
              <table:table-cell office:value-type="float" office:value="4251.99458483755">
                <text:p>4251.99458483755</text:p>
              </table:table-cell>
              <table:table-cell office:value-type="float" office:value="4287.71730914588">
                <text:p>4287.717309145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25.2422907489">
                <text:p>5025.2422907489</text:p>
              </table:table-cell>
              <table:table-cell office:value-type="float" office:value="5166.75461741425">
                <text:p>5166.75461741425</text:p>
              </table:table-cell>
              <table:table-cell office:value-type="float" office:value="5075.40816326531">
                <text:p>5075.40816326531</text:p>
              </table:table-cell>
              <table:table-cell office:value-type="float" office:value="5084.05764966741">
                <text:p>5084.05764966741</text:p>
              </table:table-cell>
              <table:table-cell office:value-type="float" office:value="5068.3087512291">
                <text:p>5068.308751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98.33333333333">
                <text:p>6398.33333333333</text:p>
              </table:table-cell>
              <table:table-cell office:value-type="float" office:value="6801">
                <text:p>6801</text:p>
              </table:table-cell>
              <table:table-cell office:value-type="float" office:value="6602">
                <text:p>6602</text:p>
              </table:table-cell>
              <table:table-cell office:value-type="float" office:value="6170.625">
                <text:p>6170.625</text:p>
              </table:table-cell>
              <table:table-cell office:value-type="float" office:value="5573.63636363636">
                <text:p>5573.6363636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8.33333333333">
                <text:p>6378.33333333333</text:p>
              </table:table-cell>
              <table:table-cell office:value-type="float" office:value="7033.33333333333">
                <text:p>7033.33333333333</text:p>
              </table:table-cell>
              <table:table-cell office:value-type="float" office:value="7455">
                <text:p>7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8.66666666666667">
                <text:p>8.66666666666667</text:p>
                <draw:g>
                  <svg:desc>Graph.J2:Graph.J23</svg:desc>
                </draw:g>
              </table:table-cell>
              <table:table-cell office:value-type="float" office:value="8.33333333333333">
                <text:p>8.33333333333333</text:p>
                <draw:g>
                  <svg:desc>Graph.O2:Graph.O23</svg:desc>
                </draw:g>
              </table:table-cell>
              <table:table-cell office:value-type="float" office:value="14.25">
                <text:p>14.25</text:p>
                <draw:g>
                  <svg:desc>Graph.T2:Graph.T23</svg:desc>
                </draw:g>
              </table:table-cell>
              <table:table-cell office:value-type="float" office:value="11.6666666666667">
                <text:p>11.6666666666667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37.8">
                <text:p>37.8</text:p>
              </table:table-cell>
              <table:table-cell office:value-type="float" office:value="39">
                <text:p>39</text:p>
              </table:table-cell>
              <table:table-cell office:value-type="float" office:value="37.8421052631579">
                <text:p>37.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5">
                <text:p>42.75</text:p>
              </table:table-cell>
              <table:table-cell office:value-type="float" office:value="51.7272727272727">
                <text:p>51.7272727272727</text:p>
              </table:table-cell>
              <table:table-cell office:value-type="float" office:value="53.5263157894737">
                <text:p>53.5263157894737</text:p>
              </table:table-cell>
              <table:table-cell office:value-type="float" office:value="54.9090909090909">
                <text:p>54.9090909090909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5490196078431">
                <text:p>66.5490196078431</text:p>
              </table:table-cell>
              <table:table-cell office:value-type="float" office:value="59.4390243902439">
                <text:p>59.4390243902439</text:p>
              </table:table-cell>
              <table:table-cell office:value-type="float" office:value="63.7671232876712">
                <text:p>63.7671232876712</text:p>
              </table:table-cell>
              <table:table-cell office:value-type="float" office:value="57.7872340425532">
                <text:p>57.7872340425532</text:p>
              </table:table-cell>
              <table:table-cell office:value-type="float" office:value="63.3629032258064">
                <text:p>63.3629032258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923076923077">
                <text:p>71.1923076923077</text:p>
              </table:table-cell>
              <table:table-cell office:value-type="float" office:value="70.1333333333333">
                <text:p>70.1333333333333</text:p>
              </table:table-cell>
              <table:table-cell office:value-type="float" office:value="69.6896551724138">
                <text:p>69.6896551724138</text:p>
              </table:table-cell>
              <table:table-cell office:value-type="float" office:value="66.8507462686567">
                <text:p>66.8507462686567</text:p>
              </table:table-cell>
              <table:table-cell office:value-type="float" office:value="68.1707317073171">
                <text:p>68.170731707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4210526315789">
                <text:p>88.4210526315789</text:p>
              </table:table-cell>
              <table:table-cell office:value-type="float" office:value="78.5384615384615">
                <text:p>78.5384615384615</text:p>
              </table:table-cell>
              <table:table-cell office:value-type="float" office:value="84.5588235294118">
                <text:p>84.5588235294118</text:p>
              </table:table-cell>
              <table:table-cell office:value-type="float" office:value="73.3488372093023">
                <text:p>73.3488372093023</text:p>
              </table:table-cell>
              <table:table-cell office:value-type="float" office:value="84.280701754386">
                <text:p>84.2807017543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1315789473684">
                <text:p>98.1315789473684</text:p>
              </table:table-cell>
              <table:table-cell office:value-type="float" office:value="97.5692307692308">
                <text:p>97.5692307692308</text:p>
              </table:table-cell>
              <table:table-cell office:value-type="float" office:value="106.204545454545">
                <text:p>106.204545454545</text:p>
              </table:table-cell>
              <table:table-cell office:value-type="float" office:value="87">
                <text:p>87</text:p>
              </table:table-cell>
              <table:table-cell office:value-type="float" office:value="91.2933333333333">
                <text:p>91.29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1111111111111">
                <text:p>77.1111111111111</text:p>
              </table:table-cell>
              <table:table-cell office:value-type="float" office:value="111.636363636364">
                <text:p>111.636363636364</text:p>
              </table:table-cell>
              <table:table-cell office:value-type="float" office:value="121.4">
                <text:p>121.4</text:p>
              </table:table-cell>
              <table:table-cell office:value-type="float" office:value="106.5">
                <text:p>106.5</text:p>
              </table:table-cell>
              <table:table-cell office:value-type="float" office:value="115.296296296296">
                <text:p>115.29629629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.80487804878">
                <text:p>112.80487804878</text:p>
              </table:table-cell>
              <table:table-cell office:value-type="float" office:value="109.5">
                <text:p>109.5</text:p>
              </table:table-cell>
              <table:table-cell office:value-type="float" office:value="123.875">
                <text:p>123.875</text:p>
              </table:table-cell>
              <table:table-cell office:value-type="float" office:value="101.152777777778">
                <text:p>101.152777777778</text:p>
              </table:table-cell>
              <table:table-cell office:value-type="float" office:value="112.083916083916">
                <text:p>112.08391608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68085106383">
                <text:p>128.68085106383</text:p>
              </table:table-cell>
              <table:table-cell office:value-type="float" office:value="126.4">
                <text:p>126.4</text:p>
              </table:table-cell>
              <table:table-cell office:value-type="float" office:value="134.877192982456">
                <text:p>134.877192982456</text:p>
              </table:table-cell>
              <table:table-cell office:value-type="float" office:value="111.853333333333">
                <text:p>111.853333333333</text:p>
              </table:table-cell>
              <table:table-cell office:value-type="float" office:value="123.522123893805">
                <text:p>123.522123893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375">
                <text:p>136.375</text:p>
              </table:table-cell>
              <table:table-cell office:value-type="float" office:value="136.685185185185">
                <text:p>136.685185185185</text:p>
              </table:table-cell>
              <table:table-cell office:value-type="float" office:value="146.054263565891">
                <text:p>146.054263565891</text:p>
              </table:table-cell>
              <table:table-cell office:value-type="float" office:value="128.305732484076">
                <text:p>128.305732484076</text:p>
              </table:table-cell>
              <table:table-cell office:value-type="float" office:value="136.796407185629">
                <text:p>136.796407185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.471830985915">
                <text:p>149.471830985915</text:p>
              </table:table-cell>
              <table:table-cell office:value-type="float" office:value="145.797619047619">
                <text:p>145.797619047619</text:p>
              </table:table-cell>
              <table:table-cell office:value-type="float" office:value="149.689655172414">
                <text:p>149.689655172414</text:p>
              </table:table-cell>
              <table:table-cell office:value-type="float" office:value="139.401727861771">
                <text:p>139.401727861771</text:p>
              </table:table-cell>
              <table:table-cell office:value-type="float" office:value="144.147751605996">
                <text:p>144.147751605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.536486982032">
                <text:p>156.536486982032</text:p>
              </table:table-cell>
              <table:table-cell office:value-type="float" office:value="159.481515998757">
                <text:p>159.481515998757</text:p>
              </table:table-cell>
              <table:table-cell office:value-type="float" office:value="162.843310934637">
                <text:p>162.843310934637</text:p>
              </table:table-cell>
              <table:table-cell office:value-type="float" office:value="152.736127101082">
                <text:p>152.736127101082</text:p>
              </table:table-cell>
              <table:table-cell office:value-type="float" office:value="155.844244021078">
                <text:p>155.8442440210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308300395257">
                <text:p>169.308300395257</text:p>
              </table:table-cell>
              <table:table-cell office:value-type="float" office:value="168.681818181818">
                <text:p>168.681818181818</text:p>
              </table:table-cell>
              <table:table-cell office:value-type="float" office:value="177.207584830339">
                <text:p>177.207584830339</text:p>
              </table:table-cell>
              <table:table-cell office:value-type="float" office:value="160.924031007752">
                <text:p>160.924031007752</text:p>
              </table:table-cell>
              <table:table-cell office:value-type="float" office:value="165.810810810811">
                <text:p>165.810810810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1.391982182628">
                <text:p>181.391982182628</text:p>
              </table:table-cell>
              <table:table-cell office:value-type="float" office:value="187.274261603376">
                <text:p>187.274261603376</text:p>
              </table:table-cell>
              <table:table-cell office:value-type="float" office:value="194.955737704918">
                <text:p>194.955737704918</text:p>
              </table:table-cell>
              <table:table-cell office:value-type="float" office:value="180.53290529695">
                <text:p>180.53290529695</text:p>
              </table:table-cell>
              <table:table-cell office:value-type="float" office:value="181.426183844011">
                <text:p>181.426183844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.25">
                <text:p>197.25</text:p>
              </table:table-cell>
              <table:table-cell office:value-type="float" office:value="203.218390804598">
                <text:p>203.218390804598</text:p>
              </table:table-cell>
              <table:table-cell office:value-type="float" office:value="207.429022082019">
                <text:p>207.429022082019</text:p>
              </table:table-cell>
              <table:table-cell office:value-type="float" office:value="191.997300944669">
                <text:p>191.997300944669</text:p>
              </table:table-cell>
              <table:table-cell office:value-type="float" office:value="196.916557161629">
                <text:p>196.916557161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8.476309226933">
                <text:p>208.476309226933</text:p>
              </table:table-cell>
              <table:table-cell office:value-type="float" office:value="220.077757685353">
                <text:p>220.077757685353</text:p>
              </table:table-cell>
              <table:table-cell office:value-type="float" office:value="223.832129963899">
                <text:p>223.832129963899</text:p>
              </table:table-cell>
              <table:table-cell office:value-type="float" office:value="202.314079422383">
                <text:p>202.314079422383</text:p>
              </table:table-cell>
              <table:table-cell office:value-type="float" office:value="210.863945578231">
                <text:p>210.863945578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1.286343612335">
                <text:p>221.286343612335</text:p>
              </table:table-cell>
              <table:table-cell office:value-type="float" office:value="234.282321899736">
                <text:p>234.282321899736</text:p>
              </table:table-cell>
              <table:table-cell office:value-type="float" office:value="231.36443148688">
                <text:p>231.36443148688</text:p>
              </table:table-cell>
              <table:table-cell office:value-type="float" office:value="215.19512195122">
                <text:p>215.19512195122</text:p>
              </table:table-cell>
              <table:table-cell office:value-type="float" office:value="223.448377581121">
                <text:p>223.4483775811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">
                <text:p>233</text:p>
              </table:table-cell>
              <table:table-cell office:value-type="float" office:value="269.8">
                <text:p>269.8</text:p>
              </table:table-cell>
              <table:table-cell office:value-type="float" office:value="330.8">
                <text:p>330.8</text:p>
              </table:table-cell>
              <table:table-cell office:value-type="float" office:value="190.125">
                <text:p>190.125</text:p>
              </table:table-cell>
              <table:table-cell office:value-type="float" office:value="221.636363636364">
                <text:p>221.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3.66666666666667">
                <text:p>3.66666666666667</text:p>
                <draw:g>
                  <svg:desc>Graph.K2:Graph.K23</svg:desc>
                </draw:g>
              </table:table-cell>
              <table:table-cell office:value-type="float" office:value="2.66666666666667">
                <text:p>2.66666666666667</text:p>
                <draw:g>
                  <svg:desc>Graph.P2:Graph.P23</svg:desc>
                </draw:g>
              </table:table-cell>
              <table:table-cell office:value-type="float" office:value="1.5">
                <text:p>1.5</text:p>
                <draw:g>
                  <svg:desc>Graph.U2:Graph.U23</svg:desc>
                </draw:g>
              </table:table-cell>
              <table:table-cell office:value-type="float" office:value="1.83333333333333">
                <text:p>1.83333333333333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  <table:table-cell office:value-type="float" office:value="4.18181818181818">
                <text:p>4.18181818181818</text:p>
              </table:table-cell>
              <table:table-cell office:value-type="float" office:value="6.42105263157895">
                <text:p>6.4210526315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0.6363636363636">
                <text:p>10.6363636363636</text:p>
              </table:table-cell>
              <table:table-cell office:value-type="float" office:value="10.8421052631579">
                <text:p>10.8421052631579</text:p>
              </table:table-cell>
              <table:table-cell office:value-type="float" office:value="8.36363636363636">
                <text:p>8.36363636363636</text:p>
              </table:table-cell>
              <table:table-cell office:value-type="float" office:value="11.925">
                <text:p>11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7450980392157">
                <text:p>5.27450980392157</text:p>
              </table:table-cell>
              <table:table-cell office:value-type="float" office:value="9.5609756097561">
                <text:p>9.5609756097561</text:p>
              </table:table-cell>
              <table:table-cell office:value-type="float" office:value="9.24657534246575">
                <text:p>9.24657534246575</text:p>
              </table:table-cell>
              <table:table-cell office:value-type="float" office:value="10.2340425531915">
                <text:p>10.2340425531915</text:p>
              </table:table-cell>
              <table:table-cell office:value-type="float" office:value="7.84677419354839">
                <text:p>7.84677419354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46666666666667">
                <text:p>5.46666666666667</text:p>
              </table:table-cell>
              <table:table-cell office:value-type="float" office:value="8.27586206896552">
                <text:p>8.27586206896552</text:p>
              </table:table-cell>
              <table:table-cell office:value-type="float" office:value="7.98507462686567">
                <text:p>7.98507462686567</text:p>
              </table:table-cell>
              <table:table-cell office:value-type="float" office:value="8.82926829268293">
                <text:p>8.82926829268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5789473684211">
                <text:p>7.15789473684211</text:p>
              </table:table-cell>
              <table:table-cell office:value-type="float" office:value="12.4615384615385">
                <text:p>12.4615384615385</text:p>
              </table:table-cell>
              <table:table-cell office:value-type="float" office:value="11">
                <text:p>11</text:p>
              </table:table-cell>
              <table:table-cell office:value-type="float" office:value="17.1162790697674">
                <text:p>17.1162790697674</text:p>
              </table:table-cell>
              <table:table-cell office:value-type="float" office:value="9.75438596491228">
                <text:p>9.75438596491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8421052631579">
                <text:p>7.68421052631579</text:p>
              </table:table-cell>
              <table:table-cell office:value-type="float" office:value="10.3076923076923">
                <text:p>10.3076923076923</text:p>
              </table:table-cell>
              <table:table-cell office:value-type="float" office:value="11.9318181818182">
                <text:p>11.9318181818182</text:p>
              </table:table-cell>
              <table:table-cell office:value-type="float" office:value="12.8481012658228">
                <text:p>12.8481012658228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15.7272727272727">
                <text:p>15.7272727272727</text:p>
              </table:table-cell>
              <table:table-cell office:value-type="float" office:value="17.8">
                <text:p>17.8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9.07407407407407">
                <text:p>9.0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560975609756">
                <text:p>13.756097560975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5.825">
                <text:p>15.825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2.5594405594406">
                <text:p>12.5594405594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851063829787">
                <text:p>11.0851063829787</text:p>
              </table:table-cell>
              <table:table-cell office:value-type="float" office:value="17.3">
                <text:p>17.3</text:p>
              </table:table-cell>
              <table:table-cell office:value-type="float" office:value="11.6842105263158">
                <text:p>11.6842105263158</text:p>
              </table:table-cell>
              <table:table-cell office:value-type="float" office:value="14.36">
                <text:p>14.36</text:p>
              </table:table-cell>
              <table:table-cell office:value-type="float" office:value="16.3097345132743">
                <text:p>16.3097345132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5">
                <text:p>14.25</text:p>
              </table:table-cell>
              <table:table-cell office:value-type="float" office:value="14.3888888888889">
                <text:p>14.3888888888889</text:p>
              </table:table-cell>
              <table:table-cell office:value-type="float" office:value="14.1860465116279">
                <text:p>14.1860465116279</text:p>
              </table:table-cell>
              <table:table-cell office:value-type="float" office:value="17.9363057324841">
                <text:p>17.9363057324841</text:p>
              </table:table-cell>
              <table:table-cell office:value-type="float" office:value="15.0748502994012">
                <text:p>15.0748502994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521126760563">
                <text:p>10.3521126760563</text:p>
              </table:table-cell>
              <table:table-cell office:value-type="float" office:value="13.139880952381">
                <text:p>13.139880952381</text:p>
              </table:table-cell>
              <table:table-cell office:value-type="float" office:value="15.6959247648903">
                <text:p>15.6959247648903</text:p>
              </table:table-cell>
              <table:table-cell office:value-type="float" office:value="15.9956803455724">
                <text:p>15.9956803455724</text:p>
              </table:table-cell>
              <table:table-cell office:value-type="float" office:value="12.4432548179872">
                <text:p>12.4432548179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6952695269527">
                <text:p>14.6952695269527</text:p>
              </table:table-cell>
              <table:table-cell office:value-type="float" office:value="13.2593973283628">
                <text:p>13.2593973283628</text:p>
              </table:table-cell>
              <table:table-cell office:value-type="float" office:value="15.379963347587">
                <text:p>15.379963347587</text:p>
              </table:table-cell>
              <table:table-cell office:value-type="float" office:value="17.4846880036841">
                <text:p>17.4846880036841</text:p>
              </table:table-cell>
              <table:table-cell office:value-type="float" office:value="14.8859951357925">
                <text:p>14.8859951357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044795783926">
                <text:p>14.4044795783926</text:p>
              </table:table-cell>
              <table:table-cell office:value-type="float" office:value="16.3662587412587">
                <text:p>16.3662587412587</text:p>
              </table:table-cell>
              <table:table-cell office:value-type="float" office:value="16.7015968063872">
                <text:p>16.7015968063872</text:p>
              </table:table-cell>
              <table:table-cell office:value-type="float" office:value="18.6643410852713">
                <text:p>18.6643410852713</text:p>
              </table:table-cell>
              <table:table-cell office:value-type="float" office:value="16.5820066641984">
                <text:p>16.58200666419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2449888641425">
                <text:p>20.2449888641425</text:p>
              </table:table-cell>
              <table:table-cell office:value-type="float" office:value="17.6097046413502">
                <text:p>17.6097046413502</text:p>
              </table:table-cell>
              <table:table-cell office:value-type="float" office:value="19.644262295082">
                <text:p>19.644262295082</text:p>
              </table:table-cell>
              <table:table-cell office:value-type="float" office:value="21.6163723916533">
                <text:p>21.6163723916533</text:p>
              </table:table-cell>
              <table:table-cell office:value-type="float" office:value="20.5487465181059">
                <text:p>20.5487465181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857421875">
                <text:p>21.857421875</text:p>
              </table:table-cell>
              <table:table-cell office:value-type="float" office:value="18.6781609195402">
                <text:p>18.6781609195402</text:p>
              </table:table-cell>
              <table:table-cell office:value-type="float" office:value="21.2239747634069">
                <text:p>21.2239747634069</text:p>
              </table:table-cell>
              <table:table-cell office:value-type="float" office:value="24.2631578947368">
                <text:p>24.2631578947368</text:p>
              </table:table-cell>
              <table:table-cell office:value-type="float" office:value="22.0742444152431">
                <text:p>22.0742444152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6134663341646">
                <text:p>24.6134663341646</text:p>
              </table:table-cell>
              <table:table-cell office:value-type="float" office:value="20.1573236889693">
                <text:p>20.1573236889693</text:p>
              </table:table-cell>
              <table:table-cell office:value-type="float" office:value="25.4909747292419">
                <text:p>25.4909747292419</text:p>
              </table:table-cell>
              <table:table-cell office:value-type="float" office:value="27.7545126353791">
                <text:p>27.7545126353791</text:p>
              </table:table-cell>
              <table:table-cell office:value-type="float" office:value="24.0559334845049">
                <text:p>24.055933484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3303964757709">
                <text:p>29.3303964757709</text:p>
              </table:table-cell>
              <table:table-cell office:value-type="float" office:value="25.7994722955145">
                <text:p>25.7994722955145</text:p>
              </table:table-cell>
              <table:table-cell office:value-type="float" office:value="32.6064139941691">
                <text:p>32.6064139941691</text:p>
              </table:table-cell>
              <table:table-cell office:value-type="float" office:value="31.4412416851441">
                <text:p>31.4412416851441</text:p>
              </table:table-cell>
              <table:table-cell office:value-type="float" office:value="28.7276302851524">
                <text:p>28.7276302851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.2">
                <text:p>1.2</text:p>
              </table:table-cell>
              <table:table-cell office:value-type="float" office:value="21.4">
                <text:p>21.4</text:p>
              </table:table-cell>
              <table:table-cell office:value-type="float" office:value="28.875">
                <text:p>28.875</text:p>
              </table:table-cell>
              <table:table-cell office:value-type="float" office:value="40.5454545454545">
                <text:p>40.5454545454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6cm" svg:width="37.839cm" svg:height="16.188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1.6488624317051">
                <text:p>11.6488624317051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4.4866672103074">
                <text:p>14.486667210307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4.6538367446791">
                <text:p>14.653836744679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8.5802821495556">
                <text:p>18.5802821495556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0.6303514637528">
                <text:p>40.63035146375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48.302415120756">
                <text:p>48.302415120756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2.6315789473684">
                <text:p>52.631578947368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49.1374513077351">
                <text:p>49.1374513077351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48.8150098749177">
                <text:p>48.815009874917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0.4014049172102">
                <text:p>50.40140491721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341cm" svg:height="20.767cm" xlink:href=".." xlink:type="simple" chart:class="chart:bar" chart:style-name="ch1">
        <chart:title svg:x="18.669cm" svg:y="0.551cm" chart:style-name="ch2">
          <text:p>Lvl games ended on</text:p>
        </chart:title>
        <chart:plot-area chart:style-name="ch3" table:cell-range-address="Graph.V374:Graph.V394" svg:x="1.864cm" svg:y="2.575cm" svg:width="37.825cm" svg:height="16.769cm">
          <chartooo:coordinate-region svg:x="2.856cm" svg:y="2.787cm" svg:width="36.833cm" svg:height="15.884cm"/>
          <chart:axis chart:dimension="x" chart:name="primary-x" chart:style-name="ch4">
            <chart:title svg:x="20.335cm" svg:y="19.76cm" chart:style-name="ch5">
              <text:p>Level</text:p>
            </chart:title>
          </chart:axis>
          <chart:axis chart:dimension="y" chart:name="primary-y" chart:style-name="ch6">
            <chart:title svg:x="0.451cm" svg:y="11.559cm" chart:style-name="ch7">
              <text:p>Games</text:p>
            </chart:title>
            <chart:grid chart:style-name="ch8" chart:class="major"/>
          </chart:axis>
          <chart:series chart:style-name="ch9" chart:values-cell-range-address="Graph.V374:Graph.V394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.V374:Graph.V3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8">
                <text:p>29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